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2728" officeooo:paragraph-rsid="001c013e" style:font-size-asian="14pt" style:font-size-complex="14pt"/>
    </style:style>
    <style:style style:name="P2" style:family="paragraph" style:parent-style-name="Standard">
      <style:text-properties fo:font-size="14pt" officeooo:rsid="0005daae" officeooo:paragraph-rsid="001c013e" style:font-size-asian="14pt" style:font-size-complex="14pt"/>
    </style:style>
    <style:style style:name="P3" style:family="paragraph" style:parent-style-name="Standard">
      <style:text-properties fo:font-size="14pt" officeooo:paragraph-rsid="001c013e" style:font-size-asian="14pt" style:font-size-complex="14pt"/>
    </style:style>
    <style:style style:name="P4" style:family="paragraph" style:parent-style-name="Standard">
      <style:paragraph-properties fo:break-before="page"/>
      <style:text-properties fo:font-size="14pt" officeooo:paragraph-rsid="001c013e" style:font-size-asian="14pt" style:font-size-complex="14pt"/>
    </style:style>
    <style:style style:name="P5" style:family="paragraph" style:parent-style-name="Standard">
      <style:text-properties fo:font-size="14pt" officeooo:rsid="001c013e" officeooo:paragraph-rsid="001c013e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c013e" officeooo:paragraph-rsid="001c013e" style:font-size-asian="14pt" style:font-size-complex="14pt"/>
    </style:style>
    <style:style style:name="P7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officeooo:rsid="001c013e" officeooo:paragraph-rsid="001c013e" style:font-size-asian="14pt" style:font-size-complex="14pt"/>
    </style:style>
    <style:style style:name="P8" style:family="paragraph" style:parent-style-name="Standard">
      <style:text-properties fo:font-size="14pt" style:text-underline-style="none" officeooo:rsid="001c013e" officeooo:paragraph-rsid="001c013e" style:font-size-asian="14pt" style:font-size-complex="14pt"/>
    </style:style>
    <style:style style:name="P9" style:family="paragraph" style:parent-style-name="Standard">
      <style:paragraph-properties fo:break-before="page"/>
      <style:text-properties fo:font-size="14pt" style:text-underline-style="none" officeooo:rsid="001c013e" officeooo:paragraph-rsid="001c013e" style:font-size-asian="14pt" style:font-size-complex="14pt"/>
    </style:style>
    <style:style style:name="P10" style:family="paragraph" style:parent-style-name="Standard">
      <style:text-properties fo:font-size="14pt" style:text-underline-style="none" officeooo:rsid="001c013e" officeooo:paragraph-rsid="001de93f" style:font-size-asian="14pt" style:font-size-complex="14pt"/>
    </style:style>
    <style:style style:name="P11" style:family="paragraph" style:parent-style-name="Standard">
      <style:text-properties fo:font-size="14pt" style:text-underline-style="none" officeooo:rsid="00092728" officeooo:paragraph-rsid="001c013e" style:font-size-asian="14pt" style:font-size-complex="14pt"/>
    </style:style>
    <style:style style:name="P12" style:family="paragraph" style:parent-style-name="Standard">
      <style:text-properties fo:font-size="14pt" style:text-underline-style="none" officeooo:rsid="001c013e" officeooo:paragraph-rsid="001c013e" style:font-size-asian="14pt" style:font-size-complex="14pt"/>
    </style:style>
    <style:style style:name="P13" style:family="paragraph" style:parent-style-name="Standard">
      <style:paragraph-properties fo:break-before="page"/>
      <style:text-properties fo:font-size="14pt" style:text-underline-style="none" officeooo:rsid="001c013e" officeooo:paragraph-rsid="001c013e" style:font-size-asian="14pt" style:font-size-complex="14pt"/>
    </style:style>
    <style:style style:name="P14" style:family="paragraph" style:parent-style-name="Standard">
      <style:text-properties fo:font-size="14pt" style:text-underline-style="none" officeooo:rsid="00092728" officeooo:paragraph-rsid="001fc769" style:font-size-asian="14pt" style:font-size-complex="14pt"/>
    </style:style>
    <style:style style:name="P15" style:family="paragraph" style:parent-style-name="Standard">
      <style:text-properties fo:font-size="14pt" style:text-underline-style="none" officeooo:rsid="00092728" officeooo:paragraph-rsid="00202fc6" style:font-size-asian="14pt" style:font-size-complex="14pt"/>
    </style:style>
    <style:style style:name="P16" style:family="paragraph" style:parent-style-name="Standard">
      <style:text-properties fo:font-size="14pt" style:text-underline-style="none" officeooo:rsid="00092728" officeooo:paragraph-rsid="0021928b" style:font-size-asian="14pt" style:font-size-complex="14pt"/>
    </style:style>
    <style:style style:name="P17" style:family="paragraph" style:parent-style-name="Standard">
      <style:text-properties fo:font-size="14pt" style:text-underline-style="none" officeooo:rsid="00092728" officeooo:paragraph-rsid="00252f37" style:font-size-asian="14pt" style:font-size-complex="14pt"/>
    </style:style>
    <style:style style:name="P18" style:family="paragraph" style:parent-style-name="Standard">
      <style:text-properties fo:font-size="14pt" style:text-underline-style="none" officeooo:rsid="001fc769" officeooo:paragraph-rsid="001fc769" style:font-size-asian="14pt" style:font-size-complex="14pt"/>
    </style:style>
    <style:style style:name="P19" style:family="paragraph" style:parent-style-name="Standard">
      <style:paragraph-properties fo:break-before="page"/>
      <style:text-properties fo:font-size="14pt" style:text-underline-style="none" officeooo:rsid="001fc769" officeooo:paragraph-rsid="001fc769" style:font-size-asian="14pt" style:font-size-complex="14pt"/>
    </style:style>
    <style:style style:name="P20" style:family="paragraph" style:parent-style-name="Standard">
      <style:text-properties fo:font-size="14pt" style:text-underline-style="none" officeooo:rsid="00202fc6" officeooo:paragraph-rsid="00202fc6" style:font-size-asian="14pt" style:font-size-complex="14pt"/>
    </style:style>
    <style:style style:name="P21" style:family="paragraph" style:parent-style-name="Standard">
      <style:paragraph-properties fo:break-before="page"/>
      <style:text-properties fo:font-size="14pt" style:text-underline-style="none" officeooo:rsid="00202fc6" officeooo:paragraph-rsid="00202fc6" style:font-size-asian="14pt" style:font-size-complex="14pt"/>
    </style:style>
    <style:style style:name="P22" style:family="paragraph" style:parent-style-name="Standard">
      <style:text-properties fo:font-size="14pt" style:text-underline-style="none" officeooo:rsid="00202fc6" officeooo:paragraph-rsid="0021928b" style:font-size-asian="14pt" style:font-size-complex="14pt"/>
    </style:style>
    <style:style style:name="P23" style:family="paragraph" style:parent-style-name="Standard">
      <style:paragraph-properties fo:break-before="page"/>
      <style:text-properties fo:font-size="14pt" style:text-underline-style="none" officeooo:rsid="00202fc6" officeooo:paragraph-rsid="0021928b" style:font-size-asian="14pt" style:font-size-complex="14pt"/>
    </style:style>
    <style:style style:name="P24" style:family="paragraph" style:parent-style-name="Standard">
      <style:text-properties fo:font-size="14pt" style:text-underline-style="none" officeooo:rsid="00202fc6" officeooo:paragraph-rsid="0024137f" style:font-size-asian="14pt" style:font-size-complex="14pt"/>
    </style:style>
    <style:style style:name="P25" style:family="paragraph" style:parent-style-name="Standard">
      <style:paragraph-properties fo:break-before="page"/>
      <style:text-properties fo:font-size="14pt" style:text-underline-style="none" officeooo:rsid="00202fc6" officeooo:paragraph-rsid="0024137f" style:font-size-asian="14pt" style:font-size-complex="14pt"/>
    </style:style>
    <style:style style:name="P26" style:family="paragraph" style:parent-style-name="Standard">
      <style:text-properties fo:font-size="14pt" style:text-underline-style="none" officeooo:rsid="0022d762" officeooo:paragraph-rsid="0022d762" style:font-size-asian="14pt" style:font-size-complex="14pt"/>
    </style:style>
    <style:style style:name="P27" style:family="paragraph" style:parent-style-name="Standard">
      <style:text-properties fo:font-size="14pt" style:text-underline-style="none" officeooo:rsid="0022d762" officeooo:paragraph-rsid="0024137f" style:font-size-asian="14pt" style:font-size-complex="14pt"/>
    </style:style>
    <style:style style:name="P28" style:family="paragraph" style:parent-style-name="Standard">
      <style:text-properties fo:font-size="14pt" style:text-underline-style="none" officeooo:rsid="0024137f" officeooo:paragraph-rsid="0024137f" style:font-size-asian="14pt" style:font-size-complex="14pt"/>
    </style:style>
    <style:style style:name="P29" style:family="paragraph" style:parent-style-name="Standard">
      <style:text-properties fo:font-size="14pt" style:text-underline-style="none" officeooo:rsid="00252f37" officeooo:paragraph-rsid="00252f37" style:font-size-asian="14pt" style:font-size-complex="14pt"/>
    </style:style>
    <style:style style:name="P30" style:family="paragraph" style:parent-style-name="Standard">
      <style:text-properties fo:font-size="14pt" officeooo:rsid="0005daae" officeooo:paragraph-rsid="001fc769" style:font-size-asian="14pt" style:font-size-complex="14pt"/>
    </style:style>
    <style:style style:name="P31" style:family="paragraph" style:parent-style-name="Standard">
      <style:text-properties fo:font-size="14pt" officeooo:rsid="0005daae" officeooo:paragraph-rsid="00202fc6" style:font-size-asian="14pt" style:font-size-complex="14pt"/>
    </style:style>
    <style:style style:name="P32" style:family="paragraph" style:parent-style-name="Standard">
      <style:text-properties fo:font-size="14pt" officeooo:rsid="0005daae" officeooo:paragraph-rsid="0021928b" style:font-size-asian="14pt" style:font-size-complex="14pt"/>
    </style:style>
    <style:style style:name="P33" style:family="paragraph" style:parent-style-name="Standard">
      <style:text-properties fo:font-size="14pt" officeooo:rsid="0005daae" officeooo:paragraph-rsid="00252f37" style:font-size-asian="14pt" style:font-size-complex="14pt"/>
    </style:style>
    <style:style style:name="P34" style:family="paragraph" style:parent-style-name="Standard">
      <style:paragraph-properties fo:break-before="page"/>
      <style:text-properties fo:font-size="14pt" officeooo:paragraph-rsid="001fc769" style:font-size-asian="14pt" style:font-size-complex="14pt"/>
    </style:style>
    <style:style style:name="P35" style:family="paragraph" style:parent-style-name="Standard">
      <style:text-properties fo:font-size="14pt" officeooo:rsid="001fc769" officeooo:paragraph-rsid="001fc769" style:font-size-asian="14pt" style:font-size-complex="14pt"/>
    </style:style>
    <style:style style:name="P36" style:family="paragraph" style:parent-style-name="Standard">
      <style:paragraph-properties fo:break-before="page"/>
      <style:text-properties fo:font-size="14pt" officeooo:paragraph-rsid="00202fc6" style:font-size-asian="14pt" style:font-size-complex="14pt"/>
    </style:style>
    <style:style style:name="P37" style:family="paragraph" style:parent-style-name="Standard">
      <style:text-properties fo:font-size="14pt" officeooo:rsid="00202fc6" officeooo:paragraph-rsid="00202fc6" style:font-size-asian="14pt" style:font-size-complex="14pt"/>
    </style:style>
    <style:style style:name="P38" style:family="paragraph" style:parent-style-name="Standard">
      <style:paragraph-properties fo:break-before="page"/>
      <style:text-properties fo:font-size="14pt" officeooo:paragraph-rsid="0021928b" style:font-size-asian="14pt" style:font-size-complex="14pt"/>
    </style:style>
    <style:style style:name="P39" style:family="paragraph" style:parent-style-name="Standard">
      <style:text-properties fo:font-size="14pt" officeooo:rsid="0021928b" officeooo:paragraph-rsid="0021928b" style:font-size-asian="14pt" style:font-size-complex="14pt"/>
    </style:style>
    <style:style style:name="P40" style:family="paragraph" style:parent-style-name="Standard">
      <style:paragraph-properties fo:break-before="page"/>
      <style:text-properties fo:font-size="14pt" officeooo:paragraph-rsid="00252f37" style:font-size-asian="14pt" style:font-size-complex="14pt"/>
    </style:style>
    <style:style style:name="P41" style:family="paragraph" style:parent-style-name="Standard">
      <style:text-properties fo:font-size="14pt" officeooo:rsid="00252f37" officeooo:paragraph-rsid="00252f37" style:font-size-asian="14pt" style:font-size-complex="14pt"/>
    </style:style>
    <style:style style:name="P42" style:family="paragraph" style:parent-style-name="Standard">
      <style:text-properties fo:font-size="14pt" style:text-underline-style="solid" style:text-underline-width="auto" style:text-underline-color="font-color" officeooo:rsid="00092728" officeooo:paragraph-rsid="001fc769" style:font-size-asian="14pt" style:font-size-complex="14pt"/>
    </style:style>
    <style:style style:name="P43" style:family="paragraph" style:parent-style-name="Standard">
      <style:text-properties fo:font-size="14pt" style:text-underline-style="solid" style:text-underline-width="auto" style:text-underline-color="font-color" officeooo:rsid="00092728" officeooo:paragraph-rsid="00202fc6" style:font-size-asian="14pt" style:font-size-complex="14pt"/>
    </style:style>
    <style:style style:name="P44" style:family="paragraph" style:parent-style-name="Standard">
      <style:text-properties fo:font-size="14pt" style:text-underline-style="solid" style:text-underline-width="auto" style:text-underline-color="font-color" officeooo:rsid="00092728" officeooo:paragraph-rsid="0021928b" style:font-size-asian="14pt" style:font-size-complex="14pt"/>
    </style:style>
    <style:style style:name="P45" style:family="paragraph" style:parent-style-name="Standard">
      <style:text-properties fo:font-size="14pt" style:text-underline-style="solid" style:text-underline-width="auto" style:text-underline-color="font-color" officeooo:rsid="001fc769" officeooo:paragraph-rsid="001fc769" style:font-size-asian="14pt" style:font-size-complex="14pt"/>
    </style:style>
    <style:style style:name="P46" style:family="paragraph" style:parent-style-name="Standard">
      <style:text-properties fo:font-size="14pt" style:text-underline-style="solid" style:text-underline-width="auto" style:text-underline-color="font-color" officeooo:rsid="00202fc6" officeooo:paragraph-rsid="00202fc6" style:font-size-asian="14pt" style:font-size-complex="14pt"/>
    </style:style>
    <style:style style:name="P47" style:family="paragraph" style:parent-style-name="Standard">
      <style:text-properties fo:font-size="14pt" style:text-underline-style="solid" style:text-underline-width="auto" style:text-underline-color="font-color" officeooo:rsid="00202fc6" officeooo:paragraph-rsid="0021928b" style:font-size-asian="14pt" style:font-size-complex="14pt"/>
    </style:style>
    <style:style style:name="P48" style:family="paragraph" style:parent-style-name="Standard">
      <style:text-properties fo:font-size="14pt" style:text-underline-style="solid" style:text-underline-width="auto" style:text-underline-color="font-color" officeooo:rsid="0022d762" officeooo:paragraph-rsid="0022d762" style:font-size-asian="14pt" style:font-size-complex="14pt"/>
    </style:style>
    <style:style style:name="P49" style:family="paragraph" style:parent-style-name="Standard">
      <style:text-properties fo:font-size="14pt" style:text-underline-style="solid" style:text-underline-width="auto" style:text-underline-color="font-color" officeooo:rsid="0024137f" officeooo:paragraph-rsid="0024137f" style:font-size-asian="14pt" style:font-size-complex="14pt"/>
    </style:style>
    <style:style style:name="P50" style:family="paragraph" style:parent-style-name="Standard">
      <style:text-properties fo:font-size="14pt" style:text-underline-style="solid" style:text-underline-width="auto" style:text-underline-color="font-color" officeooo:rsid="00252f37" officeooo:paragraph-rsid="00252f37" style:font-size-asian="14pt" style:font-size-complex="14pt"/>
    </style:style>
    <style:style style:name="T1" style:family="text">
      <style:text-properties officeooo:rsid="0005daae"/>
    </style:style>
    <style:style style:name="T2" style:family="text">
      <style:text-properties officeooo:rsid="001c013e"/>
    </style:style>
    <style:style style:name="T3" style:family="text">
      <style:text-properties officeooo:rsid="001fc769"/>
    </style:style>
    <style:style style:name="T4" style:family="text">
      <style:text-properties officeooo:rsid="00202fc6"/>
    </style:style>
    <style:style style:name="T5" style:family="text">
      <style:text-properties officeooo:rsid="0021928b"/>
    </style:style>
    <style:style style:name="T6" style:family="text">
      <style:text-properties fo:font-size="14pt" style:text-underline-style="solid" style:text-underline-width="auto" style:text-underline-color="font-color" officeooo:rsid="00092728" style:font-size-asian="14pt" style:font-size-complex="14pt"/>
    </style:style>
    <style:style style:name="T7" style:family="text">
      <style:text-properties officeooo:rsid="0024137f"/>
    </style:style>
    <style:style style:name="T8" style:family="text">
      <style:text-properties style:text-underline-style="solid" style:text-underline-width="auto" style:text-underline-color="font-color" officeooo:rsid="0024137f"/>
    </style:style>
    <style:style style:name="T9" style:family="text">
      <style:text-properties officeooo:rsid="00252f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*<text:span text:style-name="T1">S Suraj</text:span></text:p>
      <text:p text:style-name="P2">B21CSA52</text:p>
      <text:p text:style-name="P5">Flow Control Protocols -Stop and wait ARQ</text:p>
      <text:p text:style-name="P1">Exp No <text:span text:style-name="T2">1(a)</text:span><text:span text:style-name="T1">*/</text:span></text:p>
      <text:p text:style-name="P1"/>
      <text:p text:style-name="P6">server.c</text:p>
      <text:p text:style-name="P1">#include&lt;stdio.h&gt;</text:p>
      <text:p text:style-name="P1">#include&lt;stdlib.h&gt;</text:p>
      <text:p text:style-name="P1">#include&lt;arpa/inet.h&gt;</text:p>
      <text:p text:style-name="P1">#include&lt;sys/socket.h&gt;</text:p>
      <text:p text:style-name="P1">#include&lt;unistd.h&gt;</text:p>
      <text:p text:style-name="P1">#define PORT 5000</text:p>
      <text:p text:style-name="P1">#define SIZE 100</text:p>
      <text:p text:style-name="P1">typedef struct packet{</text:p>
      <text:p text:style-name="P1"><text:tab/>int data;</text:p>
      <text:p text:style-name="P1"><text:tab/>int type;//SEQ(0) and ACK(1)</text:p>
      <text:p text:style-name="P1"><text:tab/>int seq;//sequence number(0 or 1)</text:p>
      <text:p text:style-name="P1">}packet;</text:p>
      <text:p text:style-name="P1">void main(){</text:p>
      <text:p text:style-name="P1"><text:tab/>int arr[SIZE],server_fd,client_fd,i,k=0;</text:p>
      <text:p text:style-name="P1"><text:tab/>for(i=0;i&lt;SIZE;i++){</text:p>
      <text:p text:style-name="P1"><text:tab/><text:tab/>arr[i]=-1;</text:p>
      <text:p text:style-name="P1"><text:tab/>}</text:p>
      <text:p text:style-name="P1"><text:tab/>struct sockaddr_in address;</text:p>
      <text:p text:style-name="P1"><text:tab/>int addrlen=sizeof(address);</text:p>
      <text:p text:style-name="P1"><text:tab/></text:p>
      <text:p text:style-name="P1"><text:tab/>if((server_fd=socket(AF_INET,SOCK_STREAM,0)) &lt; 0)</text:p>
      <text:p text:style-name="P1"><text:tab/>{</text:p>
      <text:p text:style-name="P1"><text:tab/><text:tab/>printf("Socket not created\n");</text:p>
      <text:p text:style-name="P1"><text:tab/><text:tab/>exit(1);</text:p>
      <text:p text:style-name="P1"><text:tab/>}</text:p>
      <text:p text:style-name="P1"><text:tab/>printf("Socket created\n");</text:p>
      <text:p text:style-name="P1"><text:tab/></text:p>
      <text:p text:style-name="P1"><text:tab/>address.sin_family=AF_INET;</text:p>
      <text:p text:style-name="P1"><text:tab/>address.sin_addr.s_addr=INADDR_ANY;</text:p>
      <text:p text:style-name="P1"><text:tab/>address.sin_port=htons(PORT);</text:p>
      <text:p text:style-name="P1"><text:tab/></text:p>
      <text:p text:style-name="P1"><text:tab/>if((bind(server_fd,(struct sockaddr*)&amp;address,addrlen)&lt;0))</text:p>
      <text:p text:style-name="P1"><text:tab/>{</text:p>
      <text:p text:style-name="P1"><text:tab/><text:tab/>printf("Binding unsucessfull\n");</text:p>
      <text:p text:style-name="P1"><text:tab/><text:tab/>exit(1);</text:p>
      <text:p text:style-name="P1"><text:tab/>}</text:p>
      <text:p text:style-name="P1"><text:tab/>printf("Binding Sucessfull\n");</text:p>
      <text:p text:style-name="P1"><text:tab/></text:p>
      <text:p text:style-name="P1"><text:tab/>if(listen(server_fd,5)&lt;0)</text:p>
      <text:p text:style-name="P1"><text:soft-page-break/><text:tab/>{</text:p>
      <text:p text:style-name="P1"><text:tab/><text:tab/>printf("Server not listening\n");</text:p>
      <text:p text:style-name="P1"><text:tab/><text:tab/>exit(1);</text:p>
      <text:p text:style-name="P1"><text:tab/>}</text:p>
      <text:p text:style-name="P1"><text:tab/>printf("Server Listening.....\n");</text:p>
      <text:p text:style-name="P1"><text:tab/></text:p>
      <text:p text:style-name="P1"><text:tab/>if((client_fd=accept(server_fd,(struct sockaddr*)&amp;address,(socklen_t*)&amp;addrlen))&lt;0){</text:p>
      <text:p text:style-name="P1"><text:tab/><text:tab/>printf("Connection failed\n");</text:p>
      <text:p text:style-name="P1"><text:tab/><text:tab/>exit(1);</text:p>
      <text:p text:style-name="P1"><text:tab/>}</text:p>
      <text:p text:style-name="P1"><text:tab/>printf("Connection Established\n");</text:p>
      <text:p text:style-name="P1"><text:tab/>packet p;</text:p>
      <text:p text:style-name="P1"><text:tab/>int flag=-1;</text:p>
      <text:p text:style-name="P1"><text:tab/></text:p>
      <text:p text:style-name="P1"><text:tab/>while(1){</text:p>
      <text:p text:style-name="P1"><text:tab/><text:tab/></text:p>
      <text:p text:style-name="P1"><text:tab/><text:tab/>int status=recv(client_fd,&amp;p,sizeof(packet),0);</text:p>
      <text:p text:style-name="P1"><text:tab/><text:tab/>if(status&lt;0)</text:p>
      <text:p text:style-name="P1"><text:tab/><text:tab/>{</text:p>
      <text:p text:style-name="P1"><text:tab/><text:tab/><text:tab/>printf("Received Failed\n");</text:p>
      <text:p text:style-name="P1"><text:tab/><text:tab/>}</text:p>
      <text:p text:style-name="P1"><text:tab/><text:tab/>else if(status==0)</text:p>
      <text:p text:style-name="P1"><text:tab/><text:tab/>{</text:p>
      <text:p text:style-name="P1"><text:tab/><text:tab/><text:tab/>printf("Receive Completed\nArray:");</text:p>
      <text:p text:style-name="P1"><text:tab/><text:tab/><text:tab/>for(i=0;arr[i]!=-1;i++)</text:p>
      <text:p text:style-name="P1"><text:tab/><text:tab/><text:tab/>{</text:p>
      <text:p text:style-name="P1"><text:tab/><text:tab/><text:tab/><text:tab/>printf("%d ",arr[i]);</text:p>
      <text:p text:style-name="P1"><text:tab/><text:tab/><text:tab/>}</text:p>
      <text:p text:style-name="P1"><text:tab/><text:tab/><text:tab/>printf("\n");</text:p>
      <text:p text:style-name="P1"><text:tab/><text:tab/><text:tab/>break;</text:p>
      <text:p text:style-name="P1"><text:tab/><text:tab/><text:tab/></text:p>
      <text:p text:style-name="P1"><text:tab/><text:tab/>}</text:p>
      <text:p text:style-name="P1"><text:tab/><text:tab/>else{</text:p>
      <text:p text:style-name="P1"><text:tab/><text:tab/>if(flag!=p.seq){</text:p>
      <text:p text:style-name="P1"><text:tab/><text:tab/><text:tab/><text:tab/>arr[k]=p.data;</text:p>
      <text:p text:style-name="P1"><text:tab/><text:tab/><text:tab/><text:tab/>k++;</text:p>
      <text:p text:style-name="P1"><text:tab/><text:tab/><text:tab/>}</text:p>
      <text:p text:style-name="P1"><text:tab/><text:tab/><text:tab/>flag=p.seq;</text:p>
      <text:p text:style-name="P1"><text:tab/><text:tab/><text:tab/>printf("Received: data:%d seq:%d\n",p.data,p.seq);</text:p>
      <text:p text:style-name="P1"><text:tab/><text:tab/><text:tab/>p.type=1;</text:p>
      <text:p text:style-name="P1"><text:tab/><text:tab/><text:tab/>p.seq=(p.seq+1)%2;</text:p>
      <text:p text:style-name="P1"><text:tab/><text:tab/><text:tab/></text:p>
      <text:p text:style-name="P1"><text:tab/><text:tab/><text:tab/>if(rand()%5!=2)</text:p>
      <text:p text:style-name="P1"><text:tab/><text:tab/><text:tab/>{</text:p>
      <text:p text:style-name="P1"><text:soft-page-break/><text:tab/><text:tab/><text:tab/><text:tab/>if(send(client_fd,&amp;p,sizeof(packet),0)&lt;0)</text:p>
      <text:p text:style-name="P1"><text:tab/><text:tab/><text:tab/><text:tab/>{</text:p>
      <text:p text:style-name="P1"><text:tab/><text:tab/><text:tab/><text:tab/><text:tab/>printf("Send failed\n");</text:p>
      <text:p text:style-name="P1"><text:tab/><text:tab/><text:tab/><text:tab/>}</text:p>
      <text:p text:style-name="P1"><text:tab/><text:tab/><text:tab/><text:tab/>else{</text:p>
      <text:p text:style-name="P1"><text:tab/><text:tab/><text:tab/><text:tab/><text:tab/>printf("Send ACK %d\n",p.seq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rintf("ACK %d lost\n",p.seq);</text:p>
      <text:p text:style-name="P1"><text:tab/><text:tab/><text:tab/>}<text:tab/></text:p>
      <text:p text:style-name="P1"><text:tab/><text:tab/>}</text:p>
      <text:p text:style-name="P1"><text:tab/>}</text:p>
      <text:p text:style-name="P1"><text:tab/>close(client_fd);</text:p>
      <text:p text:style-name="P1"><text:tab/>close(server_fd);</text:p>
      <text:p text:style-name="P1">}</text:p>
      <text:p text:style-name="P1"/>
      <text:p text:style-name="P6">client.c</text:p>
      <text:p text:style-name="P8">#include&lt;stdio.h&gt;</text:p>
      <text:p text:style-name="P8">#include&lt;stdlib.h&gt;</text:p>
      <text:p text:style-name="P8">#include&lt;arpa/inet.h&gt;</text:p>
      <text:p text:style-name="P8">#include&lt;sys/socket.h&gt;</text:p>
      <text:p text:style-name="P8">#include&lt;pthread.h&gt;</text:p>
      <text:p text:style-name="P8">#include &lt;unistd.h&gt;</text:p>
      <text:p text:style-name="P8">#define PORT 5000</text:p>
      <text:p text:style-name="P8">#define SIZE 100</text:p>
      <text:p text:style-name="P8">typedef struct packet{</text:p>
      <text:p text:style-name="P8"><text:tab/>int data;</text:p>
      <text:p text:style-name="P8"><text:tab/>int type;//SEQ(0) and ACK(1)</text:p>
      <text:p text:style-name="P8"><text:tab/>int seq;//sequence number(0 or 1)</text:p>
      <text:p text:style-name="P8">}packet;</text:p>
      <text:p text:style-name="P8">typedef struct data{</text:p>
      <text:p text:style-name="P8"><text:tab/>int* arr;</text:p>
      <text:p text:style-name="P8"><text:tab/>int* i;</text:p>
      <text:p text:style-name="P8"><text:tab/>int client_fd;</text:p>
      <text:p text:style-name="P8"><text:tab/>packet *p;</text:p>
      <text:p text:style-name="P8">}data;</text:p>
      <text:p text:style-name="P8"/>
      <text:p text:style-name="P8">void* client(void* arg)</text:p>
      <text:p text:style-name="P8">{</text:p>
      <text:p text:style-name="P8"><text:tab/>data d = *((data*)arg);</text:p>
      <text:p text:style-name="P8"><text:tab/>d.p-&gt;type=0;</text:p>
      <text:p text:style-name="P8"><text:tab/>d.p-&gt;data=d.arr[*d.i];</text:p>
      <text:p text:style-name="P8"><text:tab/></text:p>
      <text:p text:style-name="P8"><text:soft-page-break/><text:tab/>if(rand()%5!=2)</text:p>
      <text:p text:style-name="P8"><text:tab/>{</text:p>
      <text:p text:style-name="P8"><text:tab/><text:tab/>if(send(d.client_fd,d.p,sizeof(packet),0)&lt;0)</text:p>
      <text:p text:style-name="P8"><text:tab/><text:tab/>{</text:p>
      <text:p text:style-name="P8"><text:tab/><text:tab/><text:tab/>printf("Send failed\n");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printf("Send data:%d seq:%d\n",d.p-&gt;data,d.p-&gt;seq);</text:p>
      <text:p text:style-name="P8"><text:tab/><text:tab/><text:tab/>if(recv(d.client_fd,d.p,sizeof(packet),0)&lt;0)</text:p>
      <text:p text:style-name="P8"><text:tab/><text:tab/><text:tab/>{</text:p>
      <text:p text:style-name="P8"><text:tab/><text:tab/><text:tab/><text:tab/>printf("Receive failed\n");</text:p>
      <text:p text:style-name="P8"><text:tab/><text:tab/><text:tab/>}</text:p>
      <text:p text:style-name="P8"><text:tab/><text:tab/><text:tab/>else</text:p>
      <text:p text:style-name="P8"><text:tab/><text:tab/><text:tab/>{</text:p>
      <text:p text:style-name="P8"><text:tab/><text:tab/><text:tab/><text:tab/>printf("Received ACK:%d\n",d.p-&gt;seq);</text:p>
      <text:p text:style-name="P8"><text:tab/><text:tab/><text:tab/><text:tab/>d.arr[*d.i]=-1;</text:p>
      <text:p text:style-name="P8"><text:tab/><text:tab/><text:tab/><text:tab/>(*d.i)=(*d.i)+1;</text:p>
      <text:p text:style-name="P8"><text:tab/><text:tab/><text:tab/>}</text:p>
      <text:p text:style-name="P8"><text:tab/><text:tab/>}</text:p>
      <text:p text:style-name="P8"><text:tab/>}</text:p>
      <text:p text:style-name="P8"><text:tab/>else</text:p>
      <text:p text:style-name="P8"><text:tab/>{</text:p>
      <text:p text:style-name="P8"><text:tab/><text:tab/>printf("SEQ %d lost\n",d.p-&gt;seq);</text:p>
      <text:p text:style-name="P8"><text:tab/>}</text:p>
      <text:p text:style-name="P8"><text:tab/>return NULL;</text:p>
      <text:p text:style-name="P8">}</text:p>
      <text:p text:style-name="P8"/>
      <text:p text:style-name="P8">void* timeout(void* t)</text:p>
      <text:p text:style-name="P8">{</text:p>
      <text:p text:style-name="P8"><text:tab/>sleep(1);</text:p>
      <text:p text:style-name="P8"><text:tab/>pthread_t tid=*((pthread_t*) t);</text:p>
      <text:p text:style-name="P8"><text:tab/>pthread_cancel(tid);</text:p>
      <text:p text:style-name="P8">}</text:p>
      <text:p text:style-name="P8"/>
      <text:p text:style-name="P8">void main()</text:p>
      <text:p text:style-name="P8">{</text:p>
      <text:p text:style-name="P8"><text:tab/>int n,client_fd;</text:p>
      <text:p text:style-name="P8"><text:tab/>struct sockaddr_in server_addr;</text:p>
      <text:p text:style-name="P8"><text:tab/>printf("Enter the no of elements\n");</text:p>
      <text:p text:style-name="P8"><text:tab/>scanf("%d",&amp;n);</text:p>
      <text:p text:style-name="P8"><text:tab/>int arr[n];</text:p>
      <text:p text:style-name="P8"><text:tab/>printf("Enter the elements into the array\n");</text:p>
      <text:p text:style-name="P8"><text:tab/>for(int j=0;j&lt;n;j++)</text:p>
      <text:p text:style-name="P8"><text:tab/>{</text:p>
      <text:p text:style-name="P8"><text:soft-page-break/><text:tab/><text:tab/>scanf("%d",&amp;arr[j]);</text:p>
      <text:p text:style-name="P8"><text:tab/>}</text:p>
      <text:p text:style-name="P8"><text:tab/></text:p>
      <text:p text:style-name="P8"><text:tab/>if((client_fd=socket(AF_INET,SOCK_STREAM,0))&lt;0)</text:p>
      <text:p text:style-name="P8"><text:tab/>{</text:p>
      <text:p text:style-name="P8"><text:tab/><text:tab/>printf("Socket not created\n");</text:p>
      <text:p text:style-name="P8"><text:tab/><text:tab/>exit(1);</text:p>
      <text:p text:style-name="P8"><text:tab/>}</text:p>
      <text:p text:style-name="P8"><text:tab/>printf("Socket created\n");</text:p>
      <text:p text:style-name="P8"><text:tab/></text:p>
      <text:p text:style-name="P8"><text:tab/>server_addr.sin_family=AF_INET;</text:p>
      <text:p text:style-name="P8"><text:tab/>server_addr.sin_addr.s_addr=INADDR_ANY;</text:p>
      <text:p text:style-name="P8"><text:tab/>server_addr.sin_port=htons(PORT);</text:p>
      <text:p text:style-name="P8"><text:tab/></text:p>
      <text:p text:style-name="P8"><text:tab/>if(connect(client_fd,(struct sockaddr*)&amp;server_addr,sizeof(server_addr))&lt;0)</text:p>
      <text:p text:style-name="P8"><text:tab/>{</text:p>
      <text:p text:style-name="P8"><text:tab/><text:tab/>printf("Connection not established\n");</text:p>
      <text:p text:style-name="P8"><text:tab/><text:tab/>exit(1);</text:p>
      <text:p text:style-name="P8"><text:tab/>}</text:p>
      <text:p text:style-name="P8"><text:tab/>printf("Connection established\n");</text:p>
      <text:p text:style-name="P8"><text:tab/></text:p>
      <text:p text:style-name="P8"><text:tab/>packet p;</text:p>
      <text:p text:style-name="P8"><text:tab/>data d;</text:p>
      <text:p text:style-name="P8"><text:tab/>d.arr=arr;</text:p>
      <text:p text:style-name="P8"><text:tab/>int i=0;</text:p>
      <text:p text:style-name="P8"><text:tab/>d.i=&amp;i;</text:p>
      <text:p text:style-name="P8"><text:tab/>d.client_fd=client_fd;</text:p>
      <text:p text:style-name="P8"><text:tab/>d.p=&amp;p;</text:p>
      <text:p text:style-name="P8"><text:tab/>p.seq=0;</text:p>
      <text:p text:style-name="P8"><text:tab/>pthread_t tid1,tid2;</text:p>
      <text:p text:style-name="P8"><text:tab/></text:p>
      <text:p text:style-name="P8"><text:tab/>while(1)</text:p>
      <text:p text:style-name="P8"><text:tab/>{</text:p>
      <text:p text:style-name="P8"><text:tab/><text:tab/>if(i==n)</text:p>
      <text:p text:style-name="P8"><text:tab/><text:tab/>{</text:p>
      <text:p text:style-name="P8"><text:tab/><text:tab/><text:tab/>printf("Send completed\nArray:");</text:p>
      <text:p text:style-name="P8"><text:tab/><text:tab/><text:tab/>for(int j=0;j&lt;n;j++)</text:p>
      <text:p text:style-name="P8"><text:tab/><text:tab/><text:tab/>{</text:p>
      <text:p text:style-name="P8"><text:tab/><text:tab/><text:tab/><text:tab/>printf("%d",arr[j]);</text:p>
      <text:p text:style-name="P8"><text:tab/><text:tab/><text:tab/>}</text:p>
      <text:p text:style-name="P8"><text:tab/><text:tab/><text:tab/>printf("\n");</text:p>
      <text:p text:style-name="P8"><text:tab/><text:tab/><text:tab/>break;</text:p>
      <text:p text:style-name="P8"><text:tab/><text:tab/>}</text:p>
      <text:p text:style-name="P8"><text:tab/><text:tab/>pthread_create(&amp;tid1,NULL,client,&amp;d);</text:p>
      <text:p text:style-name="P8"><text:tab/><text:tab/>pthread_create(&amp;tid2,NULL,timeout,&amp;tid1);</text:p>
      <text:p text:style-name="P8"><text:soft-page-break/><text:tab/><text:tab/>pthread_join(tid1,NULL);</text:p>
      <text:p text:style-name="P8"><text:tab/><text:tab/>pthread_join(tid2,NULL);</text:p>
      <text:p text:style-name="P8"><text:tab/>}</text:p>
      <text:p text:style-name="P8"><text:tab/>close(client_fd);<text:tab/></text:p>
      <text:p text:style-name="P8">}<text:tab/></text:p>
      <text:p text:style-name="P8"/>
      <text:p text:style-name="P6">Output:</text:p>
      <text:p text:style-name="P6"/>
      <text:p text:style-name="P6">server.c</text:p>
      <text:p text:style-name="P8">suraj@SURA:~/Desktop/NP LAB/CYCLE 2/exp1/i$ gcc server.c</text:p>
      <text:p text:style-name="P8">suraj@SURA:~/Desktop/NP LAB/CYCLE 2/exp1/i$ ./a.out</text:p>
      <text:p text:style-name="P8">Socket created</text:p>
      <text:p text:style-name="P8">Binding Sucessfull</text:p>
      <text:p text:style-name="P8">Server Listening.....</text:p>
      <text:p text:style-name="P8">Connection Established</text:p>
      <text:p text:style-name="P8">Received: data:1 seq:0</text:p>
      <text:p text:style-name="P8">Send ACK 1</text:p>
      <text:p text:style-name="P8">Received: data:2 seq:1</text:p>
      <text:p text:style-name="P8">Send ACK 0</text:p>
      <text:p text:style-name="P8">Received: data:3 seq:0</text:p>
      <text:p text:style-name="P8">ACK 1 lost</text:p>
      <text:p text:style-name="P8">Received: data:3 seq:0</text:p>
      <text:p text:style-name="P8">Send ACK 1</text:p>
      <text:p text:style-name="P8">Received: data:4 seq:1</text:p>
      <text:p text:style-name="P8">Send ACK 0</text:p>
      <text:p text:style-name="P8">Received: data:5 seq:0</text:p>
      <text:p text:style-name="P8">Send ACK 1</text:p>
      <text:p text:style-name="P8">Receive Completed</text:p>
      <text:p text:style-name="P8">Array:1 2 3 4 5 </text:p>
      <text:p text:style-name="P8"/>
      <text:p text:style-name="P6">client.c</text:p>
      <text:p text:style-name="P8">suraj@SURA:~/Desktop/NP LAB/CYCLE 2/exp1/i$ gcc client.c</text:p>
      <text:p text:style-name="P8">suraj@SURA:~/Desktop/NP LAB/CYCLE 2/exp1/i$ ./a.out</text:p>
      <text:p text:style-name="P8">Enter the no of elements</text:p>
      <text:p text:style-name="P8">5</text:p>
      <text:p text:style-name="P8">Enter the elements into the array</text:p>
      <text:p text:style-name="P8">1 2 3 4 5</text:p>
      <text:p text:style-name="P8">Socket created</text:p>
      <text:p text:style-name="P8">Connection established</text:p>
      <text:p text:style-name="P8">Send data:1 seq:0</text:p>
      <text:p text:style-name="P8">Received ACK:1</text:p>
      <text:p text:style-name="P8">Send data:2 seq:1</text:p>
      <text:p text:style-name="P8">Received ACK:0</text:p>
      <text:p text:style-name="P8">SEQ 0 lost</text:p>
      <text:p text:style-name="P8">Send data:3 seq:0</text:p>
      <text:p text:style-name="P8"><text:soft-page-break/>Send data:3 seq:0</text:p>
      <text:p text:style-name="P8">Received ACK:1</text:p>
      <text:p text:style-name="P8">Send data:4 seq:1</text:p>
      <text:p text:style-name="P8">Received ACK:0</text:p>
      <text:p text:style-name="P8">Send data:5 seq:0</text:p>
      <text:p text:style-name="P8">Received ACK:1</text:p>
      <text:p text:style-name="P8">Send completed</text:p>
      <text:p text:style-name="P8">Array:-1-1-1-1-1</text:p>
      <text:p text:style-name="P8"/>
      <text:p text:style-name="P9"/>
      <text:p text:style-name="P4">/*<text:span text:style-name="T1">S Suraj</text:span></text:p>
      <text:p text:style-name="P2">B21CSA52</text:p>
      <text:p text:style-name="P5">Flow Control Protocols -Go Back N ARQ</text:p>
      <text:p text:style-name="P11">Exp No <text:span text:style-name="T2">1(b)</text:span><text:span text:style-name="T1">*/</text:span></text:p>
      <text:p text:style-name="P11"/>
      <text:p text:style-name="P6">server.c</text:p>
      <text:p text:style-name="P8">#include&lt;stdio.h&gt;</text:p>
      <text:p text:style-name="P8">#include&lt;stdlib.h&gt;</text:p>
      <text:p text:style-name="P8">#include&lt;arpa/inet.h&gt;</text:p>
      <text:p text:style-name="P8">#include&lt;sys/socket.h&gt;</text:p>
      <text:p text:style-name="P8">#include&lt;unistd.h&gt;</text:p>
      <text:p text:style-name="P8"/>
      <text:p text:style-name="P8">#define PORT 5000</text:p>
      <text:p text:style-name="P8">#define SIZE 100</text:p>
      <text:p text:style-name="P8"/>
      <text:p text:style-name="P8">typedef struct packet{</text:p>
      <text:p text:style-name="P8"><text:tab/>int data;</text:p>
      <text:p text:style-name="P8"><text:tab/>int type;//SEQ(0) or ACK(1) or NACK(-1)</text:p>
      <text:p text:style-name="P8"><text:tab/>int seq;</text:p>
      <text:p text:style-name="P8">}packet;</text:p>
      <text:p text:style-name="P8"/>
      <text:p text:style-name="P8">void main(){</text:p>
      <text:p text:style-name="P8"><text:tab/>int arr[SIZE],server_fd,client_fd,i;</text:p>
      <text:p text:style-name="P8"><text:tab/>for(i=0;i&lt;SIZE;i++)</text:p>
      <text:p text:style-name="P8"><text:tab/>{</text:p>
      <text:p text:style-name="P8"><text:tab/><text:tab/>arr[i]=-1;</text:p>
      <text:p text:style-name="P8"><text:tab/>}</text:p>
      <text:p text:style-name="P8"><text:tab/>struct sockaddr_in address;</text:p>
      <text:p text:style-name="P8"><text:tab/>int addrlen=sizeof(address);</text:p>
      <text:p text:style-name="P8"><text:tab/>server_fd=socket(AF_INET,SOCK_STREAM,0);</text:p>
      <text:p text:style-name="P8"><text:tab/>if(server_fd&lt;0)</text:p>
      <text:p text:style-name="P8"><text:tab/>{</text:p>
      <text:p text:style-name="P8"><text:tab/><text:tab/>printf("Socket not created\n");</text:p>
      <text:p text:style-name="P8"><text:tab/><text:tab/>exit(0);</text:p>
      <text:p text:style-name="P8"><text:tab/>}</text:p>
      <text:p text:style-name="P8"><text:tab/>printf("Socket created\n");</text:p>
      <text:p text:style-name="P8"><text:tab/>address.sin_family=AF_INET;</text:p>
      <text:p text:style-name="P8"><text:tab/>address.sin_addr.s_addr=INADDR_ANY;</text:p>
      <text:p text:style-name="P8"><text:tab/>address.sin_port=htons(PORT);</text:p>
      <text:p text:style-name="P8"><text:tab/>if(bind(server_fd,(struct sockaddr*)&amp;address,addrlen)&lt;0)</text:p>
      <text:p text:style-name="P8"><text:tab/>{</text:p>
      <text:p text:style-name="P8"><text:tab/><text:tab/>printf("Binding Unsuccessful\n");</text:p>
      <text:p text:style-name="P8"><text:tab/><text:tab/>exit(0);</text:p>
      <text:p text:style-name="P8"><text:tab/>}</text:p>
      <text:p text:style-name="P8"><text:tab/>printf("Binding Successful\n");</text:p>
      <text:p text:style-name="P8"><text:soft-page-break/><text:tab/>if(listen(server_fd,5)&lt;0)</text:p>
      <text:p text:style-name="P8"><text:tab/>{</text:p>
      <text:p text:style-name="P8"><text:tab/><text:tab/>printf("Server not Listening\n");</text:p>
      <text:p text:style-name="P8"><text:tab/><text:tab/>exit(0);</text:p>
      <text:p text:style-name="P8"><text:tab/>}</text:p>
      <text:p text:style-name="P8"><text:tab/>printf("Server Listening\n");</text:p>
      <text:p text:style-name="P8"><text:tab/>if((client_fd=accept(server_fd,(struct sockaddr*)&amp;address,(socklen_t*)&amp;addrlen))&lt;0)</text:p>
      <text:p text:style-name="P8"><text:tab/>{</text:p>
      <text:p text:style-name="P8"><text:tab/><text:tab/>printf("Connection Failed\n");</text:p>
      <text:p text:style-name="P8"><text:tab/><text:tab/>exit(0);</text:p>
      <text:p text:style-name="P8"><text:tab/>}</text:p>
      <text:p text:style-name="P8"><text:tab/>printf("Connection Successfull\n");</text:p>
      <text:p text:style-name="P8"><text:tab/></text:p>
      <text:p text:style-name="P8"><text:tab/>packet p;</text:p>
      <text:p text:style-name="P8"><text:tab/>int flag=0,exp_seq=0;</text:p>
      <text:p text:style-name="P8"><text:tab/></text:p>
      <text:p text:style-name="P8"><text:tab/>while(1){</text:p>
      <text:p text:style-name="P8"><text:tab/><text:tab/></text:p>
      <text:p text:style-name="P8"><text:tab/><text:tab/>int status=recv(client_fd,&amp;p,sizeof(packet),0);</text:p>
      <text:p text:style-name="P8"><text:tab/><text:tab/>if(status&lt;0)</text:p>
      <text:p text:style-name="P8"><text:tab/><text:tab/>{</text:p>
      <text:p text:style-name="P8"><text:tab/><text:tab/><text:tab/>printf("Receive Failed\n");</text:p>
      <text:p text:style-name="P8"><text:tab/><text:tab/>}</text:p>
      <text:p text:style-name="P8"><text:tab/><text:tab/>else if(status==0)</text:p>
      <text:p text:style-name="P8"><text:tab/><text:tab/>{</text:p>
      <text:p text:style-name="P8"><text:tab/><text:tab/><text:tab/>printf("Receive Completed\n Array:");</text:p>
      <text:p text:style-name="P8"><text:tab/><text:tab/><text:tab/></text:p>
      <text:p text:style-name="P8"><text:tab/><text:tab/><text:tab/>for(i=0;arr[i]!=-1;i++)</text:p>
      <text:p text:style-name="P8"><text:tab/><text:tab/><text:tab/>{</text:p>
      <text:p text:style-name="P8"><text:tab/><text:tab/><text:tab/><text:tab/>printf("%d ",arr[i]);</text:p>
      <text:p text:style-name="P8"><text:tab/><text:tab/><text:tab/>}</text:p>
      <text:p text:style-name="P8"><text:tab/><text:tab/><text:tab/>printf("\n");</text:p>
      <text:p text:style-name="P8"><text:tab/><text:tab/><text:tab/>break;<text:tab/><text:tab/></text:p>
      <text:p text:style-name="P8"><text:tab/><text:tab/>}</text:p>
      <text:p text:style-name="P8"><text:tab/><text:tab/>else{</text:p>
      <text:p text:style-name="P8"><text:tab/><text:tab/><text:tab/>if(p.seq &gt; exp_seq){</text:p>
      <text:p text:style-name="P8"><text:tab/><text:tab/><text:tab/><text:tab/>if(!flag)</text:p>
      <text:p text:style-name="P8"><text:tab/><text:tab/><text:tab/><text:tab/>{</text:p>
      <text:p text:style-name="P8"><text:tab/><text:tab/><text:tab/><text:tab/><text:tab/>flag=1;</text:p>
      <text:p text:style-name="P8"><text:tab/><text:tab/><text:tab/><text:tab/><text:tab/>p.type=-1;</text:p>
      <text:p text:style-name="P8"><text:tab/><text:tab/><text:tab/><text:tab/><text:tab/>p.seq=exp_seq;</text:p>
      <text:p text:style-name="P8"><text:tab/><text:tab/><text:tab/><text:tab/><text:tab/>if(send(client_fd,&amp;p,sizeof(packet),0)&lt;0)</text:p>
      <text:p text:style-name="P8"><text:tab/><text:tab/><text:tab/><text:tab/><text:tab/>{</text:p>
      <text:p text:style-name="P8"><text:tab/><text:tab/><text:tab/><text:tab/><text:tab/><text:tab/>printf("Send Failed\n");</text:p>
      <text:p text:style-name="P8"><text:soft-page-break/><text:tab/><text:tab/><text:tab/><text:tab/><text:tab/>}<text:tab/></text:p>
      <text:p text:style-name="P8"><text:tab/><text:tab/><text:tab/><text:tab/><text:tab/>else</text:p>
      <text:p text:style-name="P8"><text:tab/><text:tab/><text:tab/><text:tab/><text:tab/>{</text:p>
      <text:p text:style-name="P8"><text:tab/><text:tab/><text:tab/><text:tab/><text:tab/><text:tab/>printf("Send NACK: %d\n",p.seq);</text:p>
      <text:p text:style-name="P8"><text:tab/><text:tab/><text:tab/><text:tab/><text:tab/>}</text:p>
      <text:p text:style-name="P8"><text:tab/><text:tab/><text:tab/><text:tab/><text:tab/>continue;</text:p>
      <text:p text:style-name="P8"><text:tab/><text:tab/><text:tab/><text:tab/>}</text:p>
      <text:p text:style-name="P8"><text:tab/><text:tab/><text:tab/>}</text:p>
      <text:p text:style-name="P8"><text:tab/><text:tab/><text:tab/>else{</text:p>
      <text:p text:style-name="P8"><text:tab/><text:tab/><text:tab/><text:tab/>flag=0;</text:p>
      <text:p text:style-name="P8"><text:tab/><text:tab/><text:tab/><text:tab/>p.type=1;</text:p>
      <text:p text:style-name="P8"><text:tab/><text:tab/><text:tab/><text:tab/>exp_seq=p.seq+1;</text:p>
      <text:p text:style-name="P8"><text:tab/><text:tab/><text:tab/><text:tab/>arr[p.seq]=p.data;</text:p>
      <text:p text:style-name="P8"><text:tab/></text:p>
      <text:p text:style-name="P8"><text:tab/><text:tab/><text:tab/><text:tab/>if(rand()%10!=6)</text:p>
      <text:p text:style-name="P8"><text:tab/><text:tab/><text:tab/><text:tab/>{</text:p>
      <text:p text:style-name="P8"><text:tab/><text:tab/><text:tab/><text:tab/><text:tab/>if(send(client_fd,&amp;p,sizeof(packet),0)&lt;0)</text:p>
      <text:p text:style-name="P8"><text:tab/><text:tab/><text:tab/><text:tab/><text:tab/>{</text:p>
      <text:p text:style-name="P8"><text:tab/><text:tab/><text:tab/><text:tab/><text:tab/><text:tab/>printf("Send Failed\n");</text:p>
      <text:p text:style-name="P8"><text:tab/><text:tab/><text:tab/><text:tab/><text:tab/>}</text:p>
      <text:p text:style-name="P8"><text:tab/><text:tab/><text:tab/><text:tab/><text:tab/>else{</text:p>
      <text:p text:style-name="P8"><text:tab/><text:tab/><text:tab/><text:tab/><text:tab/><text:tab/>printf("Send ACK: %d\n",p.seq);</text:p>
      <text:p text:style-name="P8"><text:tab/><text:tab/><text:tab/><text:tab/><text:tab/>}</text:p>
      <text:p text:style-name="P8"><text:tab/><text:tab/><text:tab/><text:tab/></text:p>
      <text:p text:style-name="P8"><text:tab/><text:tab/><text:tab/><text:tab/>}</text:p>
      <text:p text:style-name="P8"><text:tab/><text:tab/><text:tab/><text:tab/>else{</text:p>
      <text:p text:style-name="P8"><text:tab/><text:tab/><text:tab/><text:tab/><text:tab/>printf("ACK : %d lost\n",p.seq);</text:p>
      <text:p text:style-name="P8"><text:tab/><text:tab/><text:tab/><text:tab/>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}</text:p>
      <text:p text:style-name="P8"><text:tab/>close(server_fd);</text:p>
      <text:p text:style-name="P8"><text:tab/>close(client_fd);</text:p>
      <text:p text:style-name="P8">}</text:p>
      <text:p text:style-name="P8"/>
      <text:p text:style-name="P6">client.c</text:p>
      <text:p text:style-name="P8">#include&lt;stdio.h&gt;</text:p>
      <text:p text:style-name="P8">#include&lt;stdlib.h&gt;</text:p>
      <text:p text:style-name="P8">#include&lt;arpa/inet.h&gt;</text:p>
      <text:p text:style-name="P8">#include&lt;sys/socket.h&gt;</text:p>
      <text:p text:style-name="P8">#include&lt;unistd.h&gt;</text:p>
      <text:p text:style-name="P8">#include&lt;sys/time.h&gt;</text:p>
      <text:p text:style-name="P8">#define PORT 5000</text:p>
      <text:p text:style-name="P8"/>
      <text:p text:style-name="P8"><text:soft-page-break/>typedef struct packet{</text:p>
      <text:p text:style-name="P8"><text:tab/>int data;</text:p>
      <text:p text:style-name="P8"><text:tab/>int type;</text:p>
      <text:p text:style-name="P8"><text:tab/>int seq;</text:p>
      <text:p text:style-name="P8">}packet;</text:p>
      <text:p text:style-name="P8">typedef struct window{</text:p>
      <text:p text:style-name="P8"><text:tab/>int size;</text:p>
      <text:p text:style-name="P8"><text:tab/>int start;</text:p>
      <text:p text:style-name="P8"><text:tab/>int end;</text:p>
      <text:p text:style-name="P8"><text:tab/></text:p>
      <text:p text:style-name="P8">}window;</text:p>
      <text:p text:style-name="P8">typedef struct data{</text:p>
      <text:p text:style-name="P8"><text:tab/>int *arr;</text:p>
      <text:p text:style-name="P8"><text:tab/>int n;</text:p>
      <text:p text:style-name="P8"><text:tab/>int exp_seq;</text:p>
      <text:p text:style-name="P8"><text:tab/>int client_fd;</text:p>
      <text:p text:style-name="P8"><text:tab/>packet* p;</text:p>
      <text:p text:style-name="P8"><text:tab/>window* w;</text:p>
      <text:p text:style-name="P8"><text:tab/></text:p>
      <text:p text:style-name="P8">}data;</text:p>
      <text:p text:style-name="P8"/>
      <text:p text:style-name="P8">void recv_ack(data d);</text:p>
      <text:p text:style-name="P8"/>
      <text:p text:style-name="P8">void send_window(data d){</text:p>
      <text:p text:style-name="P8"><text:tab/>d.p-&gt;seq=d.w-&gt;start;</text:p>
      <text:p text:style-name="P8"><text:tab/>int i;</text:p>
      <text:p text:style-name="P8"><text:tab/>for(i=d.w-&gt;start;i&lt;=d.w-&gt;end &amp;&amp; i &lt; d.n;i++){</text:p>
      <text:p text:style-name="P8"><text:tab/><text:tab/>d.p-&gt;data=d.arr[i];</text:p>
      <text:p text:style-name="P8"><text:tab/><text:tab/>d.p-&gt;type=0;</text:p>
      <text:p text:style-name="P8"><text:tab/><text:tab/>if(rand()%10!=6)</text:p>
      <text:p text:style-name="P8"><text:tab/><text:tab/>{</text:p>
      <text:p text:style-name="P8"><text:tab/><text:tab/><text:tab/>if(send(d.client_fd,d.p,sizeof(packet),0)&lt;0){</text:p>
      <text:p text:style-name="P8"><text:tab/><text:tab/><text:tab/><text:tab/>printf("Send failed\n");</text:p>
      <text:p text:style-name="P8"><text:tab/><text:tab/><text:tab/>}</text:p>
      <text:p text:style-name="P8"><text:tab/><text:tab/><text:tab/>else{</text:p>
      <text:p text:style-name="P8"><text:tab/><text:tab/><text:tab/>printf("Sent Data:%d Seq:%d\n",d.p-&gt;data,d.p-&gt;seq);</text:p>
      <text:p text:style-name="P8"><text:tab/><text:tab/><text:tab/>}</text:p>
      <text:p text:style-name="P8"><text:tab/><text:tab/>}</text:p>
      <text:p text:style-name="P8"><text:tab/><text:tab/>else{</text:p>
      <text:p text:style-name="P8"><text:tab/><text:tab/><text:tab/>printf("Data:%d Seq:%d lost\n",d.p-&gt;data,d.p-&gt;seq);</text:p>
      <text:p text:style-name="P8"><text:tab/><text:tab/>}</text:p>
      <text:p text:style-name="P8"><text:tab/><text:tab/>d.p-&gt;seq=d.p-&gt;seq + 1;</text:p>
      <text:p text:style-name="P8"><text:tab/>}</text:p>
      <text:p text:style-name="P8"><text:tab/>recv_ack(d);</text:p>
      <text:p text:style-name="P8">}</text:p>
      <text:p text:style-name="P8"><text:soft-page-break/></text:p>
      <text:p text:style-name="P8">void send_frame(data d){</text:p>
      <text:p text:style-name="P8"><text:tab/>d.p-&gt;type=0;</text:p>
      <text:p text:style-name="P8"><text:tab/>d.p-&gt;data=d.arr[d.w-&gt;end];</text:p>
      <text:p text:style-name="P8"><text:tab/>if(rand()%10!=6)</text:p>
      <text:p text:style-name="P8"><text:tab/>{</text:p>
      <text:p text:style-name="P8"><text:tab/><text:tab/>if(send(d.client_fd,d.p,sizeof(packet),0)&lt;0){</text:p>
      <text:p text:style-name="P8"><text:tab/><text:tab/><text:tab/><text:tab/>printf("Send failed\n");</text:p>
      <text:p text:style-name="P8"><text:tab/><text:tab/><text:tab/>}</text:p>
      <text:p text:style-name="P8"><text:tab/><text:tab/>else{</text:p>
      <text:p text:style-name="P8"><text:tab/><text:tab/><text:tab/>printf("Sent data:%d seq:%d\n",d.p-&gt;data,d.p-&gt;seq);</text:p>
      <text:p text:style-name="P8"><text:tab/><text:tab/>}</text:p>
      <text:p text:style-name="P8"><text:tab/>}</text:p>
      <text:p text:style-name="P8"><text:tab/>else{</text:p>
      <text:p text:style-name="P8"><text:tab/><text:tab/>printf("Data:%d Seq:%d lost\n",d.p-&gt;data,d.p-&gt;seq);</text:p>
      <text:p text:style-name="P8"><text:tab/>}</text:p>
      <text:p text:style-name="P8"><text:tab/>d.p-&gt;seq=d.p-&gt;seq + 1;</text:p>
      <text:p text:style-name="P8"><text:tab/>recv_ack(d);</text:p>
      <text:p text:style-name="P8">}</text:p>
      <text:p text:style-name="P8"/>
      <text:p text:style-name="P8">void recv_ack(data d)</text:p>
      <text:p text:style-name="P8">{</text:p>
      <text:p text:style-name="P8"><text:tab/>data d1;</text:p>
      <text:p text:style-name="P8"><text:tab/>packet p;</text:p>
      <text:p text:style-name="P8"><text:tab/>d1.p=&amp;p;</text:p>
      <text:p text:style-name="P8"><text:tab/>if(recv(d.client_fd,d1.p,sizeof(packet),0)&lt;0)</text:p>
      <text:p text:style-name="P8"><text:tab/>{</text:p>
      <text:p text:style-name="P8"><text:tab/><text:tab/>printf("Receive failed\n Window retransmitting\n");</text:p>
      <text:p text:style-name="P8"><text:tab/><text:tab/>send_window(d);</text:p>
      <text:p text:style-name="P8"><text:tab/>}</text:p>
      <text:p text:style-name="P8"><text:tab/>else{</text:p>
      <text:p text:style-name="P8"><text:tab/><text:tab/>if(d1.p-&gt;seq &gt; d.exp_seq){</text:p>
      <text:p text:style-name="P8"><text:tab/><text:tab/><text:tab/>printf("ACK %d not received. Window retransmitting\n",d.exp_seq);</text:p>
      <text:p text:style-name="P8"><text:tab/><text:tab/><text:tab/>while(recv(d.client_fd,d1.p,sizeof(packet),0)&gt;0);</text:p>
      <text:p text:style-name="P8"><text:tab/><text:tab/><text:tab/>send_window(d);</text:p>
      <text:p text:style-name="P8"><text:tab/><text:tab/><text:tab/>return;</text:p>
      <text:p text:style-name="P8"><text:tab/><text:tab/>}</text:p>
      <text:p text:style-name="P8"><text:tab/><text:tab/>if(d1.p-&gt;type==1)</text:p>
      <text:p text:style-name="P8"><text:tab/><text:tab/>{</text:p>
      <text:p text:style-name="P8"><text:tab/><text:tab/><text:tab/>printf("Received ACK:%d\n",d1.p-&gt;seq);</text:p>
      <text:p text:style-name="P8"><text:tab/><text:tab/><text:tab/>d.arr[d1.p-&gt;seq]=-1;</text:p>
      <text:p text:style-name="P8"><text:tab/><text:tab/><text:tab/>d.w-&gt;start++;</text:p>
      <text:p text:style-name="P8"><text:tab/><text:tab/><text:tab/>if(d.w-&gt;start == d.n)</text:p>
      <text:p text:style-name="P8"><text:tab/><text:tab/><text:tab/>{</text:p>
      <text:p text:style-name="P8"><text:soft-page-break/><text:tab/><text:tab/><text:tab/><text:tab/>printf("Receive Completed\n Array:");</text:p>
      <text:p text:style-name="P8"><text:tab/><text:tab/><text:tab/><text:tab/>for(int i=0;i&lt;d.n;i++)</text:p>
      <text:p text:style-name="P8"><text:tab/><text:tab/><text:tab/><text:tab/>{</text:p>
      <text:p text:style-name="P8"><text:tab/><text:tab/><text:tab/><text:tab/><text:tab/>printf("%d ",d.arr[i]);</text:p>
      <text:p text:style-name="P8"><text:tab/><text:tab/><text:tab/><text:tab/>}</text:p>
      <text:p text:style-name="P8"><text:tab/><text:tab/><text:tab/><text:tab/>printf("\n");</text:p>
      <text:p text:style-name="P8"><text:tab/><text:tab/><text:tab/><text:tab/>close(d.client_fd);</text:p>
      <text:p text:style-name="P8"><text:tab/><text:tab/><text:tab/><text:tab/>exit(0);</text:p>
      <text:p text:style-name="P8"><text:tab/><text:tab/><text:tab/>}</text:p>
      <text:p text:style-name="P8"><text:tab/><text:tab/><text:tab/>d.w-&gt;end++;</text:p>
      <text:p text:style-name="P8"><text:tab/><text:tab/><text:tab/>d.exp_seq=d1.p-&gt;seq+1;</text:p>
      <text:p text:style-name="P8"><text:tab/><text:tab/><text:tab/>if(d.w-&gt;end &lt; d.n)</text:p>
      <text:p text:style-name="P8"><text:tab/><text:tab/><text:tab/>{</text:p>
      <text:p text:style-name="P8"><text:tab/><text:tab/><text:tab/><text:tab/>send_frame(d);</text:p>
      <text:p text:style-name="P8"><text:tab/><text:tab/><text:tab/>}</text:p>
      <text:p text:style-name="P8"><text:tab/><text:tab/><text:tab/>else{</text:p>
      <text:p text:style-name="P8"><text:tab/><text:tab/><text:tab/><text:tab/>recv_ack(d);</text:p>
      <text:p text:style-name="P8"><text:tab/><text:tab/><text:tab/>}</text:p>
      <text:p text:style-name="P8"><text:tab/><text:tab/>}</text:p>
      <text:p text:style-name="P8"><text:tab/><text:tab/>else if(d1.p-&gt;type==-1)</text:p>
      <text:p text:style-name="P8"><text:tab/><text:tab/>{</text:p>
      <text:p text:style-name="P8"><text:tab/><text:tab/><text:tab/>printf("Received NACK:%d.\n Window Retransmitting\n",d1.p-&gt;seq);</text:p>
      <text:p text:style-name="P8"><text:tab/><text:tab/><text:tab/>send_window(d);</text:p>
      <text:p text:style-name="P8"><text:tab/><text:tab/>}</text:p>
      <text:p text:style-name="P8"><text:tab/>}</text:p>
      <text:p text:style-name="P8">}</text:p>
      <text:p text:style-name="P8"/>
      <text:p text:style-name="P8">void main(){</text:p>
      <text:p text:style-name="P8"><text:tab/>int n,i;</text:p>
      <text:p text:style-name="P8"><text:tab/>printf("Enter the no of elements\n");</text:p>
      <text:p text:style-name="P8"><text:tab/>scanf("%d",&amp;n);</text:p>
      <text:p text:style-name="P8"><text:tab/>int arr[n],client_fd;</text:p>
      <text:p text:style-name="P8"><text:tab/>struct sockaddr_in servaddr;</text:p>
      <text:p text:style-name="P8"><text:tab/>printf("Enter the elements into the array\n");</text:p>
      <text:p text:style-name="P8"><text:tab/>for(i=0;i&lt;n;i++)</text:p>
      <text:p text:style-name="P8"><text:tab/>{</text:p>
      <text:p text:style-name="P8"><text:tab/><text:tab/>scanf("%d",&amp;arr[i]);</text:p>
      <text:p text:style-name="P8"><text:tab/>}</text:p>
      <text:p text:style-name="P8"><text:tab/>client_fd=socket(AF_INET,SOCK_STREAM,0);</text:p>
      <text:p text:style-name="P8"><text:tab/>if(client_fd&lt;0){</text:p>
      <text:p text:style-name="P8"><text:tab/><text:tab/>printf("Socket not created\n");</text:p>
      <text:p text:style-name="P8"><text:tab/>}</text:p>
      <text:p text:style-name="P8"><text:tab/>printf("Socket created\n");</text:p>
      <text:p text:style-name="P8"><text:tab/></text:p>
      <text:p text:style-name="P8"><text:soft-page-break/><text:tab/>servaddr.sin_family=AF_INET;</text:p>
      <text:p text:style-name="P8"><text:tab/>servaddr.sin_addr.s_addr=INADDR_ANY;</text:p>
      <text:p text:style-name="P8"><text:tab/>servaddr.sin_port=htons(PORT);</text:p>
      <text:p text:style-name="P8"><text:tab/></text:p>
      <text:p text:style-name="P8"><text:tab/>if(connect(client_fd,(struct sockaddr*)&amp;servaddr,sizeof(servaddr))&lt;0)</text:p>
      <text:p text:style-name="P8"><text:tab/>{</text:p>
      <text:p text:style-name="P8"><text:tab/><text:tab/>printf("Connection Failed\n");</text:p>
      <text:p text:style-name="P8"><text:tab/><text:tab/>exit(0);</text:p>
      <text:p text:style-name="P8"><text:tab/>}</text:p>
      <text:p text:style-name="P8"><text:tab/>printf("Connection Established\n");</text:p>
      <text:p text:style-name="P8"><text:tab/></text:p>
      <text:p text:style-name="P8"><text:tab/>struct timeval tv;</text:p>
      <text:p text:style-name="P8"><text:tab/>tv.tv_sec=1;</text:p>
      <text:p text:style-name="P8"><text:tab/>tv.tv_usec=0;</text:p>
      <text:p text:style-name="P8"><text:tab/>setsockopt(client_fd,SOL_SOCKET,SO_RCVTIMEO,(const char*)&amp;tv,sizeof(tv));</text:p>
      <text:p text:style-name="P8"><text:tab/>packet p;</text:p>
      <text:p text:style-name="P8"><text:tab/>window w;</text:p>
      <text:p text:style-name="P8"><text:tab/>data d;</text:p>
      <text:p text:style-name="P8"><text:tab/>printf("Enter the size of the window\n");</text:p>
      <text:p text:style-name="P8"><text:tab/>scanf("%d",&amp;w.size);</text:p>
      <text:p text:style-name="P8"><text:tab/>w.start=0;</text:p>
      <text:p text:style-name="P8"><text:tab/>w.end=w.size-1;</text:p>
      <text:p text:style-name="P8"><text:tab/>d.arr=arr;</text:p>
      <text:p text:style-name="P8"><text:tab/>d.n=n;</text:p>
      <text:p text:style-name="P8"><text:tab/>d.client_fd=client_fd;</text:p>
      <text:p text:style-name="P8"><text:tab/>d.exp_seq=0;</text:p>
      <text:p text:style-name="P8"><text:tab/>d.p=&amp;p;</text:p>
      <text:p text:style-name="P8"><text:tab/>d.w=&amp;w;</text:p>
      <text:p text:style-name="P8"><text:tab/></text:p>
      <text:p text:style-name="P8"><text:tab/>send_window(d);<text:tab/></text:p>
      <text:p text:style-name="P8">}</text:p>
      <text:p text:style-name="P8"/>
      <text:p text:style-name="P6">Output:</text:p>
      <text:p text:style-name="P6"/>
      <text:p text:style-name="P6">server.c</text:p>
      <text:p text:style-name="P8">suraj@SURA:~/Desktop/NP LAB/CYCLE 2/exp1/ii$ gcc server.c</text:p>
      <text:p text:style-name="P8">suraj@SURA:~/Desktop/NP LAB/CYCLE 2/exp1/ii$ ./a.out</text:p>
      <text:p text:style-name="P8">Socket created</text:p>
      <text:p text:style-name="P8">Binding Successful</text:p>
      <text:p text:style-name="P8">Server Listening</text:p>
      <text:p text:style-name="P8">Connection Successfull</text:p>
      <text:p text:style-name="P8">Send ACK: 0</text:p>
      <text:p text:style-name="P8">Send NACK: 1</text:p>
      <text:p text:style-name="P8">ACK : 1 lost</text:p>
      <text:p text:style-name="P8"><text:soft-page-break/>Send ACK: 2</text:p>
      <text:p text:style-name="P8">Send ACK: 1</text:p>
      <text:p text:style-name="P8">Send NACK: 2</text:p>
      <text:p text:style-name="P8">Send ACK: 2</text:p>
      <text:p text:style-name="P8">Send ACK: 3</text:p>
      <text:p text:style-name="P8">ACK : 4 lost</text:p>
      <text:p text:style-name="P8">Send ACK: 4</text:p>
      <text:p text:style-name="P8">Receive Completed</text:p>
      <text:p text:style-name="P8"><text:s/>Array:1 2 3 4 5 </text:p>
      <text:p text:style-name="P8"/>
      <text:p text:style-name="P6">client.c</text:p>
      <text:p text:style-name="P8">suraj@SURA:~/Desktop/NP LAB/CYCLE 2/exp1/ii$ gcc client.c</text:p>
      <text:p text:style-name="P8">suraj@SURA:~/Desktop/NP LAB/CYCLE 2/exp1/ii$ ./a.out</text:p>
      <text:p text:style-name="P8">Enter the no of elements</text:p>
      <text:p text:style-name="P8">5</text:p>
      <text:p text:style-name="P8">Enter the elements into the array</text:p>
      <text:p text:style-name="P8">1 2 3 4 5</text:p>
      <text:p text:style-name="P8">Socket created</text:p>
      <text:p text:style-name="P8">Connection Established</text:p>
      <text:p text:style-name="P8">Enter the size of the window</text:p>
      <text:p text:style-name="P8">2</text:p>
      <text:p text:style-name="P8">Sent Data:1 Seq:0</text:p>
      <text:p text:style-name="P8">Data:2 Seq:1 lost</text:p>
      <text:p text:style-name="P8">Received ACK:0</text:p>
      <text:p text:style-name="P8">Sent data:3 seq:2</text:p>
      <text:p text:style-name="P8">Received NACK:1.Window Retransmitting</text:p>
      <text:p text:style-name="P8">Sent Data:2 Seq:1</text:p>
      <text:p text:style-name="P8">Sent Data:3 Seq:2</text:p>
      <text:p text:style-name="P8">ACK 1 not received. Window retransmitting</text:p>
      <text:p text:style-name="P8">Sent Data:2 Seq:1</text:p>
      <text:p text:style-name="P8">Data:3 Seq:2 lost</text:p>
      <text:p text:style-name="P8">Received ACK:1</text:p>
      <text:p text:style-name="P8">Sent data:4 seq:3</text:p>
      <text:p text:style-name="P8">Received NACK:2.Window Retransmitting</text:p>
      <text:p text:style-name="P8">Sent Data:3 Seq:2</text:p>
      <text:p text:style-name="P8">Sent Data:4 Seq:3</text:p>
      <text:p text:style-name="P8">Received ACK:2</text:p>
      <text:p text:style-name="P8">Sent data:5 seq:4</text:p>
      <text:p text:style-name="P8">Received ACK:3</text:p>
      <text:p text:style-name="P8">Receive failed Window retransmitting</text:p>
      <text:p text:style-name="P8">Sent Data:5 Seq:4</text:p>
      <text:p text:style-name="P8">Received ACK:4</text:p>
      <text:p text:style-name="P8">Receive Completed</text:p>
      <text:p text:style-name="P8"><text:s/>Array:-1 -1 -1 -1 -1 </text:p>
      <text:p text:style-name="P8"/>
      <text:p text:style-name="P4">/*<text:span text:style-name="T1">S Suraj</text:span></text:p>
      <text:p text:style-name="P2">B21CSA52</text:p>
      <text:p text:style-name="P5">Flow Control Protocols -Selective window</text:p>
      <text:p text:style-name="P11">Exp No <text:span text:style-name="T2">1(c)</text:span><text:span text:style-name="T1">*/</text:span></text:p>
      <text:p text:style-name="P11"/>
      <text:p text:style-name="P6">server.c</text:p>
      <text:p text:style-name="P8">#include&lt;stdio.h&gt;</text:p>
      <text:p text:style-name="P8">#include&lt;stdlib.h&gt;</text:p>
      <text:p text:style-name="P8">#include&lt;arpa/inet.h&gt;</text:p>
      <text:p text:style-name="P8">#include&lt;sys/socket.h&gt;</text:p>
      <text:p text:style-name="P8">#include&lt;unistd.h&gt;</text:p>
      <text:p text:style-name="P8"/>
      <text:p text:style-name="P8">#define PORT 5000</text:p>
      <text:p text:style-name="P8">#define SIZE 100</text:p>
      <text:p text:style-name="P8"/>
      <text:p text:style-name="P8">typedef struct packet{</text:p>
      <text:p text:style-name="P8"><text:tab/>int data;</text:p>
      <text:p text:style-name="P8"><text:tab/>int type;//SEQ(0) or ACK(1) or NACK(-1)</text:p>
      <text:p text:style-name="P8"><text:tab/>int seq;</text:p>
      <text:p text:style-name="P8">}packet;</text:p>
      <text:p text:style-name="P8"/>
      <text:p text:style-name="P8">int add(int arr[],int key,int index){</text:p>
      <text:p text:style-name="P8"><text:tab/>int flag=-1;</text:p>
      <text:p text:style-name="P8"><text:tab/>for (int i=0;i&lt;index;i++)</text:p>
      <text:p text:style-name="P8"><text:tab/>{</text:p>
      <text:p text:style-name="P8"><text:tab/><text:tab/>if(arr[i]==-1)</text:p>
      <text:p text:style-name="P8"><text:tab/><text:tab/>{</text:p>
      <text:p text:style-name="P8"><text:tab/><text:tab/><text:tab/>flag=i;</text:p>
      <text:p text:style-name="P8"><text:tab/><text:tab/><text:tab/>break;</text:p>
      <text:p text:style-name="P8"><text:tab/><text:tab/><text:tab/></text:p>
      <text:p text:style-name="P8"><text:tab/><text:tab/>}</text:p>
      <text:p text:style-name="P8"><text:tab/>}</text:p>
      <text:p text:style-name="P8"><text:tab/>arr[index]=key;</text:p>
      <text:p text:style-name="P8"><text:tab/>return flag;</text:p>
      <text:p text:style-name="P8">}</text:p>
      <text:p text:style-name="P8"/>
      <text:p text:style-name="P8">void main(){</text:p>
      <text:p text:style-name="P8"/>
      <text:p text:style-name="P8"><text:tab/>int arr[SIZE],server_fd,client_fd,i;</text:p>
      <text:p text:style-name="P8"><text:tab/>for(i=0;i&lt;SIZE;i++)</text:p>
      <text:p text:style-name="P8"><text:tab/>{</text:p>
      <text:p text:style-name="P8"><text:tab/><text:tab/>arr[i]=-1;</text:p>
      <text:p text:style-name="P8"><text:tab/>}</text:p>
      <text:p text:style-name="P8"><text:tab/>struct sockaddr_in address;</text:p>
      <text:p text:style-name="P8"><text:tab/>int addrlen=sizeof(address);</text:p>
      <text:p text:style-name="P8"><text:soft-page-break/><text:tab/>server_fd=socket(AF_INET,SOCK_STREAM,0);</text:p>
      <text:p text:style-name="P8"><text:tab/>if(server_fd&lt;0)</text:p>
      <text:p text:style-name="P8"><text:tab/>{</text:p>
      <text:p text:style-name="P8"><text:tab/><text:tab/>printf("Socket not created\n");</text:p>
      <text:p text:style-name="P8"><text:tab/><text:tab/>exit(0);</text:p>
      <text:p text:style-name="P8"><text:tab/>}</text:p>
      <text:p text:style-name="P8"><text:tab/>printf("Socket created\n");</text:p>
      <text:p text:style-name="P8"><text:tab/>address.sin_family=AF_INET;</text:p>
      <text:p text:style-name="P8"><text:tab/>address.sin_addr.s_addr=INADDR_ANY;</text:p>
      <text:p text:style-name="P8"><text:tab/>address.sin_port=htons(PORT);</text:p>
      <text:p text:style-name="P8"><text:tab/>if(bind(server_fd,(struct sockaddr*)&amp;address,addrlen)&lt;0)</text:p>
      <text:p text:style-name="P8"><text:tab/>{</text:p>
      <text:p text:style-name="P8"><text:tab/><text:tab/>printf("Binding Unsuccessful\n");</text:p>
      <text:p text:style-name="P8"><text:tab/><text:tab/>exit(0);</text:p>
      <text:p text:style-name="P8"><text:tab/>}</text:p>
      <text:p text:style-name="P8"><text:tab/>printf("Binding Successful\n");</text:p>
      <text:p text:style-name="P8"><text:tab/>if(listen(server_fd,5)&lt;0)</text:p>
      <text:p text:style-name="P8"><text:tab/>{</text:p>
      <text:p text:style-name="P8"><text:tab/><text:tab/>printf("Server not Listening\n");</text:p>
      <text:p text:style-name="P8"><text:tab/><text:tab/>exit(0);</text:p>
      <text:p text:style-name="P8"><text:tab/>}</text:p>
      <text:p text:style-name="P8"><text:tab/>printf("Server Listening\n");</text:p>
      <text:p text:style-name="P8"><text:tab/>if((client_fd=accept(server_fd,(struct sockaddr*)&amp;address,(socklen_t*)&amp;addrlen))&lt;0)</text:p>
      <text:p text:style-name="P8"><text:tab/>{</text:p>
      <text:p text:style-name="P8"><text:tab/><text:tab/>printf("Connection Failed\n");</text:p>
      <text:p text:style-name="P8"><text:tab/><text:tab/>exit(0);</text:p>
      <text:p text:style-name="P8"><text:tab/>}</text:p>
      <text:p text:style-name="P8"><text:tab/>printf("Connection Successfull\n");</text:p>
      <text:p text:style-name="P8"><text:tab/></text:p>
      <text:p text:style-name="P8"><text:tab/>packet p;</text:p>
      <text:p text:style-name="P8"><text:tab/></text:p>
      <text:p text:style-name="P8"><text:tab/>while(1){</text:p>
      <text:p text:style-name="P8"><text:tab/><text:tab/>int status=recv(client_fd,&amp;p,sizeof(packet),0);</text:p>
      <text:p text:style-name="P8"><text:tab/><text:tab/></text:p>
      <text:p text:style-name="P8"><text:tab/><text:tab/>if(status&lt;0){</text:p>
      <text:p text:style-name="P8"><text:tab/><text:tab/></text:p>
      <text:p text:style-name="P8"><text:tab/><text:tab/><text:tab/>printf("Receive failed\n");</text:p>
      <text:p text:style-name="P8"><text:tab/><text:tab/>}</text:p>
      <text:p text:style-name="P8"><text:tab/><text:tab/>else if(status==0){</text:p>
      <text:p text:style-name="P8"><text:tab/><text:tab/><text:tab/>printf("Receive Completed.\nArray:");</text:p>
      <text:p text:style-name="P8"><text:tab/><text:tab/><text:tab/>for(int i=0;arr[i]!=-1;i++)</text:p>
      <text:p text:style-name="P8"><text:tab/><text:tab/><text:tab/>{</text:p>
      <text:p text:style-name="P8"><text:tab/><text:tab/><text:tab/><text:tab/>printf("%d ",arr[i]);</text:p>
      <text:p text:style-name="P8"><text:tab/><text:tab/><text:tab/>}</text:p>
      <text:p text:style-name="P8"><text:soft-page-break/><text:tab/><text:tab/><text:tab/>printf("\n");</text:p>
      <text:p text:style-name="P8"><text:tab/><text:tab/><text:tab/>break;</text:p>
      <text:p text:style-name="P8"><text:tab/><text:tab/>}</text:p>
      <text:p text:style-name="P8"><text:tab/><text:tab/>else{</text:p>
      <text:p text:style-name="P8"><text:tab/><text:tab/><text:tab/>printf("Received Data:%d Seq%d\n",p.data,p.seq);</text:p>
      <text:p text:style-name="P8"><text:tab/><text:tab/><text:tab/>int index=add(arr,p.data,p.seq);</text:p>
      <text:p text:style-name="P8"><text:tab/><text:tab/><text:tab/>if(index!=-1){</text:p>
      <text:p text:style-name="P8"><text:tab/><text:tab/><text:tab/>int temp=p.seq;</text:p>
      <text:p text:style-name="P8"><text:tab/><text:tab/><text:tab/><text:tab/>p.type=-1;</text:p>
      <text:p text:style-name="P8"><text:tab/><text:tab/><text:tab/><text:tab/>p.seq=index;</text:p>
      <text:p text:style-name="P8"><text:tab/><text:tab/><text:tab/><text:tab/></text:p>
      <text:p text:style-name="P8"><text:tab/><text:tab/><text:tab/><text:tab/>if(rand()%10!=6){</text:p>
      <text:p text:style-name="P8"><text:tab/><text:tab/><text:tab/><text:tab/></text:p>
      <text:p text:style-name="P8"><text:tab/><text:tab/><text:tab/><text:tab/><text:tab/>if(send(client_fd,&amp;p,sizeof(packet),0)&lt;0){</text:p>
      <text:p text:style-name="P8"><text:tab/><text:tab/><text:tab/><text:tab/><text:tab/><text:tab/></text:p>
      <text:p text:style-name="P8"><text:tab/><text:tab/><text:tab/><text:tab/><text:tab/><text:tab/>printf("Send Failed\n");</text:p>
      <text:p text:style-name="P8"><text:tab/><text:tab/><text:tab/><text:tab/><text:tab/>}</text:p>
      <text:p text:style-name="P8"><text:tab/><text:tab/><text:tab/><text:tab/><text:tab/>else{</text:p>
      <text:p text:style-name="P8"><text:tab/><text:tab/><text:tab/><text:tab/><text:tab/><text:tab/>printf("Sent NACK:%d\n",p.seq);</text:p>
      <text:p text:style-name="P8"><text:tab/><text:tab/><text:tab/><text:tab/><text:tab/>}</text:p>
      <text:p text:style-name="P8"><text:tab/><text:tab/><text:tab/><text:tab/>}</text:p>
      <text:p text:style-name="P8"><text:tab/><text:tab/><text:tab/><text:tab/>else{</text:p>
      <text:p text:style-name="P8"><text:tab/><text:tab/><text:tab/><text:tab/><text:tab/>printf("NACK:%d lost\n",p.seq);</text:p>
      <text:p text:style-name="P8"><text:tab/><text:tab/><text:tab/><text:tab/>}</text:p>
      <text:p text:style-name="P8"><text:tab/><text:tab/><text:tab/><text:tab/>p.seq=temp;</text:p>
      <text:p text:style-name="P8"><text:tab/><text:tab/><text:tab/>}</text:p>
      <text:p text:style-name="P8"><text:tab/><text:tab/><text:tab/>p.type=1;</text:p>
      <text:p text:style-name="P8"><text:tab/><text:tab/><text:tab/>if(rand()%10!=6){</text:p>
      <text:p text:style-name="P8"><text:tab/><text:tab/><text:tab/><text:tab/></text:p>
      <text:p text:style-name="P8"><text:tab/><text:tab/><text:tab/><text:tab/>if(send(client_fd,&amp;p,sizeof(packet),0)&lt;0){</text:p>
      <text:p text:style-name="P8"><text:tab/><text:tab/><text:tab/><text:tab/><text:tab/><text:tab/></text:p>
      <text:p text:style-name="P8"><text:tab/><text:tab/><text:tab/><text:tab/><text:tab/>printf("Send Failed\n");</text:p>
      <text:p text:style-name="P8"><text:tab/><text:tab/><text:tab/><text:tab/>}</text:p>
      <text:p text:style-name="P8"><text:tab/><text:tab/><text:tab/><text:tab/>else{</text:p>
      <text:p text:style-name="P8"><text:tab/><text:tab/><text:tab/><text:tab/><text:tab/>printf("Sent ACK:%d\n",p.seq);</text:p>
      <text:p text:style-name="P8"><text:tab/><text:tab/><text:tab/><text:tab/>}</text:p>
      <text:p text:style-name="P8"><text:tab/><text:tab/><text:tab/>}</text:p>
      <text:p text:style-name="P8"><text:tab/><text:tab/><text:tab/>else{</text:p>
      <text:p text:style-name="P8"><text:tab/><text:tab/><text:tab/><text:tab/>printf("ACK:%d lost\n",p.seq);</text:p>
      <text:p text:style-name="P8"><text:tab/><text:tab/><text:tab/>}</text:p>
      <text:p text:style-name="P8"><text:tab/>}</text:p>
      <text:p text:style-name="P8"><text:tab/>close(server_fd);</text:p>
      <text:p text:style-name="P8"><text:tab/>close(client_fd);</text:p>
      <text:p text:style-name="P8">}</text:p>
      <text:p text:style-name="P7">client.c</text:p>
      <text:p text:style-name="P8">#include&lt;stdio.h&gt;</text:p>
      <text:p text:style-name="P8">#include&lt;stdlib.h&gt;</text:p>
      <text:p text:style-name="P8">#include&lt;arpa/inet.h&gt;</text:p>
      <text:p text:style-name="P8">#include&lt;sys/socket.h&gt;</text:p>
      <text:p text:style-name="P8">#include&lt;unistd.h&gt;</text:p>
      <text:p text:style-name="P8">#include&lt;sys/time.h&gt;</text:p>
      <text:p text:style-name="P8">#define PORT 5000</text:p>
      <text:p text:style-name="P8"/>
      <text:p text:style-name="P8">int count=0;</text:p>
      <text:p text:style-name="P8">typedef struct packet{</text:p>
      <text:p text:style-name="P8"><text:tab/>int data;</text:p>
      <text:p text:style-name="P8"><text:tab/>int type;</text:p>
      <text:p text:style-name="P8"><text:tab/>int seq;</text:p>
      <text:p text:style-name="P8">}packet;</text:p>
      <text:p text:style-name="P8">typedef struct window{</text:p>
      <text:p text:style-name="P8"><text:tab/>int size;</text:p>
      <text:p text:style-name="P8"><text:tab/>int start;</text:p>
      <text:p text:style-name="P8"><text:tab/>int end;</text:p>
      <text:p text:style-name="P8"><text:tab/></text:p>
      <text:p text:style-name="P8">}window;</text:p>
      <text:p text:style-name="P8">typedef struct data{</text:p>
      <text:p text:style-name="P8"><text:tab/>int *arr;</text:p>
      <text:p text:style-name="P8"><text:tab/>int n;</text:p>
      <text:p text:style-name="P8"><text:tab/>int client_fd;</text:p>
      <text:p text:style-name="P8"><text:tab/>packet* p;</text:p>
      <text:p text:style-name="P8"><text:tab/>window* w;</text:p>
      <text:p text:style-name="P8"><text:tab/></text:p>
      <text:p text:style-name="P8">}data;</text:p>
      <text:p text:style-name="P8"/>
      <text:p text:style-name="P8">int ack_frame(int arr[],int index){</text:p>
      <text:p text:style-name="P8"><text:tab/>int flag=-1;</text:p>
      <text:p text:style-name="P8"><text:tab/>for(int i=0;i&lt;index;i++){</text:p>
      <text:p text:style-name="P8"><text:tab/></text:p>
      <text:p text:style-name="P8"><text:tab/><text:tab/>if(arr[i]!=-1){</text:p>
      <text:p text:style-name="P8"><text:tab/><text:tab/><text:tab/>flag=i;</text:p>
      <text:p text:style-name="P8"><text:tab/><text:tab/><text:tab/>break;</text:p>
      <text:p text:style-name="P8"><text:tab/><text:tab/>}</text:p>
      <text:p text:style-name="P8"><text:tab/><text:tab/></text:p>
      <text:p text:style-name="P8"><text:tab/>}</text:p>
      <text:p text:style-name="P8"><text:tab/>arr[index]=-1;</text:p>
      <text:p text:style-name="P8"><text:tab/>return flag;</text:p>
      <text:p text:style-name="P8"/>
      <text:p text:style-name="P8">}</text:p>
      <text:p text:style-name="P8">void send_window(data d){</text:p>
      <text:p text:style-name="P8"><text:soft-page-break/></text:p>
      <text:p text:style-name="P8"><text:tab/>for(d.p-&gt;seq=d.w-&gt;start;d.p-&gt;seq&lt;=d.w-&gt;end &amp;&amp; d.w-&gt;end &lt; d.n;d.p-&gt;seq++){</text:p>
      <text:p text:style-name="P8"><text:tab/><text:tab/>d.p-&gt;type=0;</text:p>
      <text:p text:style-name="P8"><text:tab/><text:tab/>d.p-&gt;data=d.arr[d.p-&gt;seq];</text:p>
      <text:p text:style-name="P8"><text:tab/><text:tab/></text:p>
      <text:p text:style-name="P8"><text:tab/><text:tab/>if(d.p-&gt;data==-1)</text:p>
      <text:p text:style-name="P8"><text:tab/><text:tab/><text:tab/>return;</text:p>
      <text:p text:style-name="P8"><text:tab/><text:tab/></text:p>
      <text:p text:style-name="P8"><text:tab/><text:tab/>if(rand()%10!=6){</text:p>
      <text:p text:style-name="P8"><text:tab/><text:tab/><text:tab/>if(send(d.client_fd,d.p,sizeof(packet),0)&lt;0){</text:p>
      <text:p text:style-name="P8"><text:tab/><text:tab/><text:tab/><text:tab/>printf("Send Failed\n");<text:tab/><text:tab/></text:p>
      <text:p text:style-name="P8"><text:tab/><text:tab/><text:tab/>}<text:tab/></text:p>
      <text:p text:style-name="P8"><text:tab/><text:tab/><text:tab/>else{</text:p>
      <text:p text:style-name="P8"><text:tab/><text:tab/><text:tab/><text:tab/>printf("Sent Data:%d Seq:%d\n",d.p-&gt;data,d.p-&gt;seq);</text:p>
      <text:p text:style-name="P8"><text:tab/><text:tab/><text:tab/>}</text:p>
      <text:p text:style-name="P8"><text:tab/><text:tab/>}</text:p>
      <text:p text:style-name="P8"><text:tab/><text:tab/>else{</text:p>
      <text:p text:style-name="P8"><text:tab/><text:tab/><text:tab/>printf("Lost Data:%d Seq:%d\n",d.p-&gt;data,d.p-&gt;seq);</text:p>
      <text:p text:style-name="P8"><text:tab/><text:tab/>}</text:p>
      <text:p text:style-name="P8"><text:tab/>}</text:p>
      <text:p text:style-name="P8"/>
      <text:p text:style-name="P8">}</text:p>
      <text:p text:style-name="P8"/>
      <text:p text:style-name="P8">void send_frame(data d,int seq){</text:p>
      <text:p text:style-name="P8"><text:tab/>d.p-&gt;type=0;</text:p>
      <text:p text:style-name="P8"><text:tab/>int temp;</text:p>
      <text:p text:style-name="P8"><text:tab/>if(seq==-1){</text:p>
      <text:p text:style-name="P8"><text:tab/><text:tab/>d.p-&gt;data=d.arr[d.w-&gt;end];</text:p>
      <text:p text:style-name="P8"><text:tab/>}</text:p>
      <text:p text:style-name="P8"><text:tab/>else{</text:p>
      <text:p text:style-name="P8"><text:tab/><text:tab/>d.p-&gt;data=d.arr[seq];</text:p>
      <text:p text:style-name="P8"><text:tab/><text:tab/>temp=d.p-&gt;seq;</text:p>
      <text:p text:style-name="P8"><text:tab/><text:tab/>d.p-&gt;seq=seq;</text:p>
      <text:p text:style-name="P8"><text:tab/>}</text:p>
      <text:p text:style-name="P8"><text:tab/></text:p>
      <text:p text:style-name="P8"><text:tab/>if(d.p-&gt;data==-1)</text:p>
      <text:p text:style-name="P8"><text:tab/><text:tab/>return;</text:p>
      <text:p text:style-name="P8"><text:tab/></text:p>
      <text:p text:style-name="P8"><text:tab/>if(rand()%10!=6){</text:p>
      <text:p text:style-name="P8"><text:tab/></text:p>
      <text:p text:style-name="P8"><text:tab/><text:tab/>if(send(d.client_fd,d.p,sizeof(packet),0)&lt;0){</text:p>
      <text:p text:style-name="P8"><text:tab/><text:tab/><text:tab/>printf("Send failed\n");</text:p>
      <text:p text:style-name="P8"><text:tab/><text:tab/>}</text:p>
      <text:p text:style-name="P8"><text:tab/><text:tab/>else{</text:p>
      <text:p text:style-name="P8"><text:soft-page-break/><text:tab/><text:tab/><text:tab/>printf("Sent Data:%d Seq:%d\n",d.p-&gt;data,d.p-&gt;seq);</text:p>
      <text:p text:style-name="P8"><text:tab/><text:tab/>}<text:tab/></text:p>
      <text:p text:style-name="P8"><text:tab/></text:p>
      <text:p text:style-name="P8"><text:tab/>}</text:p>
      <text:p text:style-name="P8"><text:tab/>else{</text:p>
      <text:p text:style-name="P8"><text:tab/><text:tab/>printf("Lost Data:%d Seq:%d\n",d.p-&gt;data,d.p-&gt;seq);</text:p>
      <text:p text:style-name="P8"><text:tab/>}</text:p>
      <text:p text:style-name="P8"><text:tab/></text:p>
      <text:p text:style-name="P8"><text:tab/>if(seq==-1){</text:p>
      <text:p text:style-name="P8"><text:tab/><text:tab/>d.p-&gt;seq++;</text:p>
      <text:p text:style-name="P8"><text:tab/>}</text:p>
      <text:p text:style-name="P8"><text:tab/>else{</text:p>
      <text:p text:style-name="P8"><text:tab/><text:tab/>d.p-&gt;seq=temp;</text:p>
      <text:p text:style-name="P10"><text:tab/>}</text:p>
      <text:p text:style-name="P10">}</text:p>
      <text:p text:style-name="P8">void recv_ack(data d){</text:p>
      <text:p text:style-name="P8"/>
      <text:p text:style-name="P8"><text:tab/>data d1;</text:p>
      <text:p text:style-name="P8"><text:tab/>packet p;</text:p>
      <text:p text:style-name="P8"><text:tab/>d1.p=&amp;p;</text:p>
      <text:p text:style-name="P8"><text:tab/></text:p>
      <text:p text:style-name="P8"><text:tab/>if(recv(d.client_fd,d1.p,sizeof(packet),0)&lt;0){</text:p>
      <text:p text:style-name="P8"><text:tab/><text:tab/>printf("Timeout! Window retransmitting\n");</text:p>
      <text:p text:style-name="P8"><text:tab/><text:tab/>send_window(d);</text:p>
      <text:p text:style-name="P8"><text:tab/><text:tab/>recv_ack(d);</text:p>
      <text:p text:style-name="P8"><text:tab/>}</text:p>
      <text:p text:style-name="P8"><text:tab/>else{</text:p>
      <text:p text:style-name="P8"><text:tab/><text:tab/>if(d1.p-&gt;type==1){</text:p>
      <text:p text:style-name="P8"><text:tab/><text:tab/><text:tab/></text:p>
      <text:p text:style-name="P8"><text:tab/><text:tab/><text:tab/>if(d.arr[d1.p-&gt;seq]==-1){</text:p>
      <text:p text:style-name="P8"><text:tab/><text:tab/><text:tab/><text:tab/>recv_ack(d);</text:p>
      <text:p text:style-name="P8"><text:tab/><text:tab/><text:tab/>}</text:p>
      <text:p text:style-name="P8"><text:tab/><text:tab/><text:tab/>else{</text:p>
      <text:p text:style-name="P8"><text:tab/><text:tab/><text:tab/><text:tab/>printf("Received ACK:%d for Data:%d\n",d1.p-&gt;seq,d1.p-&gt;data);</text:p>
      <text:p text:style-name="P8"><text:tab/><text:tab/><text:tab/><text:tab/></text:p>
      <text:p text:style-name="P8"><text:tab/><text:tab/><text:tab/><text:tab/></text:p>
      <text:p text:style-name="P8"><text:tab/><text:tab/><text:tab/><text:tab/>count++;</text:p>
      <text:p text:style-name="P8"><text:tab/><text:tab/><text:tab/><text:tab/>d.w-&gt;start++;</text:p>
      <text:p text:style-name="P8"><text:tab/><text:tab/><text:tab/><text:tab/>d.w-&gt;end++;</text:p>
      <text:p text:style-name="P8"><text:tab/><text:tab/><text:tab/><text:tab/></text:p>
      <text:p text:style-name="P8"><text:tab/><text:tab/><text:tab/><text:tab/>int index=ack_frame(d.arr,d1.p-&gt;seq);</text:p>
      <text:p text:style-name="P8"><text:tab/><text:tab/><text:tab/><text:tab/></text:p>
      <text:p text:style-name="P8"><text:tab/><text:tab/><text:tab/><text:tab/>if(index!=-1){</text:p>
      <text:p text:style-name="P8"><text:soft-page-break/><text:tab/><text:tab/><text:tab/><text:tab/><text:tab/>printf("ACK %d not received. Frame %d retransmitting\n",index,index);</text:p>
      <text:p text:style-name="P8"><text:tab/><text:tab/><text:tab/><text:tab/><text:tab/>send_frame(d,index);</text:p>
      <text:p text:style-name="P8"><text:tab/><text:tab/><text:tab/><text:tab/>}</text:p>
      <text:p text:style-name="P8"><text:tab/><text:tab/><text:tab/><text:tab/>if(count==d.n){</text:p>
      <text:p text:style-name="P8"><text:tab/><text:tab/><text:tab/><text:tab/><text:tab/>printf("Sent Completed\nArray:");</text:p>
      <text:p text:style-name="P8"><text:tab/><text:tab/><text:tab/><text:tab/><text:tab/>for(int i=0;i&lt;d.n;i++){</text:p>
      <text:p text:style-name="P8"><text:tab/><text:tab/><text:tab/><text:tab/><text:tab/><text:tab/>printf("%d",d.arr[i]);</text:p>
      <text:p text:style-name="P8"><text:tab/><text:tab/><text:tab/><text:tab/><text:tab/></text:p>
      <text:p text:style-name="P8"><text:tab/><text:tab/><text:tab/><text:tab/><text:tab/>}</text:p>
      <text:p text:style-name="P8"><text:tab/><text:tab/><text:tab/><text:tab/><text:tab/>printf("\n");</text:p>
      <text:p text:style-name="P8"><text:tab/><text:tab/><text:tab/><text:tab/><text:tab/>close(d.client_fd);</text:p>
      <text:p text:style-name="P8"><text:tab/><text:tab/><text:tab/><text:tab/><text:tab/>exit(0);</text:p>
      <text:p text:style-name="P8"><text:tab/><text:tab/><text:tab/><text:tab/>}</text:p>
      <text:p text:style-name="P8"><text:tab/><text:tab/><text:tab/><text:tab/></text:p>
      <text:p text:style-name="P8"><text:tab/><text:tab/><text:tab/><text:tab/>if(d.w-&gt;end &lt; d.n){</text:p>
      <text:p text:style-name="P8"><text:tab/><text:tab/><text:tab/><text:tab/><text:tab/>send_frame(d,-1);</text:p>
      <text:p text:style-name="P8"><text:tab/><text:tab/><text:tab/><text:tab/><text:tab/>recv_ack(d);</text:p>
      <text:p text:style-name="P8"><text:tab/><text:tab/><text:tab/><text:tab/>}</text:p>
      <text:p text:style-name="P8"><text:tab/><text:tab/><text:tab/><text:tab/>else{</text:p>
      <text:p text:style-name="P8"><text:tab/><text:tab/><text:tab/><text:tab/><text:tab/>recv_ack(d);</text:p>
      <text:p text:style-name="P8"><text:tab/><text:tab/><text:tab/><text:tab/>}</text:p>
      <text:p text:style-name="P8"><text:tab/><text:tab/><text:tab/>}</text:p>
      <text:p text:style-name="P8"><text:tab/><text:tab/>}</text:p>
      <text:p text:style-name="P8"><text:tab/><text:tab/>else if(d1.p-&gt;type==-1){</text:p>
      <text:p text:style-name="P8"><text:tab/><text:tab/><text:tab/>printf("Received NACK:%d.Frame %d rentransmitting\n",d1.p-&gt;seq,d1.p-&gt;seq);</text:p>
      <text:p text:style-name="P8"><text:tab/><text:tab/><text:tab/>send_frame(d,d1.p-&gt;seq);</text:p>
      <text:p text:style-name="P8"><text:tab/><text:tab/><text:tab/>recv_ack(d);</text:p>
      <text:p text:style-name="P8"><text:tab/><text:tab/>}</text:p>
      <text:p text:style-name="P8"><text:tab/>}</text:p>
      <text:p text:style-name="P8">}</text:p>
      <text:p text:style-name="P8">void main(){</text:p>
      <text:p text:style-name="P8"><text:tab/>int n,i;</text:p>
      <text:p text:style-name="P8"><text:tab/>printf("Enter the no of elements\n");</text:p>
      <text:p text:style-name="P8"><text:tab/>scanf("%d",&amp;n);</text:p>
      <text:p text:style-name="P8"><text:tab/>int arr[n],client_fd;</text:p>
      <text:p text:style-name="P8"><text:tab/>struct sockaddr_in servaddr;</text:p>
      <text:p text:style-name="P8"><text:tab/>printf("Enter the elements into the array\n");</text:p>
      <text:p text:style-name="P8"><text:tab/>for(i=0;i&lt;n;i++)</text:p>
      <text:p text:style-name="P8"><text:tab/>{</text:p>
      <text:p text:style-name="P8"><text:tab/><text:tab/>scanf("%d",&amp;arr[i]);</text:p>
      <text:p text:style-name="P8"><text:tab/>}</text:p>
      <text:p text:style-name="P8"><text:tab/>client_fd=socket(AF_INET,SOCK_STREAM,0);</text:p>
      <text:p text:style-name="P8"><text:tab/>if(client_fd&lt;0){</text:p>
      <text:p text:style-name="P8"><text:soft-page-break/><text:tab/><text:tab/>printf("Socket not created\n");</text:p>
      <text:p text:style-name="P8"><text:tab/>}</text:p>
      <text:p text:style-name="P8"><text:tab/>printf("Socket created\n");</text:p>
      <text:p text:style-name="P8"><text:tab/></text:p>
      <text:p text:style-name="P8"><text:tab/>servaddr.sin_family=AF_INET;</text:p>
      <text:p text:style-name="P8"><text:tab/>servaddr.sin_addr.s_addr=INADDR_ANY;</text:p>
      <text:p text:style-name="P8"><text:tab/>servaddr.sin_port=htons(PORT);</text:p>
      <text:p text:style-name="P8"><text:tab/></text:p>
      <text:p text:style-name="P8"><text:tab/>if(connect(client_fd,(struct sockaddr*)&amp;servaddr,sizeof(servaddr))&lt;0)</text:p>
      <text:p text:style-name="P8"><text:tab/>{</text:p>
      <text:p text:style-name="P8"><text:tab/><text:tab/>printf("Connection Failed\n");</text:p>
      <text:p text:style-name="P8"><text:tab/><text:tab/>exit(0);</text:p>
      <text:p text:style-name="P8"><text:tab/>}</text:p>
      <text:p text:style-name="P8"><text:tab/>printf("Connection Established\n");</text:p>
      <text:p text:style-name="P8"><text:tab/></text:p>
      <text:p text:style-name="P8"><text:tab/>struct timeval tv;</text:p>
      <text:p text:style-name="P8"><text:tab/>tv.tv_sec=1;</text:p>
      <text:p text:style-name="P8"><text:tab/>tv.tv_usec=0;</text:p>
      <text:p text:style-name="P8"><text:tab/>setsockopt(client_fd,SOL_SOCKET,SO_RCVTIMEO,(const char*)&amp;tv,sizeof(tv));</text:p>
      <text:p text:style-name="P8"><text:tab/></text:p>
      <text:p text:style-name="P8"><text:tab/>packet p;</text:p>
      <text:p text:style-name="P8"><text:tab/>window w;</text:p>
      <text:p text:style-name="P8"><text:tab/>data d;</text:p>
      <text:p text:style-name="P8"><text:tab/>printf("Enter the size of the window\n");</text:p>
      <text:p text:style-name="P8"><text:tab/>scanf("%d",&amp;w.size);</text:p>
      <text:p text:style-name="P8"><text:tab/>w.start=0;</text:p>
      <text:p text:style-name="P8"><text:tab/>w.end=w.size-1;</text:p>
      <text:p text:style-name="P8"><text:tab/>d.arr=arr;</text:p>
      <text:p text:style-name="P8"><text:tab/>d.n=n;</text:p>
      <text:p text:style-name="P8"><text:tab/>d.client_fd=client_fd;</text:p>
      <text:p text:style-name="P8"><text:tab/>d.p=&amp;p;</text:p>
      <text:p text:style-name="P8"><text:tab/>d.w=&amp;w;</text:p>
      <text:p text:style-name="P8"><text:tab/></text:p>
      <text:p text:style-name="P8"><text:tab/>send_window(d);<text:tab/></text:p>
      <text:p text:style-name="P8"><text:tab/>recv_ack(d);</text:p>
      <text:p text:style-name="P8">}</text:p>
      <text:p text:style-name="P8"/>
      <text:p text:style-name="P6">Output:</text:p>
      <text:p text:style-name="P6"/>
      <text:p text:style-name="P6">server.c</text:p>
      <text:p text:style-name="P8">suraj@SURA:~/Desktop/NP LAB/CYCLE 2/exp1/iii$ gcc server.c</text:p>
      <text:p text:style-name="P8">suraj@SURA:~/Desktop/NP LAB/CYCLE 2/exp1/iii$ ./a.out</text:p>
      <text:p text:style-name="P8">Socket created</text:p>
      <text:p text:style-name="P8">Binding Successful</text:p>
      <text:p text:style-name="P8"><text:soft-page-break/>Server Listening</text:p>
      <text:p text:style-name="P8">Connection Successfull</text:p>
      <text:p text:style-name="P8">Received Data:1 Seq0</text:p>
      <text:p text:style-name="P8">Sent ACK:0</text:p>
      <text:p text:style-name="P8">Received Data:3 Seq2</text:p>
      <text:p text:style-name="P8">NACK:1 lost</text:p>
      <text:p text:style-name="P8">Sent ACK:2</text:p>
      <text:p text:style-name="P8">Received Data:2 Seq1</text:p>
      <text:p text:style-name="P8">Sent ACK:1</text:p>
      <text:p text:style-name="P8">Received Data:4 Seq3</text:p>
      <text:p text:style-name="P8">Sent ACK:3</text:p>
      <text:p text:style-name="P8">Received Data:5 Seq4</text:p>
      <text:p text:style-name="P8">Sent ACK:4</text:p>
      <text:p text:style-name="P8">Receive Completed.</text:p>
      <text:p text:style-name="P8">Array:1 2 3 4 5 </text:p>
      <text:p text:style-name="P8"/>
      <text:p text:style-name="P6">client.c</text:p>
      <text:p text:style-name="P8">suraj@SURA:~/Desktop/NP LAB/CYCLE 2/exp1/iii$ gcc client.c</text:p>
      <text:p text:style-name="P8">suraj@SURA:~/Desktop/NP LAB/CYCLE 2/exp1/iii$ ./a.out</text:p>
      <text:p text:style-name="P8">Enter the no of elements</text:p>
      <text:p text:style-name="P8">5</text:p>
      <text:p text:style-name="P8">Enter the elements into the array</text:p>
      <text:p text:style-name="P8">1 2 3 4 5</text:p>
      <text:p text:style-name="P8">Socket created</text:p>
      <text:p text:style-name="P8">Connection Established</text:p>
      <text:p text:style-name="P8">Enter the size of the window</text:p>
      <text:p text:style-name="P8">2</text:p>
      <text:p text:style-name="P8">Sent Data:1 Seq:0</text:p>
      <text:p text:style-name="P8">Lost Data:2 Seq:1</text:p>
      <text:p text:style-name="P8">Received ACK:0 for Data:1</text:p>
      <text:p text:style-name="P8">Sent Data:3 Seq:2</text:p>
      <text:p text:style-name="P8">Received ACK:2 for Data:3</text:p>
      <text:p text:style-name="P8">ACK 1 not received. Frame 1 retransmitting</text:p>
      <text:p text:style-name="P8">Sent Data:2 Seq:1</text:p>
      <text:p text:style-name="P8">Sent Data:4 Seq:3</text:p>
      <text:p text:style-name="P8">Received ACK:1 for Data:2</text:p>
      <text:p text:style-name="P8">Sent Data:5 Seq:4</text:p>
      <text:p text:style-name="P8">Received ACK:3 for Data:4</text:p>
      <text:p text:style-name="P8">Received ACK:4 for Data:5</text:p>
      <text:p text:style-name="P8">Sent Completed</text:p>
      <text:p text:style-name="P8">Array:-1-1-1-1-1</text:p>
      <text:p text:style-name="P9"/>
      <text:p text:style-name="P34">/*<text:span text:style-name="T1">S Suraj</text:span></text:p>
      <text:p text:style-name="P30">B21CSA52</text:p>
      <text:p text:style-name="P35">Distance vector routing</text:p>
      <text:p text:style-name="P14">Exp No <text:span text:style-name="T3">2</text:span><text:span text:style-name="T1">*/</text:span></text:p>
      <text:p text:style-name="P42"/>
      <text:p text:style-name="P18">#include&lt;stdio.h&gt;</text:p>
      <text:p text:style-name="P18">#include&lt;limits.h&gt;</text:p>
      <text:p text:style-name="P18">struct node{</text:p>
      <text:p text:style-name="P18"><text:tab/>int dist[100];</text:p>
      <text:p text:style-name="P18"><text:tab/>int from[100];</text:p>
      <text:p text:style-name="P18">};</text:p>
      <text:p text:style-name="P18"/>
      <text:p text:style-name="P18">int path(int src,int dest,int from[]){</text:p>
      <text:p text:style-name="P18"><text:tab/>int temp;</text:p>
      <text:p text:style-name="P18"><text:tab/>while(1){</text:p>
      <text:p text:style-name="P18"><text:tab/><text:tab/>temp=dest;</text:p>
      <text:p text:style-name="P18"><text:tab/><text:tab/>dest=from[dest];</text:p>
      <text:p text:style-name="P18"><text:tab/><text:tab/>if(temp==dest)</text:p>
      <text:p text:style-name="P18"><text:tab/><text:tab/>break;<text:tab/><text:tab/></text:p>
      <text:p text:style-name="P18"><text:tab/>}</text:p>
      <text:p text:style-name="P18"><text:tab/>return temp;</text:p>
      <text:p text:style-name="P18">}</text:p>
      <text:p text:style-name="P18"/>
      <text:p text:style-name="P18">void main(){</text:p>
      <text:p text:style-name="P18"><text:tab/>int n,i,j,k;</text:p>
      <text:p text:style-name="P18"><text:tab/>printf("Enter the no of nodes\n");</text:p>
      <text:p text:style-name="P18"><text:tab/>scanf("%d",&amp;n);</text:p>
      <text:p text:style-name="P18"><text:tab/>int cost_matrix[n][n];</text:p>
      <text:p text:style-name="P18"><text:tab/>struct node rt[n];//routing table</text:p>
      <text:p text:style-name="P18"><text:tab/>printf("Enter the cost matrix:\n");</text:p>
      <text:p text:style-name="P18"><text:tab/>for(i=0;i&lt;n;i++){</text:p>
      <text:p text:style-name="P18"><text:tab/><text:tab/>for(j=0;j&lt;n;j++){</text:p>
      <text:p text:style-name="P18"><text:tab/><text:tab/><text:tab/>scanf("%d",&amp;cost_matrix[i][j]);</text:p>
      <text:p text:style-name="P18"><text:tab/><text:tab/><text:tab/>if(cost_matrix[i][j]==-1){</text:p>
      <text:p text:style-name="P18"><text:tab/><text:tab/><text:tab/><text:tab/>cost_matrix[i][j]=SHRT_MAX;</text:p>
      <text:p text:style-name="P18"><text:tab/><text:tab/><text:tab/>}</text:p>
      <text:p text:style-name="P18"><text:tab/><text:tab/><text:tab/>rt[i].dist[j]=cost_matrix[i][j];</text:p>
      <text:p text:style-name="P18"><text:tab/><text:tab/><text:tab/>rt[i].from[j]=j;<text:tab/><text:tab/></text:p>
      <text:p text:style-name="P18"><text:tab/><text:tab/>}</text:p>
      <text:p text:style-name="P18"><text:tab/><text:tab/>cost_matrix[i][i]=0;</text:p>
      <text:p text:style-name="P18"><text:tab/>}</text:p>
      <text:p text:style-name="P18"><text:tab/>for(k=0;k&lt;n-1;k++){</text:p>
      <text:p text:style-name="P18"><text:tab/></text:p>
      <text:p text:style-name="P18"><text:tab/><text:tab/>for(i=0;i&lt;n;i++){</text:p>
      <text:p text:style-name="P18"><text:tab/><text:tab/><text:tab/>for(j=0;j&lt;n;j++){</text:p>
      <text:p text:style-name="P18"><text:soft-page-break/><text:tab/><text:tab/><text:tab/><text:tab/></text:p>
      <text:p text:style-name="P18"><text:tab/><text:tab/><text:tab/><text:tab/>if(rt[i].dist[j] &gt; cost_matrix[i][k] + rt[k].dist[j]){</text:p>
      <text:p text:style-name="P18"><text:tab/><text:tab/><text:tab/><text:tab/><text:tab/>rt[i].dist[j]=cost_matrix[i][k] + rt[k].dist[i];</text:p>
      <text:p text:style-name="P18"><text:tab/><text:tab/><text:tab/><text:tab/><text:tab/>rt[i].from[j]=k;</text:p>
      <text:p text:style-name="P18"><text:tab/><text:tab/><text:tab/><text:tab/><text:tab/></text:p>
      <text:p text:style-name="P18"><text:tab/><text:tab/><text:tab/><text:tab/>}<text:tab/><text:tab/></text:p>
      <text:p text:style-name="P18"><text:tab/><text:tab/><text:tab/>}</text:p>
      <text:p text:style-name="P18"><text:tab/><text:tab/>}</text:p>
      <text:p text:style-name="P18"><text:tab/>}</text:p>
      <text:p text:style-name="P18"><text:tab/>for(i=0;i&lt;n;i++){</text:p>
      <text:p text:style-name="P18"><text:tab/><text:tab/>printf("From router %d\n",i+1);</text:p>
      <text:p text:style-name="P18"><text:tab/><text:tab/>for(j=0;j&lt;n;j++){</text:p>
      <text:p text:style-name="P18"><text:tab/><text:tab/><text:tab/>printf("shorest distance to %d is %d via %d\n",j+1,rt[i].dist[j],path(i,j,rt[i].from)+1);</text:p>
      <text:p text:style-name="P18"><text:tab/><text:tab/></text:p>
      <text:p text:style-name="P18"><text:tab/><text:tab/>}</text:p>
      <text:p text:style-name="P18"><text:tab/><text:tab/>printf("\n");</text:p>
      <text:p text:style-name="P18"><text:tab/>}</text:p>
      <text:p text:style-name="P18"/>
      <text:p text:style-name="P18">}</text:p>
      <text:p text:style-name="P45">Output:</text:p>
      <text:p text:style-name="P18">suraj@SURA:~/Desktop/NP LAB/CYCLE 2/exp2$ gcc dvr.c</text:p>
      <text:p text:style-name="P18">suraj@SURA:~/Desktop/NP LAB/CYCLE 2/exp2$ ./a.out</text:p>
      <text:p text:style-name="P18">Enter the no of nodes</text:p>
      <text:p text:style-name="P18">4</text:p>
      <text:p text:style-name="P18">Enter the cost matrix:</text:p>
      <text:p text:style-name="P18">3 0 23 -1</text:p>
      <text:p text:style-name="P18">3 0 2 -1</text:p>
      <text:p text:style-name="P18">2 2 0 5</text:p>
      <text:p text:style-name="P18">-1 -1 5 0</text:p>
      <text:p text:style-name="P18">From router 1</text:p>
      <text:p text:style-name="P18">shorest distance to 1 is 3 via 1</text:p>
      <text:p text:style-name="P18">shorest distance to 2 is 0 via 2</text:p>
      <text:p text:style-name="P18">shorest distance to 3 is 3 via 2</text:p>
      <text:p text:style-name="P18">shorest distance to 4 is 25 via 2</text:p>
      <text:p text:style-name="P18"/>
      <text:p text:style-name="P18">From router 2</text:p>
      <text:p text:style-name="P18">shorest distance to 1 is 3 via 1</text:p>
      <text:p text:style-name="P18">shorest distance to 2 is 0 via 2</text:p>
      <text:p text:style-name="P18">shorest distance to 3 is 2 via 3</text:p>
      <text:p text:style-name="P18">shorest distance to 4 is 4 via 3</text:p>
      <text:p text:style-name="P18"/>
      <text:p text:style-name="P18">From router 3</text:p>
      <text:p text:style-name="P18">shorest distance to 1 is 2 via 1</text:p>
      <text:p text:style-name="P18">shorest distance to 2 is 2 via 2</text:p>
      <text:p text:style-name="P18"><text:soft-page-break/>shorest distance to 3 is 0 via 3</text:p>
      <text:p text:style-name="P18">shorest distance to 4 is 5 via 4</text:p>
      <text:p text:style-name="P18"/>
      <text:p text:style-name="P18">From router 4</text:p>
      <text:p text:style-name="P18">shorest distance to 1 is 10 via 3</text:p>
      <text:p text:style-name="P18">shorest distance to 2 is 10 via 3</text:p>
      <text:p text:style-name="P18">shorest distance to 3 is 5 via 3</text:p>
      <text:p text:style-name="P18">shorest distance to 4 is 0 via 4</text:p>
      <text:p text:style-name="P19"/>
      <text:p text:style-name="P34">/*<text:span text:style-name="T1">S Suraj</text:span></text:p>
      <text:p text:style-name="P30">B21CSA52</text:p>
      <text:p text:style-name="P35">Link State routing</text:p>
      <text:p text:style-name="P14">Exp No <text:span text:style-name="T3">3</text:span><text:span text:style-name="T1">*/</text:span></text:p>
      <text:p text:style-name="P14"/>
      <text:p text:style-name="P14">#include&lt;stdio.h&gt;</text:p>
      <text:p text:style-name="P14">#include&lt;stdbool.h&gt;</text:p>
      <text:p text:style-name="P14">#include&lt;limits.h&gt;</text:p>
      <text:p text:style-name="P14"/>
      <text:p text:style-name="P14">int min_distance(int V,int dist[],bool final[]){</text:p>
      <text:p text:style-name="P14"/>
      <text:p text:style-name="P14"><text:tab/>int min_index,min_dis=INT_MAX;</text:p>
      <text:p text:style-name="P14"><text:tab/></text:p>
      <text:p text:style-name="P14"><text:tab/>for(int i=0;i&lt;V;i++){</text:p>
      <text:p text:style-name="P14"><text:tab/><text:tab/>if(final[i]==false &amp;&amp; dist[i]&lt;=min_dis){</text:p>
      <text:p text:style-name="P14"><text:tab/><text:tab/><text:tab/>min_dis=dist[i];</text:p>
      <text:p text:style-name="P14"><text:tab/><text:tab/><text:tab/>min_index=i;</text:p>
      <text:p text:style-name="P14"><text:tab/><text:tab/></text:p>
      <text:p text:style-name="P15"><text:tab/><text:tab/>}</text:p>
      <text:p text:style-name="P15"><text:tab/>}</text:p>
      <text:p text:style-name="P15"><text:tab/>return min_index;</text:p>
      <text:p text:style-name="P15">}</text:p>
      <text:p text:style-name="P14">int path(int src,int dest,int from[]){</text:p>
      <text:p text:style-name="P14"><text:tab/>int temp=from[dest];</text:p>
      <text:p text:style-name="P14"><text:tab/></text:p>
      <text:p text:style-name="P14"><text:tab/>if(temp==src){</text:p>
      <text:p text:style-name="P14"><text:tab/><text:tab/>return dest;</text:p>
      <text:p text:style-name="P14"><text:tab/>}</text:p>
      <text:p text:style-name="P14"><text:tab/>int i;</text:p>
      <text:p text:style-name="P14"><text:tab/>i=from[dest];</text:p>
      <text:p text:style-name="P14"><text:tab/></text:p>
      <text:p text:style-name="P14"><text:tab/>while(i!=src){</text:p>
      <text:p text:style-name="P14"><text:tab/><text:tab/>temp=i;</text:p>
      <text:p text:style-name="P14"><text:tab/><text:tab/>i=from[i];</text:p>
      <text:p text:style-name="P14"><text:tab/></text:p>
      <text:p text:style-name="P14"><text:tab/>}</text:p>
      <text:p text:style-name="P14"><text:tab/>return temp;</text:p>
      <text:p text:style-name="P14">}</text:p>
      <text:p text:style-name="P14"/>
      <text:p text:style-name="P14">void dijkstra(int V,int cost_matrix[V][V],int src){</text:p>
      <text:p text:style-name="P14"><text:tab/></text:p>
      <text:p text:style-name="P14"><text:tab/>int dist[V];</text:p>
      <text:p text:style-name="P14"><text:tab/>int from[V];</text:p>
      <text:p text:style-name="P14"><text:tab/>bool final[V];</text:p>
      <text:p text:style-name="P14"><text:tab/>int i,v;</text:p>
      <text:p text:style-name="P14"><text:soft-page-break/><text:tab/>for(i=0;i&lt;V;i++){</text:p>
      <text:p text:style-name="P14"><text:tab/><text:tab/>dist[i]=INT_MAX;</text:p>
      <text:p text:style-name="P14"><text:tab/><text:tab/>from[i]=i;</text:p>
      <text:p text:style-name="P14"><text:tab/><text:tab/>final[i]=false;</text:p>
      <text:p text:style-name="P14"><text:tab/>}</text:p>
      <text:p text:style-name="P14"><text:tab/>dist[src]=0;</text:p>
      <text:p text:style-name="P14"><text:tab/>for(i=0;i&lt;V-1;i++){</text:p>
      <text:p text:style-name="P14"><text:tab/><text:tab/>int u=min_distance(V,dist,final);</text:p>
      <text:p text:style-name="P14"><text:tab/><text:tab/>final[u]=true;</text:p>
      <text:p text:style-name="P14"><text:tab/><text:tab/></text:p>
      <text:p text:style-name="P14"><text:tab/><text:tab/>for(v=0;v&lt;V;v++){</text:p>
      <text:p text:style-name="P14"><text:tab/><text:tab/></text:p>
      <text:p text:style-name="P14"><text:tab/><text:tab/><text:tab/>if(!final[v] &amp;&amp; cost_matrix[u][v] &amp;&amp; dist[u]!=INT_MAX &amp;&amp; dist[u]+cost_matrix[u][v] &lt; dist[v]){</text:p>
      <text:p text:style-name="P14"><text:tab/><text:tab/><text:tab/><text:tab/>dist[v]=dist[u]+cost_matrix[u][v];</text:p>
      <text:p text:style-name="P14"><text:tab/><text:tab/><text:tab/><text:tab/>from[v]=u;</text:p>
      <text:p text:style-name="P14"><text:tab/><text:tab/><text:tab/>}</text:p>
      <text:p text:style-name="P14"><text:tab/><text:tab/>}</text:p>
      <text:p text:style-name="P14"><text:tab/>}</text:p>
      <text:p text:style-name="P14"><text:tab/>printf("For router %d\n",src+1);</text:p>
      <text:p text:style-name="P14"><text:tab/>for(i=0;i&lt;V;i++){</text:p>
      <text:p text:style-name="P14"><text:tab/><text:tab/>printf("Shortest distance to %d is %d via %d\n",i+1,dist[i],path(src,i,from)+1);</text:p>
      <text:p text:style-name="P14"><text:tab/>}<text:tab/></text:p>
      <text:p text:style-name="P14">}</text:p>
      <text:p text:style-name="P14">void main(){</text:p>
      <text:p text:style-name="P14"><text:tab/>int n,i,j,k;</text:p>
      <text:p text:style-name="P14"><text:tab/>printf("Enter the no of nodes\n");</text:p>
      <text:p text:style-name="P14"><text:tab/>scanf("%d",&amp;n);</text:p>
      <text:p text:style-name="P14"><text:tab/>int cost_matrix[n][n];</text:p>
      <text:p text:style-name="P14"><text:tab/>printf("Enter the cost matrix:\n");</text:p>
      <text:p text:style-name="P14"><text:tab/>for(i=0;i&lt;n;i++){</text:p>
      <text:p text:style-name="P14"><text:tab/><text:tab/>for(j=0;j&lt;n;j++){</text:p>
      <text:p text:style-name="P14"><text:tab/><text:tab/><text:tab/>scanf("%d",&amp;cost_matrix[i][j]);</text:p>
      <text:p text:style-name="P14"><text:tab/><text:tab/><text:tab/>if(cost_matrix[i][j]==-1){</text:p>
      <text:p text:style-name="P14"><text:tab/><text:tab/><text:tab/><text:tab/>cost_matrix[i][j]=SHRT_MAX;</text:p>
      <text:p text:style-name="P14"><text:tab/><text:tab/><text:tab/>}<text:tab/><text:tab/></text:p>
      <text:p text:style-name="P14"><text:tab/><text:tab/>}</text:p>
      <text:p text:style-name="P14"><text:tab/><text:tab/>cost_matrix[i][i]=0;</text:p>
      <text:p text:style-name="P14"><text:tab/>}</text:p>
      <text:p text:style-name="P14"/>
      <text:p text:style-name="P14"><text:tab/>for(i=0;i&lt;n;i++){</text:p>
      <text:p text:style-name="P14"><text:tab/><text:tab/>dijkstra(n,cost_matrix,i);</text:p>
      <text:p text:style-name="P14"><text:tab/>}</text:p>
      <text:p text:style-name="P14">}</text:p>
      <text:p text:style-name="P46"><text:soft-page-break/>Output:</text:p>
      <text:p text:style-name="P20">suraj@SURA:~/Desktop/NP LAB/CYCLE 2/exp3$ gcc lsr.c</text:p>
      <text:p text:style-name="P20">suraj@SURA:~/Desktop/NP LAB/CYCLE 2/exp3$ ./a.out</text:p>
      <text:p text:style-name="P20">Enter the no of nodes</text:p>
      <text:p text:style-name="P20">4</text:p>
      <text:p text:style-name="P20">Enter the cost matrix:</text:p>
      <text:p text:style-name="P20">0 3 23 -1</text:p>
      <text:p text:style-name="P20">3 0 2 -1</text:p>
      <text:p text:style-name="P20">23 2 0 3</text:p>
      <text:p text:style-name="P20">-1 -1 5 0</text:p>
      <text:p text:style-name="P20">For router 1</text:p>
      <text:p text:style-name="P20">Shortest distance to 1 is 0 via 1</text:p>
      <text:p text:style-name="P20">Shortest distance to 2 is 3 via 2</text:p>
      <text:p text:style-name="P20">Shortest distance to 3 is 5 via 2</text:p>
      <text:p text:style-name="P20">Shortest distance to 4 is 8 via 2</text:p>
      <text:p text:style-name="P20">For router 2</text:p>
      <text:p text:style-name="P20">Shortest distance to 1 is 3 via 1</text:p>
      <text:p text:style-name="P20">Shortest distance to 2 is 0 via 2</text:p>
      <text:p text:style-name="P20">Shortest distance to 3 is 2 via 3</text:p>
      <text:p text:style-name="P20">Shortest distance to 4 is 5 via 3</text:p>
      <text:p text:style-name="P20">For router 3</text:p>
      <text:p text:style-name="P20">Shortest distance to 1 is 5 via 2</text:p>
      <text:p text:style-name="P20">Shortest distance to 2 is 2 via 2</text:p>
      <text:p text:style-name="P20">Shortest distance to 3 is 0 via 3</text:p>
      <text:p text:style-name="P20">Shortest distance to 4 is 3 via 4</text:p>
      <text:p text:style-name="P20">For router 4</text:p>
      <text:p text:style-name="P20">Shortest distance to 1 is 10 via 3</text:p>
      <text:p text:style-name="P20">Shortest distance to 2 is 7 via 3</text:p>
      <text:p text:style-name="P20">Shortest distance to 3 is 5 via 3</text:p>
      <text:p text:style-name="P20">Shortest distance to 4 is 0 via 4</text:p>
      <text:p text:style-name="P20"/>
      <text:p text:style-name="P21"/>
      <text:p text:style-name="P36">/*<text:span text:style-name="T1">S Suraj</text:span></text:p>
      <text:p text:style-name="P31">B21CSA52</text:p>
      <text:p text:style-name="P37">File Transfer Protocol(FTP)</text:p>
      <text:p text:style-name="P15">Exp No <text:span text:style-name="T4">4</text:span><text:span text:style-name="T1">*/</text:span></text:p>
      <text:p text:style-name="P43"/>
      <text:p text:style-name="P46">server.c</text:p>
      <text:p text:style-name="P20">#include&lt;stdio.h&gt;</text:p>
      <text:p text:style-name="P20">#include&lt;stdlib.h&gt;</text:p>
      <text:p text:style-name="P20">#include&lt;arpa/inet.h&gt;</text:p>
      <text:p text:style-name="P20">#include&lt;sys/socket.h&gt;</text:p>
      <text:p text:style-name="P20">#include&lt;unistd.h&gt;</text:p>
      <text:p text:style-name="P20">#include&lt;string.h&gt;</text:p>
      <text:p text:style-name="P20">#include&lt;dirent.h&gt;</text:p>
      <text:p text:style-name="P20"/>
      <text:p text:style-name="P20">void serverRecv(int client_fd){</text:p>
      <text:p text:style-name="P20"><text:tab/>char str[100];</text:p>
      <text:p text:style-name="P20"><text:tab/>char str1[1000];</text:p>
      <text:p text:style-name="P20"><text:tab/>if(recv(client_fd,str,100*sizeof(char),0)&lt;0){</text:p>
      <text:p text:style-name="P20"><text:tab/><text:tab/>printf("Command Receive Failed\n");</text:p>
      <text:p text:style-name="P20"><text:tab/><text:tab/>return;</text:p>
      <text:p text:style-name="P20"><text:tab/>}</text:p>
      <text:p text:style-name="P20"><text:tab/>if(!strcmp(str,"GET")){</text:p>
      <text:p text:style-name="P20"><text:tab/><text:tab/>DIR *d;</text:p>
      <text:p text:style-name="P20"><text:tab/><text:tab/>struct dirent *dir;</text:p>
      <text:p text:style-name="P20"><text:tab/><text:tab/>d=opendir(".");// <text:s/>open the current directory</text:p>
      <text:p text:style-name="P20"><text:tab/><text:tab/>str1[0]='\0';</text:p>
      <text:p text:style-name="P20"><text:tab/><text:tab/>if(d){</text:p>
      <text:p text:style-name="P20"><text:tab/><text:tab/><text:tab/>while((dir=readdir(d))!=NULL){</text:p>
      <text:p text:style-name="P20"><text:tab/><text:tab/><text:tab/></text:p>
      <text:p text:style-name="P20"><text:tab/><text:tab/><text:tab/>if(strcmp(dir-&gt;d_name,".") &amp;&amp; strcmp(dir-&gt;d_name,"..") &amp;&amp; strcmp(dir-&gt;d_name,"server.c") &amp;&amp; strcmp(dir-&gt;d_name,"a.out")){</text:p>
      <text:p text:style-name="P20"><text:tab/><text:tab/><text:tab/><text:tab/><text:tab/>strcat(str1,dir-&gt;d_name);</text:p>
      <text:p text:style-name="P20"><text:tab/><text:tab/><text:tab/><text:tab/><text:tab/>strcat(str1,"\n");</text:p>
      <text:p text:style-name="P20"><text:tab/><text:tab/><text:tab/><text:tab/>}</text:p>
      <text:p text:style-name="P20"><text:tab/><text:tab/><text:tab/>}</text:p>
      <text:p text:style-name="P20"><text:tab/><text:tab/>}</text:p>
      <text:p text:style-name="P20"><text:tab/><text:tab/>if(send(client_fd,str1,1000*sizeof(char),0)&lt;0){</text:p>
      <text:p text:style-name="P20"><text:tab/><text:tab/><text:tab/>printf("GET failed\n");</text:p>
      <text:p text:style-name="P20"><text:tab/><text:tab/><text:tab/>return;</text:p>
      <text:p text:style-name="P20"><text:tab/><text:tab/><text:tab/></text:p>
      <text:p text:style-name="P20"><text:tab/><text:tab/>}</text:p>
      <text:p text:style-name="P20"><text:tab/><text:tab/>if(send(client_fd,"200 OK",7*sizeof(char),0)&lt;0){</text:p>
      <text:p text:style-name="P20"><text:tab/><text:tab/><text:tab/>printf("GET failed\n");</text:p>
      <text:p text:style-name="P20"><text:tab/><text:tab/><text:tab/>return;</text:p>
      <text:p text:style-name="P20"><text:tab/><text:tab/>}</text:p>
      <text:p text:style-name="P20"><text:soft-page-break/><text:tab/><text:tab/>else{</text:p>
      <text:p text:style-name="P20"><text:tab/><text:tab/><text:tab/>printf("GET sucessfull\n");</text:p>
      <text:p text:style-name="P20"><text:tab/><text:tab/><text:tab/>return;</text:p>
      <text:p text:style-name="P20"><text:tab/><text:tab/>}</text:p>
      <text:p text:style-name="P20"><text:tab/></text:p>
      <text:p text:style-name="P20"><text:tab/>}<text:tab/></text:p>
      <text:p text:style-name="P20"><text:tab/></text:p>
      <text:p text:style-name="P20"><text:tab/>else if(!strcmp(str,"UPLOAD")){</text:p>
      <text:p text:style-name="P20"><text:tab/><text:tab/>if(recv(client_fd,str,100*sizeof(char),0)&lt;0){</text:p>
      <text:p text:style-name="P20"><text:tab/><text:tab/><text:tab/>printf("UPLOAD Failed\n");</text:p>
      <text:p text:style-name="P20"><text:tab/><text:tab/><text:tab/>return;</text:p>
      <text:p text:style-name="P20"><text:tab/><text:tab/>}</text:p>
      <text:p text:style-name="P20"><text:tab/><text:tab/></text:p>
      <text:p text:style-name="P20"><text:tab/><text:tab/>if(recv(client_fd,str1,1000*sizeof(char),0)&lt;0){</text:p>
      <text:p text:style-name="P20"><text:tab/><text:tab/><text:tab/>printf("UPLOAD failed\n");</text:p>
      <text:p text:style-name="P20"><text:tab/><text:tab/><text:tab/>return;</text:p>
      <text:p text:style-name="P20"><text:tab/><text:tab/>}</text:p>
      <text:p text:style-name="P20"><text:tab/><text:tab/>FILE *fp=fopen(str,"w");</text:p>
      <text:p text:style-name="P20"><text:tab/><text:tab/>fputs(str1,fp);</text:p>
      <text:p text:style-name="P20"><text:tab/><text:tab/>fclose(fp);</text:p>
      <text:p text:style-name="P20"><text:tab/><text:tab/></text:p>
      <text:p text:style-name="P20"><text:tab/><text:tab/>if(send(client_fd,"200 OK",7*sizeof(char),0)&lt;0){</text:p>
      <text:p text:style-name="P20"><text:tab/><text:tab/><text:tab/>printf("UPLOAD failed\n");</text:p>
      <text:p text:style-name="P20"><text:tab/><text:tab/><text:tab/>return;</text:p>
      <text:p text:style-name="P20"><text:tab/><text:tab/>}</text:p>
      <text:p text:style-name="P20"><text:tab/><text:tab/>else{</text:p>
      <text:p text:style-name="P20"><text:tab/><text:tab/><text:tab/>printf("UPLOAD sucessfull\n");</text:p>
      <text:p text:style-name="P20"><text:tab/><text:tab/><text:tab/>return;</text:p>
      <text:p text:style-name="P20"><text:tab/><text:tab/>}</text:p>
      <text:p text:style-name="P20"><text:tab/></text:p>
      <text:p text:style-name="P20"><text:tab/>}</text:p>
      <text:p text:style-name="P20"><text:tab/></text:p>
      <text:p text:style-name="P20"><text:tab/>else if(!strcmp(str,"DOWNLOAD")){</text:p>
      <text:p text:style-name="P20"><text:tab/><text:tab/>if(recv(client_fd,str,100*sizeof(char),0),0){</text:p>
      <text:p text:style-name="P20"><text:tab/><text:tab/><text:tab/>printf("DOWNLOAD failed\n");</text:p>
      <text:p text:style-name="P20"><text:tab/><text:tab/><text:tab/>return;</text:p>
      <text:p text:style-name="P20"><text:tab/><text:tab/>}</text:p>
      <text:p text:style-name="P20"><text:tab/><text:tab/>FILE *fp=fopen(str,"r");</text:p>
      <text:p text:style-name="P20"><text:tab/><text:tab/>if(fp==NULL){</text:p>
      <text:p text:style-name="P20"><text:tab/><text:tab/><text:tab/>str1[0]='\0';</text:p>
      <text:p text:style-name="P20"><text:tab/><text:tab/><text:tab/>if(send(client_fd,str1,1000*sizeof(char),0)&lt;0){</text:p>
      <text:p text:style-name="P20"><text:tab/><text:tab/><text:tab/><text:tab/>printf("DOWNLOAD failed\n");</text:p>
      <text:p text:style-name="P20"><text:tab/><text:tab/><text:tab/><text:tab/>return;</text:p>
      <text:p text:style-name="P20"><text:tab/><text:tab/><text:tab/>}</text:p>
      <text:p text:style-name="P20"><text:tab/><text:tab/><text:tab/>if(send(client_fd,"400 BAD",8*sizeof(char),0)&lt;0){</text:p>
      <text:p text:style-name="P20"><text:soft-page-break/><text:tab/><text:tab/><text:tab/><text:tab/>printf("DOWNLOAD failed\n");</text:p>
      <text:p text:style-name="P20"><text:tab/><text:tab/><text:tab/><text:tab/>return;</text:p>
      <text:p text:style-name="P20"><text:tab/><text:tab/><text:tab/>}</text:p>
      <text:p text:style-name="P20"><text:tab/><text:tab/><text:tab/>return;</text:p>
      <text:p text:style-name="P20"><text:tab/><text:tab/>}</text:p>
      <text:p text:style-name="P20"><text:tab/><text:tab/>str1[0]='\0';</text:p>
      <text:p text:style-name="P20"><text:tab/><text:tab/>while(fgets(str,100,fp)!=NULL){</text:p>
      <text:p text:style-name="P20"><text:tab/><text:tab/><text:tab/>strcat(str1,str);</text:p>
      <text:p text:style-name="P20"><text:tab/><text:tab/>}</text:p>
      <text:p text:style-name="P20"><text:tab/><text:tab/>fclose(fp);</text:p>
      <text:p text:style-name="P20"><text:tab/><text:tab/>if(send(client_fd,str1,1000*sizeof(char),0)&lt;0){</text:p>
      <text:p text:style-name="P20"><text:tab/><text:tab/><text:tab/><text:tab/>printf("DOWNLOAD failed\n");</text:p>
      <text:p text:style-name="P20"><text:tab/><text:tab/><text:tab/><text:tab/>return;</text:p>
      <text:p text:style-name="P20"><text:tab/><text:tab/>}</text:p>
      <text:p text:style-name="P20"><text:tab/><text:tab/>if(send(client_fd,"200 OK",7*sizeof(char),0)&lt;0){</text:p>
      <text:p text:style-name="P20"><text:tab/><text:tab/><text:tab/>printf("DOWNLOAD failed\n");</text:p>
      <text:p text:style-name="P20"><text:tab/><text:tab/><text:tab/>return;</text:p>
      <text:p text:style-name="P20"><text:tab/><text:tab/>}</text:p>
      <text:p text:style-name="P20"><text:tab/><text:tab/>else{</text:p>
      <text:p text:style-name="P20"><text:tab/><text:tab/><text:tab/>printf("DOWNLOAD sucessfull\n");</text:p>
      <text:p text:style-name="P20"><text:tab/><text:tab/><text:tab/>return;</text:p>
      <text:p text:style-name="P20"><text:tab/><text:tab/>}</text:p>
      <text:p text:style-name="P20"><text:tab/><text:tab/></text:p>
      <text:p text:style-name="P20"><text:tab/>}</text:p>
      <text:p text:style-name="P20"><text:tab/></text:p>
      <text:p text:style-name="P20"><text:tab/>else if(!strcmp(str,"RENAME")){</text:p>
      <text:p text:style-name="P20"><text:tab/><text:tab/>if(recv(client_fd,str,100*sizeof(char),0)&lt;0){</text:p>
      <text:p text:style-name="P20"><text:tab/><text:tab/><text:tab/>printf("RENAME failed\n");</text:p>
      <text:p text:style-name="P20"><text:tab/><text:tab/><text:tab/>return;</text:p>
      <text:p text:style-name="P20"><text:tab/><text:tab/>}</text:p>
      <text:p text:style-name="P20"><text:tab/><text:tab/>if(recv(client_fd,str1,100*sizeof(char),0)&lt;0){</text:p>
      <text:p text:style-name="P20"><text:tab/><text:tab/><text:tab/>printf("RENAME failed\n");</text:p>
      <text:p text:style-name="P20"><text:tab/><text:tab/><text:tab/>return;</text:p>
      <text:p text:style-name="P20"><text:tab/><text:tab/>}</text:p>
      <text:p text:style-name="P20"><text:tab/><text:tab/>if(!rename(str,str1)){</text:p>
      <text:p text:style-name="P20"><text:tab/><text:tab/><text:tab/>if(send(client_fd,"200 OK",7*sizeof(char),0)&lt;0){</text:p>
      <text:p text:style-name="P20"><text:tab/><text:tab/><text:tab/><text:tab/>printf("RENAME failed\n");</text:p>
      <text:p text:style-name="P20"><text:tab/><text:tab/><text:tab/><text:tab/>return;</text:p>
      <text:p text:style-name="P20"><text:tab/><text:tab/><text:tab/>}</text:p>
      <text:p text:style-name="P20"><text:tab/><text:tab/><text:tab/>printf("RENAME sucessful\n");</text:p>
      <text:p text:style-name="P20"><text:tab/><text:tab/><text:tab/>return;</text:p>
      <text:p text:style-name="P20"><text:tab/><text:tab/>}</text:p>
      <text:p text:style-name="P20"><text:tab/><text:tab/>else{</text:p>
      <text:p text:style-name="P20"><text:tab/><text:tab/><text:tab/>if(send(client_fd,"400 BAD",8*sizeof(char),0)&lt;0){</text:p>
      <text:p text:style-name="P20"><text:tab/><text:tab/><text:tab/><text:tab/>printf("RENAME failed\n");</text:p>
      <text:p text:style-name="P20"><text:soft-page-break/><text:tab/><text:tab/><text:tab/><text:tab/>return;</text:p>
      <text:p text:style-name="P20"><text:tab/><text:tab/><text:tab/>}<text:tab/></text:p>
      <text:p text:style-name="P20"><text:tab/><text:tab/><text:tab/>printf("RENAME failed\n");</text:p>
      <text:p text:style-name="P20"><text:tab/><text:tab/><text:tab/>return;</text:p>
      <text:p text:style-name="P20"><text:tab/><text:tab/><text:tab/></text:p>
      <text:p text:style-name="P20"><text:tab/><text:tab/>}</text:p>
      <text:p text:style-name="P20">}</text:p>
      <text:p text:style-name="P20"><text:tab/>else if(!strcmp(str,"DELETE")){</text:p>
      <text:p text:style-name="P20"><text:tab/><text:tab/>if(recv(client_fd,str,100*sizeof(char),0)&lt;0){</text:p>
      <text:p text:style-name="P20"><text:tab/><text:tab/><text:tab/>printf("DELETE failed\n");</text:p>
      <text:p text:style-name="P20"><text:tab/><text:tab/><text:tab/>return;</text:p>
      <text:p text:style-name="P20"><text:tab/><text:tab/>}</text:p>
      <text:p text:style-name="P20"><text:tab/><text:tab/>if(!remove(str)){</text:p>
      <text:p text:style-name="P20"><text:tab/><text:tab/><text:tab/>if(send(client_fd,"200 OK",7*sizeof(char),0)&lt;0){</text:p>
      <text:p text:style-name="P20"><text:tab/><text:tab/><text:tab/><text:tab/>printf("DELETE failed\n");</text:p>
      <text:p text:style-name="P20"><text:tab/><text:tab/><text:tab/><text:tab/>return;</text:p>
      <text:p text:style-name="P20"><text:tab/><text:tab/><text:tab/>}</text:p>
      <text:p text:style-name="P20"><text:tab/><text:tab/><text:tab/>printf("DELETE sucessful\n");</text:p>
      <text:p text:style-name="P20"><text:tab/><text:tab/><text:tab/>return;</text:p>
      <text:p text:style-name="P20"><text:tab/><text:tab/></text:p>
      <text:p text:style-name="P20"><text:tab/><text:tab/>}</text:p>
      <text:p text:style-name="P20"><text:tab/><text:tab/>else{</text:p>
      <text:p text:style-name="P20"><text:tab/><text:tab/><text:tab/>if(send(client_fd,"400 BAD",8*sizeof(char),0)&lt;0){</text:p>
      <text:p text:style-name="P20"><text:tab/><text:tab/><text:tab/><text:tab/>printf("DELETE failed\n");</text:p>
      <text:p text:style-name="P20"><text:tab/><text:tab/><text:tab/><text:tab/>return;</text:p>
      <text:p text:style-name="P20"><text:tab/><text:tab/><text:tab/>}<text:tab/></text:p>
      <text:p text:style-name="P20"><text:tab/><text:tab/><text:tab/>printf("DELETE failed\n");</text:p>
      <text:p text:style-name="P20"><text:tab/><text:tab/><text:tab/>return;</text:p>
      <text:p text:style-name="P20"><text:tab/><text:tab/>}</text:p>
      <text:p text:style-name="P20"><text:tab/>}</text:p>
      <text:p text:style-name="P20"><text:tab/>else{</text:p>
      <text:p text:style-name="P20"><text:tab/><text:tab/>printf("Invaild Request from the client\n");</text:p>
      <text:p text:style-name="P20"><text:tab/><text:tab/>return;</text:p>
      <text:p text:style-name="P20"><text:tab/>}</text:p>
      <text:p text:style-name="P20">}</text:p>
      <text:p text:style-name="P20">void main(){</text:p>
      <text:p text:style-name="P20"/>
      <text:p text:style-name="P20"><text:tab/>int server_fd,client_fd;</text:p>
      <text:p text:style-name="P20"><text:tab/>struct sockaddr_in address;</text:p>
      <text:p text:style-name="P20"><text:tab/>int addrlen=sizeof(address);</text:p>
      <text:p text:style-name="P20"><text:tab/>server_fd=socket(AF_INET,SOCK_STREAM,0);</text:p>
      <text:p text:style-name="P20"><text:tab/>if(server_fd&lt;0)</text:p>
      <text:p text:style-name="P20"><text:tab/>{</text:p>
      <text:p text:style-name="P20"><text:tab/><text:tab/>printf("Socket not created\n");</text:p>
      <text:p text:style-name="P20"><text:tab/><text:tab/>exit(0);</text:p>
      <text:p text:style-name="P20"><text:soft-page-break/><text:tab/>}</text:p>
      <text:p text:style-name="P20"><text:tab/>printf("Socket created\n");</text:p>
      <text:p text:style-name="P20"><text:tab/>address.sin_family=AF_INET;</text:p>
      <text:p text:style-name="P20"><text:tab/>address.sin_addr.s_addr=INADDR_ANY;</text:p>
      <text:p text:style-name="P20"><text:tab/>address.sin_port=htons(5000);</text:p>
      <text:p text:style-name="P20"><text:tab/>if(bind(server_fd,(struct sockaddr*)&amp;address,addrlen)&lt;0)</text:p>
      <text:p text:style-name="P20"><text:tab/>{</text:p>
      <text:p text:style-name="P20"><text:tab/><text:tab/>printf("Binding Unsuccessful\n");</text:p>
      <text:p text:style-name="P20"><text:tab/><text:tab/>exit(0);</text:p>
      <text:p text:style-name="P20"><text:tab/>}</text:p>
      <text:p text:style-name="P20"><text:tab/>printf("Binding Successful\n");</text:p>
      <text:p text:style-name="P20"><text:tab/>if(listen(server_fd,5)&lt;0)</text:p>
      <text:p text:style-name="P20"><text:tab/>{</text:p>
      <text:p text:style-name="P20"><text:tab/><text:tab/>printf("Server not Listening\n");</text:p>
      <text:p text:style-name="P20"><text:tab/><text:tab/>exit(0);</text:p>
      <text:p text:style-name="P20"><text:tab/>}</text:p>
      <text:p text:style-name="P20"><text:tab/>printf("Server Listening\n");</text:p>
      <text:p text:style-name="P20"><text:tab/></text:p>
      <text:p text:style-name="P20"><text:tab/>while(1){</text:p>
      <text:p text:style-name="P20"><text:tab/><text:tab/>if((client_fd=accept(server_fd,(struct sockaddr*)&amp;address,(socklen_t*)&amp;addrlen))&lt;0)</text:p>
      <text:p text:style-name="P20"><text:tab/><text:tab/>{</text:p>
      <text:p text:style-name="P20"><text:tab/><text:tab/><text:tab/>printf("Connection Failed\n");</text:p>
      <text:p text:style-name="P20"><text:tab/><text:tab/><text:tab/>exit(0);</text:p>
      <text:p text:style-name="P20"><text:tab/><text:tab/>}</text:p>
      <text:p text:style-name="P20"><text:tab/><text:tab/></text:p>
      <text:p text:style-name="P20"><text:tab/><text:tab/>serverRecv(client_fd);</text:p>
      <text:p text:style-name="P20"><text:tab/><text:tab/>close(client_fd);</text:p>
      <text:p text:style-name="P20"><text:tab/>}</text:p>
      <text:p text:style-name="P20"><text:tab/>close(server_fd);</text:p>
      <text:p text:style-name="P20">}</text:p>
      <text:p text:style-name="P20"/>
      <text:p text:style-name="P46">client.c</text:p>
      <text:p text:style-name="P20">#include&lt;stdio.h&gt;</text:p>
      <text:p text:style-name="P20">#include&lt;stdlib.h&gt;</text:p>
      <text:p text:style-name="P20">#include&lt;arpa/inet.h&gt;</text:p>
      <text:p text:style-name="P20">#include&lt;sys/socket.h&gt;</text:p>
      <text:p text:style-name="P20">#include&lt;unistd.h&gt;</text:p>
      <text:p text:style-name="P20">#include&lt;string.h&gt;</text:p>
      <text:p text:style-name="P20"/>
      <text:p text:style-name="P20">void ftp_get(int client_fd){</text:p>
      <text:p text:style-name="P20"><text:tab/>char str[8];</text:p>
      <text:p text:style-name="P20"><text:tab/>char str1[1000];</text:p>
      <text:p text:style-name="P20"><text:tab/></text:p>
      <text:p text:style-name="P20"><text:tab/>if(send(client_fd,"GET",4*sizeof(char),0)&lt;0){</text:p>
      <text:p text:style-name="P20"><text:soft-page-break/><text:tab/><text:tab/>printf("GET Failed\n");</text:p>
      <text:p text:style-name="P20"><text:tab/><text:tab/>return;</text:p>
      <text:p text:style-name="P20"><text:tab/>}</text:p>
      <text:p text:style-name="P20"><text:tab/></text:p>
      <text:p text:style-name="P20"><text:tab/>if(recv(client_fd,str1,1000*sizeof(char),0)&lt;0){</text:p>
      <text:p text:style-name="P20"><text:tab/><text:tab/>printf("GET Failed\n");</text:p>
      <text:p text:style-name="P20"><text:tab/><text:tab/>return;</text:p>
      <text:p text:style-name="P20"><text:tab/>}</text:p>
      <text:p text:style-name="P20"><text:tab/>else{</text:p>
      <text:p text:style-name="P20"><text:tab/><text:tab/>if(recv(client_fd,str,7*sizeof(char),0)&lt;0){</text:p>
      <text:p text:style-name="P20"><text:tab/><text:tab/><text:tab/>printf("GET Failed\n");</text:p>
      <text:p text:style-name="P20"><text:tab/><text:tab/><text:tab/>return;</text:p>
      <text:p text:style-name="P20"><text:tab/><text:tab/>}</text:p>
      <text:p text:style-name="P20"/>
      <text:p text:style-name="P20"><text:tab/><text:tab/>if(!strcmp(str,"200 OK")){</text:p>
      <text:p text:style-name="P20"><text:tab/><text:tab/><text:tab/>printf("GET sucessfull\nFiles in FTP Server:\n%s",str1);</text:p>
      <text:p text:style-name="P20"><text:tab/><text:tab/><text:tab/>return;</text:p>
      <text:p text:style-name="P20"><text:tab/><text:tab/>}</text:p>
      <text:p text:style-name="P20"><text:tab/><text:tab/>else{</text:p>
      <text:p text:style-name="P20"><text:tab/><text:tab/><text:tab/>printf("GET Failed\n");</text:p>
      <text:p text:style-name="P20"><text:tab/><text:tab/><text:tab/>return;</text:p>
      <text:p text:style-name="P20"><text:tab/><text:tab/>}</text:p>
      <text:p text:style-name="P20"><text:tab/>}</text:p>
      <text:p text:style-name="P20">}<text:tab/></text:p>
      <text:p text:style-name="P20">void ftp_upload(int client_fd){</text:p>
      <text:p text:style-name="P20"><text:tab/>if(send(client_fd,"UPLOAD",7*sizeof(char),0)&lt;0){</text:p>
      <text:p text:style-name="P20"><text:tab/><text:tab/>printf("UPLOAD Failed\n");</text:p>
      <text:p text:style-name="P20"><text:tab/><text:tab/>return;</text:p>
      <text:p text:style-name="P20"><text:tab/>}</text:p>
      <text:p text:style-name="P20"><text:tab/></text:p>
      <text:p text:style-name="P20"><text:tab/>char filename[100];</text:p>
      <text:p text:style-name="P20"><text:tab/>char str[100];</text:p>
      <text:p text:style-name="P20"><text:tab/>char str1[1000];</text:p>
      <text:p text:style-name="P20"><text:tab/></text:p>
      <text:p text:style-name="P20"><text:tab/>printf("Enter the Filename\n");</text:p>
      <text:p text:style-name="P20"><text:tab/>scanf("%s",filename);</text:p>
      <text:p text:style-name="P20"><text:tab/></text:p>
      <text:p text:style-name="P20"><text:tab/>FILE *fp=fopen(filename,"r");</text:p>
      <text:p text:style-name="P20"><text:tab/>if(fp==NULL){</text:p>
      <text:p text:style-name="P20"><text:tab/><text:tab/>printf("File doesnt exists\n");</text:p>
      <text:p text:style-name="P20"><text:tab/><text:tab/>return;</text:p>
      <text:p text:style-name="P20"><text:tab/>}</text:p>
      <text:p text:style-name="P20"><text:tab/>if(send(client_fd,filename,100*sizeof(char),0)&lt;0){</text:p>
      <text:p text:style-name="P20"><text:tab/><text:tab/>printf("UPLOAD Failed\n");</text:p>
      <text:p text:style-name="P20"><text:tab/><text:tab/>fclose(fp);</text:p>
      <text:p text:style-name="P20"><text:soft-page-break/><text:tab/><text:tab/>return;</text:p>
      <text:p text:style-name="P20"><text:tab/>}</text:p>
      <text:p text:style-name="P20"><text:tab/>else{</text:p>
      <text:p text:style-name="P20"><text:tab/><text:tab/>str1[0]='\0';</text:p>
      <text:p text:style-name="P20"><text:tab/><text:tab/></text:p>
      <text:p text:style-name="P20"><text:tab/><text:tab/>while(fgets(str,100,fp)!=NULL){</text:p>
      <text:p text:style-name="P20"><text:tab/><text:tab/><text:tab/>strcat(str1,str);</text:p>
      <text:p text:style-name="P20"><text:tab/><text:tab/>}</text:p>
      <text:p text:style-name="P20"><text:tab/><text:tab/>if(send(client_fd,str1,1000*sizeof(char),0)&lt;0){</text:p>
      <text:p text:style-name="P20"><text:tab/><text:tab/><text:tab/>printf("UPLOAD Failed\n");</text:p>
      <text:p text:style-name="P20"><text:tab/><text:tab/><text:tab/>fclose(fp);</text:p>
      <text:p text:style-name="P20"><text:tab/><text:tab/><text:tab/>return;</text:p>
      <text:p text:style-name="P20"><text:tab/><text:tab/>}<text:tab/></text:p>
      <text:p text:style-name="P20"><text:tab/><text:tab/>else{</text:p>
      <text:p text:style-name="P20"><text:tab/><text:tab/><text:tab/>if(recv(client_fd,str,7*sizeof(char),0)&lt;0){</text:p>
      <text:p text:style-name="P20"><text:tab/><text:tab/><text:tab/><text:tab/>printf("UPLOAD Failed\n");</text:p>
      <text:p text:style-name="P20"><text:tab/><text:tab/><text:tab/><text:tab/>return;</text:p>
      <text:p text:style-name="P20"><text:tab/><text:tab/><text:tab/>}</text:p>
      <text:p text:style-name="P20"><text:tab/><text:tab/><text:tab/>else{</text:p>
      <text:p text:style-name="P20"><text:tab/><text:tab/><text:tab/><text:tab/>if(!strcmp(str,"200 OK")){</text:p>
      <text:p text:style-name="P20"><text:tab/><text:tab/><text:tab/><text:tab/><text:tab/>printf("UPLOAD sucessfull\n");</text:p>
      <text:p text:style-name="P20"><text:tab/><text:tab/><text:tab/><text:tab/><text:tab/>return;</text:p>
      <text:p text:style-name="P20"><text:tab/><text:tab/><text:tab/><text:tab/>}</text:p>
      <text:p text:style-name="P20"><text:tab/><text:tab/><text:tab/><text:tab/>else{</text:p>
      <text:p text:style-name="P20"><text:tab/><text:tab/><text:tab/><text:tab/><text:tab/>printf("UPLOAD Failed\n");</text:p>
      <text:p text:style-name="P20"><text:tab/><text:tab/><text:tab/><text:tab/><text:tab/>return;</text:p>
      <text:p text:style-name="P20"><text:tab/><text:tab/><text:tab/><text:tab/>}</text:p>
      <text:p text:style-name="P20"><text:tab/><text:tab/><text:tab/>}</text:p>
      <text:p text:style-name="P20"><text:tab/><text:tab/><text:tab/>fclose(fp);</text:p>
      <text:p text:style-name="P20"><text:tab/><text:tab/>}</text:p>
      <text:p text:style-name="P20"><text:tab/>}</text:p>
      <text:p text:style-name="P20">}</text:p>
      <text:p text:style-name="P20">void ftp_download(int client_fd){</text:p>
      <text:p text:style-name="P20"><text:tab/>if(send(client_fd,"DOWNLOAD",9*sizeof(char),0)&lt;0){</text:p>
      <text:p text:style-name="P20"><text:tab/><text:tab/>printf("UPLOAD Failed\n");</text:p>
      <text:p text:style-name="P20"><text:tab/><text:tab/>return;</text:p>
      <text:p text:style-name="P20"><text:tab/>}</text:p>
      <text:p text:style-name="P20"><text:tab/>char filename[100];</text:p>
      <text:p text:style-name="P20"><text:tab/>char str[100];</text:p>
      <text:p text:style-name="P20"><text:tab/>char str1[1000];</text:p>
      <text:p text:style-name="P20"><text:tab/>printf("Enter the Filename\n");</text:p>
      <text:p text:style-name="P20"><text:tab/>scanf("%s",filename);</text:p>
      <text:p text:style-name="P20"><text:tab/>if(send(client_fd,filename,100*sizeof(char),0)&lt;0){</text:p>
      <text:p text:style-name="P20"><text:tab/><text:tab/>printf("DOWNLOAD Failed\n");</text:p>
      <text:p text:style-name="P20"><text:tab/><text:tab/>return;</text:p>
      <text:p text:style-name="P20"><text:soft-page-break/><text:tab/>}</text:p>
      <text:p text:style-name="P20"><text:tab/>if(recv(client_fd,str1,sizeof(str1),0)&lt;0){</text:p>
      <text:p text:style-name="P20"><text:tab/><text:tab/>printf("DOWNLOAD Failed\n");</text:p>
      <text:p text:style-name="P20"><text:tab/><text:tab/>return;</text:p>
      <text:p text:style-name="P20"><text:tab/>}</text:p>
      <text:p text:style-name="P20"><text:tab/>if(recv(client_fd,str,sizeof(str),0)&lt;0){</text:p>
      <text:p text:style-name="P20"><text:tab/><text:tab/>printf("DOWNLOAD Failed\n");</text:p>
      <text:p text:style-name="P20"><text:tab/><text:tab/>return;</text:p>
      <text:p text:style-name="P20"><text:tab/>}</text:p>
      <text:p text:style-name="P20"><text:tab/>if(!strcmp(str,"200 OK")){</text:p>
      <text:p text:style-name="P20"><text:tab/><text:tab/>FILE *fp=fopen(filename,"w");</text:p>
      <text:p text:style-name="P20"><text:tab/><text:tab/>fputs(str1,fp);</text:p>
      <text:p text:style-name="P20"><text:tab/><text:tab/>printf("DOWNLOAD Successful\n");</text:p>
      <text:p text:style-name="P20"><text:tab/><text:tab/>fclose(fp);</text:p>
      <text:p text:style-name="P20"><text:tab/><text:tab/>return;</text:p>
      <text:p text:style-name="P20"><text:tab/>}</text:p>
      <text:p text:style-name="P20"><text:tab/>else if(!strcmp(str,"400 BAD")){</text:p>
      <text:p text:style-name="P20"><text:tab/><text:tab/>printf("File doesnt exist in FTP server\n");</text:p>
      <text:p text:style-name="P20"><text:tab/><text:tab/>return;</text:p>
      <text:p text:style-name="P20"><text:tab/>}</text:p>
      <text:p text:style-name="P20"><text:tab/>else{</text:p>
      <text:p text:style-name="P20"><text:tab/><text:tab/>printf("DOWNLOAD Failed\n");</text:p>
      <text:p text:style-name="P20"><text:tab/><text:tab/>return;</text:p>
      <text:p text:style-name="P20"><text:tab/>}</text:p>
      <text:p text:style-name="P20">}</text:p>
      <text:p text:style-name="P20">void ftp_rename(int client_fd){</text:p>
      <text:p text:style-name="P20"><text:tab/>if(send(client_fd,"RENAME",7*sizeof(char),0)&lt;0){</text:p>
      <text:p text:style-name="P20"><text:tab/><text:tab/>printf("RENAME Failed\n");</text:p>
      <text:p text:style-name="P20"><text:tab/><text:tab/>return;</text:p>
      <text:p text:style-name="P20"><text:tab/>}</text:p>
      <text:p text:style-name="P20"><text:tab/>char filename[100];</text:p>
      <text:p text:style-name="P20"><text:tab/>char new_filename[100];</text:p>
      <text:p text:style-name="P20"><text:tab/>char str[10];</text:p>
      <text:p text:style-name="P20"><text:tab/>printf("Enter the Filename\n");</text:p>
      <text:p text:style-name="P20"><text:tab/>scanf("%s",filename);</text:p>
      <text:p text:style-name="P20"><text:tab/>printf("Enter the new Filename\n");</text:p>
      <text:p text:style-name="P20"><text:tab/>scanf("%s",new_filename);<text:tab/></text:p>
      <text:p text:style-name="P20"><text:tab/>if(send(client_fd,filename,sizeof(filename),0)&lt;0){</text:p>
      <text:p text:style-name="P20"><text:tab/><text:tab/>printf("RENAME Failed\n");</text:p>
      <text:p text:style-name="P20"><text:tab/><text:tab/>return;</text:p>
      <text:p text:style-name="P20"><text:tab/>}</text:p>
      <text:p text:style-name="P20"><text:tab/>else{</text:p>
      <text:p text:style-name="P20"><text:tab/><text:tab/>if(send(client_fd,new_filename,sizeof(new_filename),0)&lt;0){</text:p>
      <text:p text:style-name="P20"><text:tab/><text:tab/><text:tab/>printf("RENAME failed\n");</text:p>
      <text:p text:style-name="P20"><text:tab/><text:tab/><text:tab/>return;</text:p>
      <text:p text:style-name="P20"><text:soft-page-break/><text:tab/><text:tab/>}</text:p>
      <text:p text:style-name="P20"><text:tab/><text:tab/>if(recv(client_fd,str,8*sizeof(char),0)&lt;0){</text:p>
      <text:p text:style-name="P20"><text:tab/><text:tab/><text:tab/>printf("RENAME failed\n");</text:p>
      <text:p text:style-name="P20"><text:tab/><text:tab/><text:tab/>return;</text:p>
      <text:p text:style-name="P20"><text:tab/><text:tab/>}</text:p>
      <text:p text:style-name="P20"><text:tab/><text:tab/>if(!strcmp(str,"200 OK")){</text:p>
      <text:p text:style-name="P20"><text:tab/><text:tab/><text:tab/>printf("RENAME sucessful\n");</text:p>
      <text:p text:style-name="P20"><text:tab/><text:tab/><text:tab/>return;</text:p>
      <text:p text:style-name="P20"><text:tab/><text:tab/>}</text:p>
      <text:p text:style-name="P20"><text:tab/><text:tab/>else if(!strcmp(str,"400 BAD")){</text:p>
      <text:p text:style-name="P20"><text:tab/><text:tab/><text:tab/>printf("RENAME failed\n");</text:p>
      <text:p text:style-name="P20"><text:tab/><text:tab/><text:tab/>return;</text:p>
      <text:p text:style-name="P20"><text:tab/><text:tab/>}</text:p>
      <text:p text:style-name="P20"><text:tab/><text:tab/>else{</text:p>
      <text:p text:style-name="P20"><text:tab/><text:tab/><text:tab/>printf("RENAME failed\n");</text:p>
      <text:p text:style-name="P20"><text:tab/><text:tab/><text:tab/>return;</text:p>
      <text:p text:style-name="P20"><text:tab/><text:tab/>}</text:p>
      <text:p text:style-name="P20"><text:tab/>}</text:p>
      <text:p text:style-name="P20">}</text:p>
      <text:p text:style-name="P20">void ftp_delete(int client_fd){</text:p>
      <text:p text:style-name="P20"><text:tab/>if(send(client_fd,"DELETE",7*sizeof(char),0)&lt;0){</text:p>
      <text:p text:style-name="P20"><text:tab/><text:tab/>printf("DELETE failed\n");</text:p>
      <text:p text:style-name="P20"><text:tab/><text:tab/>return;</text:p>
      <text:p text:style-name="P20"><text:tab/>}</text:p>
      <text:p text:style-name="P20"><text:tab/>char filename[100];</text:p>
      <text:p text:style-name="P20"><text:tab/>char str[10];</text:p>
      <text:p text:style-name="P20"><text:tab/>printf("Enter the Filename\n");</text:p>
      <text:p text:style-name="P20"><text:tab/>scanf("%s",filename);</text:p>
      <text:p text:style-name="P20"><text:tab/>if(send(client_fd,filename,sizeof(filename),0)&lt;0){</text:p>
      <text:p text:style-name="P20"><text:tab/><text:tab/>printf("DELETE failed\n");</text:p>
      <text:p text:style-name="P20"><text:tab/><text:tab/>return;</text:p>
      <text:p text:style-name="P20"><text:tab/>}</text:p>
      <text:p text:style-name="P20"><text:tab/>else{</text:p>
      <text:p text:style-name="P20"><text:tab/><text:tab/>if(recv(client_fd,str,8*sizeof(char),0)&lt;0){</text:p>
      <text:p text:style-name="P20"><text:tab/><text:tab/><text:tab/>printf("DELETE failed\n");</text:p>
      <text:p text:style-name="P20"><text:tab/><text:tab/><text:tab/>return;</text:p>
      <text:p text:style-name="P20"><text:tab/><text:tab/>}</text:p>
      <text:p text:style-name="P20"><text:tab/><text:tab/>if(!strcmp(str,"200 OK")){</text:p>
      <text:p text:style-name="P20"><text:tab/><text:tab/><text:tab/>printf("DELETE sucessful\n");</text:p>
      <text:p text:style-name="P20"><text:tab/><text:tab/><text:tab/>return;</text:p>
      <text:p text:style-name="P20"><text:tab/><text:tab/>}</text:p>
      <text:p text:style-name="P20"><text:tab/><text:tab/>else{</text:p>
      <text:p text:style-name="P20"><text:tab/><text:tab/><text:tab/>printf("DELETE failed\n");</text:p>
      <text:p text:style-name="P20"><text:tab/><text:tab/><text:tab/>return;</text:p>
      <text:p text:style-name="P20"><text:tab/><text:tab/>}</text:p>
      <text:p text:style-name="P20"><text:soft-page-break/><text:tab/>}</text:p>
      <text:p text:style-name="P20">}</text:p>
      <text:p text:style-name="P20">void main(){</text:p>
      <text:p text:style-name="P20"><text:tab/>int client_fd;</text:p>
      <text:p text:style-name="P20"><text:tab/>struct sockaddr_in server_addr;</text:p>
      <text:p text:style-name="P20"><text:tab/>server_addr.sin_family=AF_INET;</text:p>
      <text:p text:style-name="P20"><text:tab/>server_addr.sin_addr.s_addr=INADDR_ANY;</text:p>
      <text:p text:style-name="P20"><text:tab/>server_addr.sin_port=htons(5000);</text:p>
      <text:p text:style-name="P20"><text:tab/>while(1){</text:p>
      <text:p text:style-name="P20"><text:tab/><text:tab/>if((client_fd=socket(AF_INET,SOCK_STREAM,0))&lt;0)</text:p>
      <text:p text:style-name="P20"><text:tab/><text:tab/>{</text:p>
      <text:p text:style-name="P20"><text:tab/><text:tab/><text:tab/>printf("Socket not created\n");</text:p>
      <text:p text:style-name="P20"><text:tab/><text:tab/><text:tab/>exit(1);</text:p>
      <text:p text:style-name="P20"><text:tab/><text:tab/>}</text:p>
      <text:p text:style-name="P20"><text:tab/><text:tab/>if(connect(client_fd,(struct sockaddr*)&amp;server_addr,sizeof(server_addr))&lt;0)</text:p>
      <text:p text:style-name="P20"><text:tab/><text:tab/>{</text:p>
      <text:p text:style-name="P20"><text:tab/><text:tab/><text:tab/>printf("Connection not established\n");</text:p>
      <text:p text:style-name="P20"><text:tab/><text:tab/><text:tab/>exit(1);</text:p>
      <text:p text:style-name="P20"><text:tab/><text:tab/>}</text:p>
      <text:p text:style-name="P20"><text:tab/><text:tab/>int option=0;</text:p>
      <text:p text:style-name="P20"><text:tab/><text:tab/>printf("1.GET\n2.UPLOAD\n3.DOWNLOAD\n4.RENAME\n5.DELETE\n6.EXIT\nEnter your command\n");</text:p>
      <text:p text:style-name="P20"><text:tab/><text:tab/>scanf("%d",&amp;option);</text:p>
      <text:p text:style-name="P20"><text:tab/><text:tab/>switch(option){</text:p>
      <text:p text:style-name="P20"><text:tab/><text:tab/><text:tab/>case 1:ftp_get(client_fd);</text:p>
      <text:p text:style-name="P20"><text:tab/><text:tab/><text:tab/><text:tab/>break;</text:p>
      <text:p text:style-name="P20"><text:tab/><text:tab/><text:tab/>case 2:ftp_upload(client_fd);</text:p>
      <text:p text:style-name="P20"><text:tab/><text:tab/><text:tab/><text:tab/>break;</text:p>
      <text:p text:style-name="P20"><text:tab/><text:tab/><text:tab/>case 3:ftp_download(client_fd);</text:p>
      <text:p text:style-name="P20"><text:tab/><text:tab/><text:tab/><text:tab/>break;</text:p>
      <text:p text:style-name="P20"><text:tab/><text:tab/><text:tab/>case 4:ftp_rename(client_fd);</text:p>
      <text:p text:style-name="P20"><text:tab/><text:tab/><text:tab/><text:tab/>break;</text:p>
      <text:p text:style-name="P20"><text:tab/><text:tab/><text:tab/>case 5:ftp_delete(client_fd);</text:p>
      <text:p text:style-name="P20"><text:tab/><text:tab/><text:tab/><text:tab/>break;</text:p>
      <text:p text:style-name="P20"><text:tab/><text:tab/><text:tab/>case 6:{printf("Exit\n");</text:p>
      <text:p text:style-name="P20"><text:tab/><text:tab/><text:tab/><text:tab/>exit(0);</text:p>
      <text:p text:style-name="P20"><text:tab/><text:tab/><text:tab/><text:tab/>}</text:p>
      <text:p text:style-name="P20"><text:tab/><text:tab/><text:tab/><text:tab/>break;</text:p>
      <text:p text:style-name="P20"><text:tab/><text:tab/><text:tab/>default:printf("Invaild Command\n");</text:p>
      <text:p text:style-name="P20"><text:tab/><text:tab/><text:tab/><text:tab/>break;</text:p>
      <text:p text:style-name="P20"><text:tab/><text:tab/>}</text:p>
      <text:p text:style-name="P20"><text:tab/><text:tab/>close(client_fd);</text:p>
      <text:p text:style-name="P20"><text:tab/>}</text:p>
      <text:p text:style-name="P20">}</text:p>
      <text:p text:style-name="P46"><text:soft-page-break/>Output:</text:p>
      <text:p text:style-name="P46"/>
      <text:p text:style-name="P46">server.c</text:p>
      <text:p text:style-name="P20">suraj@SURA:~/Desktop/NP LAB/CYCLE 2/exp4/server$ gcc server.c</text:p>
      <text:p text:style-name="P22">suraj@SURA:~/Desktop/NP LAB/CYCLE 2/exp4/server$ ./a.out</text:p>
      <text:p text:style-name="P22">Socket created</text:p>
      <text:p text:style-name="P22">Binding Successful</text:p>
      <text:p text:style-name="P22">Server Listening</text:p>
      <text:p text:style-name="P22">GET sucessfull</text:p>
      <text:p text:style-name="P22">UPLOAD sucessfull</text:p>
      <text:p text:style-name="P22">GET sucessfull</text:p>
      <text:p text:style-name="P22">DOWNLOAD sucessfull</text:p>
      <text:p text:style-name="P22">RENAME sucessful</text:p>
      <text:p text:style-name="P22">GET sucessfull</text:p>
      <text:p text:style-name="P22">DELETE sucessful</text:p>
      <text:p text:style-name="P22">GET sucessfull</text:p>
      <text:p text:style-name="P22"/>
      <text:p text:style-name="P47"><text:span text:style-name="T5">client</text:span>.c</text:p>
      <text:p text:style-name="P22">suraj@SURA:~/Desktop/NP LAB/CYCLE 2/exp4/client$ gcc client.c</text:p>
      <text:p text:style-name="P22">suraj@SURA:~/Desktop/NP LAB/CYCLE 2/exp4/client$ ./a.out</text:p>
      <text:p text:style-name="P22">1.GET</text:p>
      <text:p text:style-name="P22">2.UPLOAD</text:p>
      <text:p text:style-name="P22">3.DOWNLOAD</text:p>
      <text:p text:style-name="P22">4.RENAME</text:p>
      <text:p text:style-name="P22">5.DELETE</text:p>
      <text:p text:style-name="P22">6.EXIT</text:p>
      <text:p text:style-name="P22">Enter your command</text:p>
      <text:p text:style-name="P22">1</text:p>
      <text:p text:style-name="P22">GET sucessfull</text:p>
      <text:p text:style-name="P22">Files in FTP Server:</text:p>
      <text:p text:style-name="P22">up.txt</text:p>
      <text:p text:style-name="P22">download.txt</text:p>
      <text:p text:style-name="P22">1.GET</text:p>
      <text:p text:style-name="P22">2.UPLOAD</text:p>
      <text:p text:style-name="P22">3.DOWNLOAD</text:p>
      <text:p text:style-name="P22">4.RENAME</text:p>
      <text:p text:style-name="P22">5.DELETE</text:p>
      <text:p text:style-name="P22">6.EXIT</text:p>
      <text:p text:style-name="P22">Enter your command</text:p>
      <text:p text:style-name="P22">2</text:p>
      <text:p text:style-name="P22">Enter the Filename</text:p>
      <text:p text:style-name="P22">upload.txt</text:p>
      <text:p text:style-name="P22">UPLOAD sucessfull</text:p>
      <text:p text:style-name="P22">1.GET</text:p>
      <text:p text:style-name="P22">2.UPLOAD</text:p>
      <text:p text:style-name="P22"><text:soft-page-break/>3.DOWNLOAD</text:p>
      <text:p text:style-name="P22">4.RENAME</text:p>
      <text:p text:style-name="P22">5.DELETE</text:p>
      <text:p text:style-name="P22">6.EXIT</text:p>
      <text:p text:style-name="P22">Enter your command</text:p>
      <text:p text:style-name="P22">1</text:p>
      <text:p text:style-name="P22">GET sucessfull</text:p>
      <text:p text:style-name="P22">Files in FTP Server:</text:p>
      <text:p text:style-name="P22">up.txt</text:p>
      <text:p text:style-name="P22">upload.txt</text:p>
      <text:p text:style-name="P22">download.txt</text:p>
      <text:p text:style-name="P22">1.GET</text:p>
      <text:p text:style-name="P22">2.UPLOAD</text:p>
      <text:p text:style-name="P22">3.DOWNLOAD</text:p>
      <text:p text:style-name="P22">4.RENAME</text:p>
      <text:p text:style-name="P22">5.DELETE</text:p>
      <text:p text:style-name="P22">6.EXIT</text:p>
      <text:p text:style-name="P22">Enter your command</text:p>
      <text:p text:style-name="P22">3</text:p>
      <text:p text:style-name="P22">Enter the Filename</text:p>
      <text:p text:style-name="P22">download.txt</text:p>
      <text:p text:style-name="P22">DOWNLOAD Successful</text:p>
      <text:p text:style-name="P22">1.GET</text:p>
      <text:p text:style-name="P22">2.UPLOAD</text:p>
      <text:p text:style-name="P22">3.DOWNLOAD</text:p>
      <text:p text:style-name="P22">4.RENAME</text:p>
      <text:p text:style-name="P22">5.DELETE</text:p>
      <text:p text:style-name="P22">6.EXIT</text:p>
      <text:p text:style-name="P22">Enter your command</text:p>
      <text:p text:style-name="P22">4</text:p>
      <text:p text:style-name="P22">Enter the Filename</text:p>
      <text:p text:style-name="P22">up.txt</text:p>
      <text:p text:style-name="P22">Enter the new Filename</text:p>
      <text:p text:style-name="P22">rename.txt</text:p>
      <text:p text:style-name="P22">RENAME sucessful</text:p>
      <text:p text:style-name="P22">1.GET</text:p>
      <text:p text:style-name="P22">2.UPLOAD</text:p>
      <text:p text:style-name="P22">3.DOWNLOAD</text:p>
      <text:p text:style-name="P22">4.RENAME</text:p>
      <text:p text:style-name="P22">5.DELETE</text:p>
      <text:p text:style-name="P22">6.EXIT</text:p>
      <text:p text:style-name="P22">Enter your command</text:p>
      <text:p text:style-name="P22">1</text:p>
      <text:p text:style-name="P22">GET sucessfull</text:p>
      <text:p text:style-name="P22">Files in FTP Server:</text:p>
      <text:p text:style-name="P22"><text:soft-page-break/>upload.txt</text:p>
      <text:p text:style-name="P22">rename.txt</text:p>
      <text:p text:style-name="P22">download.txt</text:p>
      <text:p text:style-name="P22">1.GET</text:p>
      <text:p text:style-name="P22">2.UPLOAD</text:p>
      <text:p text:style-name="P22">3.DOWNLOAD</text:p>
      <text:p text:style-name="P22">4.RENAME</text:p>
      <text:p text:style-name="P22">5.DELETE</text:p>
      <text:p text:style-name="P22">6.EXIT</text:p>
      <text:p text:style-name="P22">Enter your command</text:p>
      <text:p text:style-name="P22">5</text:p>
      <text:p text:style-name="P22">Enter the Filename</text:p>
      <text:p text:style-name="P22">rename.txt</text:p>
      <text:p text:style-name="P22">DELETE sucessful</text:p>
      <text:p text:style-name="P22">1.GET</text:p>
      <text:p text:style-name="P22">2.UPLOAD</text:p>
      <text:p text:style-name="P22">3.DOWNLOAD</text:p>
      <text:p text:style-name="P22">4.RENAME</text:p>
      <text:p text:style-name="P22">5.DELETE</text:p>
      <text:p text:style-name="P22">6.EXIT</text:p>
      <text:p text:style-name="P22">Enter your command</text:p>
      <text:p text:style-name="P22">1</text:p>
      <text:p text:style-name="P22">GET sucessfull</text:p>
      <text:p text:style-name="P22">Files in FTP Server:</text:p>
      <text:p text:style-name="P22">upload.txt</text:p>
      <text:p text:style-name="P22">download.txt</text:p>
      <text:p text:style-name="P22">1.GET</text:p>
      <text:p text:style-name="P22">2.UPLOAD</text:p>
      <text:p text:style-name="P22">3.DOWNLOAD</text:p>
      <text:p text:style-name="P22">4.RENAME</text:p>
      <text:p text:style-name="P22">5.DELETE</text:p>
      <text:p text:style-name="P22">6.EXIT</text:p>
      <text:p text:style-name="P22">Enter your command</text:p>
      <text:p text:style-name="P22">6</text:p>
      <text:p text:style-name="P22">Exit</text:p>
      <text:p text:style-name="P23"/>
      <text:p text:style-name="P38">/*<text:span text:style-name="T1">S Suraj</text:span></text:p>
      <text:p text:style-name="P32">B21CSA52</text:p>
      <text:p text:style-name="P39">Concurrent file server</text:p>
      <text:p text:style-name="P16">Exp No <text:span text:style-name="T5">6</text:span><text:span text:style-name="T1">*/</text:span></text:p>
      <text:p text:style-name="P44"/>
      <text:p text:style-name="P48">server.c</text:p>
      <text:p text:style-name="P26">#include &lt;stdio.h&gt;</text:p>
      <text:p text:style-name="P26">#include &lt;stdlib.h&gt;</text:p>
      <text:p text:style-name="P26">#include &lt;sys/socket.h&gt;</text:p>
      <text:p text:style-name="P26">#include &lt;arpa/inet.h&gt;</text:p>
      <text:p text:style-name="P26">#include &lt;unistd.h&gt;</text:p>
      <text:p text:style-name="P26">#include &lt;string.h&gt;</text:p>
      <text:p text:style-name="P26">#include &lt;dirent.h&gt;</text:p>
      <text:p text:style-name="P26">void serverRecv(int client_fd) {</text:p>
      <text:p text:style-name="P26">char str[100];</text:p>
      <text:p text:style-name="P26">char str1[1000];</text:p>
      <text:p text:style-name="P26">if(recv(client_fd, str, 100 * sizeof(char), 0) &lt;= 0) {</text:p>
      <text:p text:style-name="P26">printf("Connection lost!\n");</text:p>
      <text:p text:style-name="P26">return;</text:p>
      <text:p text:style-name="P26">}</text:p>
      <text:p text:style-name="P26">FILE* fp = fopen(str, "r");</text:p>
      <text:p text:style-name="P26">int pid = getpid();</text:p>
      <text:p text:style-name="P26">if(fp == NULL) {</text:p>
      <text:p text:style-name="P26">str1[0] = '\0';</text:p>
      <text:p text:style-name="P26">if(send(client_fd, str1, sizeof(char), 0) &lt;= 0) {</text:p>
      <text:p text:style-name="P26">printf("GET failed!\n");</text:p>
      <text:p text:style-name="P26">return;</text:p>
      <text:p text:style-name="P26">}</text:p>
      <text:p text:style-name="P26">if(send(client_fd, &amp;pid, sizeof(int), 0) &lt;= 0) {</text:p>
      <text:p text:style-name="P26">printf("GET failed!\n");</text:p>
      <text:p text:style-name="P26">return;</text:p>
      <text:p text:style-name="P26">}</text:p>
      <text:p text:style-name="P26">if(send(client_fd, "400 BAD", 8 * sizeof(char), 0) &lt;= 0) {</text:p>
      <text:p text:style-name="P26">printf("GET failed!\n");</text:p>
      <text:p text:style-name="P26">return;</text:p>
      <text:p text:style-name="P26">}</text:p>
      <text:p text:style-name="P26">return;</text:p>
      <text:p text:style-name="P26">}</text:p>
      <text:p text:style-name="P26">str1[0] = '\0';</text:p>
      <text:p text:style-name="P26">while(fgets(str, 100, fp) != NULL) {</text:p>
      <text:p text:style-name="P26">strcat(str1, str);</text:p>
      <text:p text:style-name="P26">}</text:p>
      <text:p text:style-name="P26">fclose(fp);</text:p>
      <text:p text:style-name="P26">if(send(client_fd, str1, 1000 * sizeof(char), 0) &lt;= 0) {</text:p>
      <text:p text:style-name="P26">printf("GET failed!\n");</text:p>
      <text:p text:style-name="P26"><text:soft-page-break/>return;</text:p>
      <text:p text:style-name="P26">}</text:p>
      <text:p text:style-name="P26">if(send(client_fd, &amp;pid, sizeof(int), 0) &lt;= 0) {</text:p>
      <text:p text:style-name="P26">printf("GET failed!\n");</text:p>
      <text:p text:style-name="P26">return;</text:p>
      <text:p text:style-name="P26">}</text:p>
      <text:p text:style-name="P26">if(send(client_fd, "200 OK", 7 * sizeof(char), 0) &lt;= 0) {</text:p>
      <text:p text:style-name="P26">printf("GET failed!\n");</text:p>
      <text:p text:style-name="P26">return;</text:p>
      <text:p text:style-name="P26"/>
      <text:p text:style-name="P26">} else {</text:p>
      <text:p text:style-name="P26">printf("GET successful!\n");</text:p>
      <text:p text:style-name="P26">return;</text:p>
      <text:p text:style-name="P26">}</text:p>
      <text:p text:style-name="P26">}</text:p>
      <text:p text:style-name="P26">void main(int argc, char* argv[]) {</text:p>
      <text:p text:style-name="P26">int PORT;</text:p>
      <text:p text:style-name="P26">if(argc == 2) {</text:p>
      <text:p text:style-name="P26">PORT = atoi(argv[1]);</text:p>
      <text:p text:style-name="P26">} else {</text:p>
      <text:p text:style-name="P26">printf("Enter file server port!\n");</text:p>
      <text:p text:style-name="P26">exit(1);</text:p>
      <text:p text:style-name="P26">}</text:p>
      <text:p text:style-name="P26">int server_fd, client_fd;</text:p>
      <text:p text:style-name="P26">struct sockaddr_in address;</text:p>
      <text:p text:style-name="P26">int addrlen = sizeof(address);</text:p>
      <text:p text:style-name="P26">printf("Concurrent File Server\n");</text:p>
      <text:p text:style-name="P26">if((server_fd = socket(AF_INET, SOCK_STREAM, 0)) &lt; 0) {</text:p>
      <text:p text:style-name="P26">printf("Socket creation failed!\n");</text:p>
      <text:p text:style-name="P26">exit(1);</text:p>
      <text:p text:style-name="P26">}</text:p>
      <text:p text:style-name="P26">address.sin_family = AF_INET;</text:p>
      <text:p text:style-name="P26">address.sin_addr.s_addr = INADDR_ANY;</text:p>
      <text:p text:style-name="P26">address.sin_port = htons(PORT);</text:p>
      <text:p text:style-name="P26">if(bind(server_fd, (struct sockaddr*) &amp;address, addrlen) &lt; 0) {</text:p>
      <text:p text:style-name="P26">printf("Socket binding failed!\n");</text:p>
      <text:p text:style-name="P26">exit(1);</text:p>
      <text:p text:style-name="P26">}</text:p>
      <text:p text:style-name="P26">if(listen(server_fd, 5) &lt; 0) {</text:p>
      <text:p text:style-name="P26">printf("Listening failed!\n");</text:p>
      <text:p text:style-name="P26">exit(1);</text:p>
      <text:p text:style-name="P26">}</text:p>
      <text:p text:style-name="P26">while(1) {</text:p>
      <text:p text:style-name="P26">if((client_fd = accept(server_fd, (struct sockaddr*) &amp;address,</text:p>
      <text:p text:style-name="P26"/>
      <text:p text:style-name="P26"><text:soft-page-break/>(socklen_t*) &amp;addrlen)) &lt; 0) {</text:p>
      <text:p text:style-name="P26"/>
      <text:p text:style-name="P26">printf("Connection failed!\n");</text:p>
      <text:p text:style-name="P26">exit(1);</text:p>
      <text:p text:style-name="P27">} </text:p>
      <text:p text:style-name="P27">else {</text:p>
      <text:p text:style-name="P26">printf("Connected to client.\n");</text:p>
      <text:p text:style-name="P26">}</text:p>
      <text:p text:style-name="P27"><text:tab/>if(fork() == 0) {</text:p>
      <text:p text:style-name="P27"><text:tab/>serverRecv(client_fd);</text:p>
      <text:p text:style-name="P27"><text:tab/>close(client_fd);</text:p>
      <text:p text:style-name="P27"><text:tab/>}</text:p>
      <text:p text:style-name="P26">}</text:p>
      <text:p text:style-name="P26"><text:tab/>close(server_fd);</text:p>
      <text:p text:style-name="P26">}</text:p>
      <text:p text:style-name="P16"/>
      <text:p text:style-name="P49">client.c</text:p>
      <text:p text:style-name="P28">#include &lt;stdio.h&gt;</text:p>
      <text:p text:style-name="P28">#include &lt;stdlib.h&gt;</text:p>
      <text:p text:style-name="P28">#include &lt;sys/socket.h&gt;</text:p>
      <text:p text:style-name="P28">#include &lt;arpa/inet.h&gt;</text:p>
      <text:p text:style-name="P28"/>
      <text:p text:style-name="P28">#include &lt;unistd.h&gt;</text:p>
      <text:p text:style-name="P28">#include &lt;string.h&gt;</text:p>
      <text:p text:style-name="P28">void get(int client_fd) {</text:p>
      <text:p text:style-name="P28">char filename[100];</text:p>
      <text:p text:style-name="P28">char str[100];</text:p>
      <text:p text:style-name="P28">char str1[1000];</text:p>
      <text:p text:style-name="P28">printf("Enter filename: ");</text:p>
      <text:p text:style-name="P28">scanf("%s", filename);</text:p>
      <text:p text:style-name="P28">if(send(client_fd, filename, 100 * sizeof(char), 0) &lt;= 0) {</text:p>
      <text:p text:style-name="P28">printf("GET failed!\n");</text:p>
      <text:p text:style-name="P28">return;</text:p>
      <text:p text:style-name="P28">} </text:p>
      <text:p text:style-name="P28">else {</text:p>
      <text:p text:style-name="P28">if(recv(client_fd, str1, 1000 * sizeof(char), 0) &lt;= 0) {</text:p>
      <text:p text:style-name="P28">printf("GET failed!\n");</text:p>
      <text:p text:style-name="P28">return;</text:p>
      <text:p text:style-name="P28">}</text:p>
      <text:p text:style-name="P28"><text:tab/>int pid;</text:p>
      <text:p text:style-name="P28"><text:tab/>if(recv(client_fd, &amp;pid, sizeof(int), 0) &lt;= 0) {</text:p>
      <text:p text:style-name="P28"><text:tab/><text:tab/>printf("GET failed!\n");</text:p>
      <text:p text:style-name="P28"><text:tab/>return;</text:p>
      <text:p text:style-name="P28"><text:tab/>}</text:p>
      <text:p text:style-name="P28">if(recv(client_fd, str, 100 * sizeof(char), 0) &lt;= 0) {</text:p>
      <text:p text:style-name="P28"><text:soft-page-break/>printf("GET failed!\n");</text:p>
      <text:p text:style-name="P28">return;</text:p>
      <text:p text:style-name="P28">}</text:p>
      <text:p text:style-name="P28">if(!strcmp(str, "200 OK")) {</text:p>
      <text:p text:style-name="P28">FILE* fp = fopen(filename, "w");</text:p>
      <text:p text:style-name="P28">fputs(str1, fp);</text:p>
      <text:p text:style-name="P28">printf("GET successful (PID %d)!\n", pid);</text:p>
      <text:p text:style-name="P28">fclose(fp);</text:p>
      <text:p text:style-name="P28">} else {</text:p>
      <text:p text:style-name="P28">printf("GET failed (PID %d)!\n", pid);</text:p>
      <text:p text:style-name="P28">}</text:p>
      <text:p text:style-name="P28">}</text:p>
      <text:p text:style-name="P28">}</text:p>
      <text:p text:style-name="P28">void main() {</text:p>
      <text:p text:style-name="P28">int client_fd, PORT;</text:p>
      <text:p text:style-name="P28">struct sockaddr_in serv_addr;</text:p>
      <text:p text:style-name="P28">printf("File Client\n");</text:p>
      <text:p text:style-name="P28">serv_addr.sin_family = AF_INET;</text:p>
      <text:p text:style-name="P28">serv_addr.sin_addr.s_addr = INADDR_ANY;</text:p>
      <text:p text:style-name="P28">while(1) {</text:p>
      <text:p text:style-name="P28">printf("Enter file server port: ");</text:p>
      <text:p text:style-name="P28">scanf("%d", &amp;PORT);</text:p>
      <text:p text:style-name="P28">serv_addr.sin_port = htons(PORT);</text:p>
      <text:p text:style-name="P28">client_fd = socket(AF_INET, SOCK_STREAM, 0);</text:p>
      <text:p text:style-name="P28">if(client_fd &lt; 0) {</text:p>
      <text:p text:style-name="P28">printf("Socket creation failed!\n");</text:p>
      <text:p text:style-name="P28">exit(1);</text:p>
      <text:p text:style-name="P28">}</text:p>
      <text:p text:style-name="P28">if(connect(client_fd, (struct sockaddr*) &amp;serv_addr, sizeof(serv_addr)) &lt;</text:p>
      <text:p text:style-name="P28"/>
      <text:p text:style-name="P28">0) {</text:p>
      <text:p text:style-name="P28"/>
      <text:p text:style-name="P28">printf("Connection failed!\n");</text:p>
      <text:p text:style-name="P28">exit(1);</text:p>
      <text:p text:style-name="P28">}</text:p>
      <text:p text:style-name="P28"><text:tab/>get(client_fd);</text:p>
      <text:p text:style-name="P28"><text:tab/>close(client_fd);</text:p>
      <text:p text:style-name="P28"><text:tab/>}</text:p>
      <text:p text:style-name="P28">}</text:p>
      <text:p text:style-name="P28"/>
      <text:p text:style-name="P49">Output:</text:p>
      <text:p text:style-name="P49"/>
      <text:p text:style-name="P49">server.c</text:p>
      <text:p text:style-name="P28">suraj@SURA:~/Desktop/NP LAB/CYCLE 2/exp 5/server$ gcc server.c</text:p>
      <text:p text:style-name="P28">suraj@SURA:~/Desktop/NP LAB/CYCLE 2/exp 5/server$ ./a.out</text:p>
      <text:p text:style-name="P28"><text:soft-page-break/>Enter file server port: 8000</text:p>
      <text:p text:style-name="P28">Concurrent File Server</text:p>
      <text:p text:style-name="P28">Connected to client.</text:p>
      <text:p text:style-name="P28">GET successful!</text:p>
      <text:p text:style-name="P28">Connected to client.</text:p>
      <text:p text:style-name="P28">GET failed!</text:p>
      <text:p text:style-name="P28">^C</text:p>
      <text:p text:style-name="P28">suraj@SURA:~/Desktop/NP LAB/CYCLE 2/exp 5/server$ </text:p>
      <text:p text:style-name="P22"><text:tab/></text:p>
      <text:p text:style-name="P24"><text:span text:style-name="T8">client.c</text:span></text:p>
      <text:p text:style-name="P24">suraj@SURA:~/Desktop/NP LAB/CYCLE 2/exp 5/client$ gcc client.c</text:p>
      <text:p text:style-name="P24">suraj@SURA:~/Desktop/NP LAB/CYCLE 2/exp 5/client$ ./a.out</text:p>
      <text:p text:style-name="P24">File Client</text:p>
      <text:p text:style-name="P24">Enter file server port: 8000</text:p>
      <text:p text:style-name="P24">Enter filename: down.txt</text:p>
      <text:p text:style-name="P24">GET successful (PID 9748)!</text:p>
      <text:p text:style-name="P24">Enter file server port: 8000</text:p>
      <text:p text:style-name="P24">Enter filename: u.txt</text:p>
      <text:p text:style-name="P24">GET <text:span text:style-name="T7">failed</text:span> (PID 974<text:span text:style-name="T7">9</text:span>)!</text:p>
      <text:p text:style-name="P24">^C</text:p>
      <text:p text:style-name="P24">suraj@SURA:~/Desktop/NP LAB/CYCLE 2/exp 5/client$ </text:p>
      <text:p text:style-name="P25"/>
      <text:p text:style-name="P40">/*<text:span text:style-name="T1">S Suraj</text:span></text:p>
      <text:p text:style-name="P33">B21CSA52</text:p>
      <text:p text:style-name="P41">Leaky bucket algorithm</text:p>
      <text:p text:style-name="P17">Exp No <text:span text:style-name="T9">7</text:span><text:span text:style-name="T1">*/</text:span></text:p>
      <text:p text:style-name="P24"><text:tab/></text:p>
      <text:p text:style-name="P50">server.c</text:p>
      <text:p text:style-name="P29">#include &lt;stdio.h&gt;</text:p>
      <text:p text:style-name="P29">#include &lt;stdlib.h&gt;</text:p>
      <text:p text:style-name="P29">#include &lt;sys/socket.h&gt;</text:p>
      <text:p text:style-name="P29">#include &lt;arpa/inet.h&gt;</text:p>
      <text:p text:style-name="P29">#include &lt;unistd.h&gt;</text:p>
      <text:p text:style-name="P29"/>
      <text:p text:style-name="P29">void main() {</text:p>
      <text:p text:style-name="P29"><text:tab/>int server_fd, client_fd;</text:p>
      <text:p text:style-name="P29"><text:tab/>struct sockaddr_in address;</text:p>
      <text:p text:style-name="P29"><text:tab/>int PORT, addrlen = sizeof(address);</text:p>
      <text:p text:style-name="P29"/>
      <text:p text:style-name="P29"><text:tab/></text:p>
      <text:p text:style-name="P29"><text:tab/>if((server_fd = socket(AF_INET, SOCK_STREAM, 0)) &lt; 0) {</text:p>
      <text:p text:style-name="P29"><text:tab/><text:tab/>printf("Socket creation failed!\n");</text:p>
      <text:p text:style-name="P29"><text:tab/><text:tab/>exit(1);</text:p>
      <text:p text:style-name="P29"><text:tab/>}</text:p>
      <text:p text:style-name="P29"><text:tab/></text:p>
      <text:p text:style-name="P29"><text:tab/>address.sin_family = AF_INET;</text:p>
      <text:p text:style-name="P29"><text:tab/>address.sin_addr.s_addr = INADDR_ANY;</text:p>
      <text:p text:style-name="P29"><text:tab/>address.sin_port = htons(5000);</text:p>
      <text:p text:style-name="P29"><text:tab/></text:p>
      <text:p text:style-name="P29"><text:tab/>if(bind(server_fd, (struct sockaddr*) &amp;address, addrlen) &lt; 0) {</text:p>
      <text:p text:style-name="P29"><text:tab/><text:tab/>printf("Socket binding failed!\n");</text:p>
      <text:p text:style-name="P29"><text:tab/><text:tab/>exit(1);</text:p>
      <text:p text:style-name="P29"><text:tab/>}</text:p>
      <text:p text:style-name="P29"><text:tab/></text:p>
      <text:p text:style-name="P29"><text:tab/>if(listen(server_fd, 1) &lt; 0) {</text:p>
      <text:p text:style-name="P29"><text:tab/><text:tab/>printf("Listening failed!\n");</text:p>
      <text:p text:style-name="P29"><text:tab/><text:tab/>exit(1);</text:p>
      <text:p text:style-name="P29"><text:tab/>}</text:p>
      <text:p text:style-name="P29"><text:tab/></text:p>
      <text:p text:style-name="P29"><text:tab/>if((client_fd = accept(server_fd, (struct sockaddr*) &amp;address, (socklen_t*) &amp;addrlen)) &lt; 0) {</text:p>
      <text:p text:style-name="P29"><text:tab/><text:tab/>printf("Connection failed!\n");</text:p>
      <text:p text:style-name="P29"><text:tab/><text:tab/>exit(1);</text:p>
      <text:p text:style-name="P29"><text:tab/>}</text:p>
      <text:p text:style-name="P29"><text:tab/></text:p>
      <text:p text:style-name="P29"><text:tab/>int n;</text:p>
      <text:p text:style-name="P29"><text:tab/></text:p>
      <text:p text:style-name="P29"><text:soft-page-break/><text:tab/>while(1) {</text:p>
      <text:p text:style-name="P29"><text:tab/><text:tab/>int k = recv(client_fd, &amp;n, sizeof(int), 0);</text:p>
      <text:p text:style-name="P29"><text:tab/><text:tab/></text:p>
      <text:p text:style-name="P29"><text:tab/><text:tab/>if(k &lt; 0) {</text:p>
      <text:p text:style-name="P29"><text:tab/><text:tab/><text:tab/>printf("Receive failed!\n");</text:p>
      <text:p text:style-name="P29"><text:tab/><text:tab/><text:tab/>break;</text:p>
      <text:p text:style-name="P29"><text:tab/><text:tab/>} else if(k == 0) {</text:p>
      <text:p text:style-name="P29"><text:tab/><text:tab/><text:tab/>printf("Receive complete!\n");</text:p>
      <text:p text:style-name="P29"><text:tab/><text:tab/><text:tab/>break;</text:p>
      <text:p text:style-name="P29"><text:tab/><text:tab/>} else {</text:p>
      <text:p text:style-name="P29"><text:tab/><text:tab/><text:tab/>printf("Received: %d\n", n);</text:p>
      <text:p text:style-name="P29"><text:tab/><text:tab/>}</text:p>
      <text:p text:style-name="P29"><text:tab/>}</text:p>
      <text:p text:style-name="P29"><text:tab/></text:p>
      <text:p text:style-name="P29"><text:tab/>close(server_fd);</text:p>
      <text:p text:style-name="P29"><text:tab/>close(client_fd);</text:p>
      <text:p text:style-name="P29">}</text:p>
      <text:p text:style-name="P29"/>
      <text:p text:style-name="P50">client.c</text:p>
      <text:p text:style-name="P29">#include &lt;stdio.h&gt;</text:p>
      <text:p text:style-name="P29">#include &lt;stdlib.h&gt;</text:p>
      <text:p text:style-name="P29">#include &lt;sys/socket.h&gt;</text:p>
      <text:p text:style-name="P29">#include &lt;arpa/inet.h&gt;</text:p>
      <text:p text:style-name="P29">#include &lt;unistd.h&gt;</text:p>
      <text:p text:style-name="P29"/>
      <text:p text:style-name="P29">typedef struct queue {</text:p>
      <text:p text:style-name="P29"><text:tab/>int* arr;</text:p>
      <text:p text:style-name="P29"><text:tab/>int FRONT;</text:p>
      <text:p text:style-name="P29"><text:tab/>int REAR;</text:p>
      <text:p text:style-name="P29"><text:tab/>int SIZE;</text:p>
      <text:p text:style-name="P29"><text:tab/>int REMAINING;</text:p>
      <text:p text:style-name="P29">} queue;</text:p>
      <text:p text:style-name="P29"/>
      <text:p text:style-name="P29">void initQueue(queue* q, int size) {</text:p>
      <text:p text:style-name="P29"><text:tab/>q-&gt;FRONT = -1;</text:p>
      <text:p text:style-name="P29"><text:tab/>q-&gt;REAR = -1;</text:p>
      <text:p text:style-name="P29"><text:tab/>q-&gt;SIZE = size;</text:p>
      <text:p text:style-name="P29"><text:tab/>q-&gt;REMAINING = size;</text:p>
      <text:p text:style-name="P29"><text:tab/>q-&gt;arr = malloc(size * sizeof(int));</text:p>
      <text:p text:style-name="P29">}</text:p>
      <text:p text:style-name="P29"/>
      <text:p text:style-name="P29">void enqueue(queue* q, int i) {</text:p>
      <text:p text:style-name="P29"><text:tab/>if(q-&gt;FRONT == -1)</text:p>
      <text:p text:style-name="P29"><text:tab/><text:tab/>q-&gt;FRONT = 0;</text:p>
      <text:p text:style-name="P29"><text:tab/>else if((q-&gt;REAR + 1) % q-&gt;SIZE == q-&gt;FRONT)</text:p>
      <text:p text:style-name="P29"><text:soft-page-break/><text:tab/><text:tab/>return;</text:p>
      <text:p text:style-name="P29"><text:tab/></text:p>
      <text:p text:style-name="P29"><text:tab/>q-&gt;REAR = (q-&gt;REAR + 1) % q-&gt;SIZE;</text:p>
      <text:p text:style-name="P29"><text:tab/>q-&gt;arr[q-&gt;REAR] = i;</text:p>
      <text:p text:style-name="P29">}</text:p>
      <text:p text:style-name="P29"/>
      <text:p text:style-name="P29">int dequeue(queue* q) {</text:p>
      <text:p text:style-name="P29"><text:tab/>int data;</text:p>
      <text:p text:style-name="P29"><text:tab/></text:p>
      <text:p text:style-name="P29"><text:tab/>if(q-&gt;FRONT == -1)</text:p>
      <text:p text:style-name="P29"><text:tab/><text:tab/>return -1;</text:p>
      <text:p text:style-name="P29"><text:tab/>else if(q-&gt;FRONT == q-&gt;REAR) {</text:p>
      <text:p text:style-name="P29"><text:tab/><text:tab/>data = q-&gt;arr[q-&gt;FRONT];</text:p>
      <text:p text:style-name="P29"><text:tab/><text:tab/>q-&gt;FRONT = -1;</text:p>
      <text:p text:style-name="P29"><text:tab/><text:tab/>q-&gt;REAR = -1;</text:p>
      <text:p text:style-name="P29"><text:tab/>} else {</text:p>
      <text:p text:style-name="P29"><text:tab/><text:tab/>data = q-&gt;arr[q-&gt;FRONT];</text:p>
      <text:p text:style-name="P29"><text:tab/><text:tab/>q-&gt;FRONT = (q-&gt;FRONT + 1) % q-&gt;SIZE;</text:p>
      <text:p text:style-name="P29"><text:tab/>}</text:p>
      <text:p text:style-name="P29"><text:tab/></text:p>
      <text:p text:style-name="P29"><text:tab/>q-&gt;REMAINING++;</text:p>
      <text:p text:style-name="P29"><text:tab/>return data;</text:p>
      <text:p text:style-name="P29">}</text:p>
      <text:p text:style-name="P29"/>
      <text:p text:style-name="P29">void sendData(int client_fd, queue* q, int size) {</text:p>
      <text:p text:style-name="P29"><text:tab/>int k = 0, n;</text:p>
      <text:p text:style-name="P29"><text:tab/></text:p>
      <text:p text:style-name="P29"><text:tab/>while(1) {</text:p>
      <text:p text:style-name="P29"><text:tab/><text:tab/>printf("\n");</text:p>
      <text:p text:style-name="P29"><text:tab/><text:tab/>for(int i = 0; i &lt; size; i++) {</text:p>
      <text:p text:style-name="P29"><text:tab/><text:tab/><text:tab/>n = dequeue(q);</text:p>
      <text:p text:style-name="P29"><text:tab/><text:tab/><text:tab/></text:p>
      <text:p text:style-name="P29"><text:tab/><text:tab/><text:tab/>if(n == -1)</text:p>
      <text:p text:style-name="P29"><text:tab/><text:tab/><text:tab/><text:tab/>return;</text:p>
      <text:p text:style-name="P29"><text:tab/><text:tab/><text:tab/>else if(n == 0)</text:p>
      <text:p text:style-name="P29"><text:tab/><text:tab/><text:tab/><text:tab/>k++;</text:p>
      <text:p text:style-name="P29"><text:tab/><text:tab/><text:tab/></text:p>
      <text:p text:style-name="P29"><text:tab/><text:tab/><text:tab/>if(send(client_fd, &amp;n, sizeof(int), 0) &lt; 0) {</text:p>
      <text:p text:style-name="P29"><text:tab/><text:tab/><text:tab/><text:tab/>printf("Send failed!\n");</text:p>
      <text:p text:style-name="P29"><text:tab/><text:tab/><text:tab/><text:tab/>exit(1);</text:p>
      <text:p text:style-name="P29"><text:tab/><text:tab/><text:tab/>} else {</text:p>
      <text:p text:style-name="P29"><text:tab/><text:tab/><text:tab/><text:tab/>printf("Sent packet %d: %d\n", k, n);</text:p>
      <text:p text:style-name="P29"><text:tab/><text:tab/><text:tab/>}</text:p>
      <text:p text:style-name="P29"><text:tab/><text:tab/>}</text:p>
      <text:p text:style-name="P29"><text:tab/><text:tab/></text:p>
      <text:p text:style-name="P29"><text:soft-page-break/><text:tab/><text:tab/>sleep(1);</text:p>
      <text:p text:style-name="P29"><text:tab/>}</text:p>
      <text:p text:style-name="P29">}</text:p>
      <text:p text:style-name="P29"/>
      <text:p text:style-name="P29">void main(int argc, char* argv[]) {</text:p>
      <text:p text:style-name="P29"><text:tab/>int <text:s/>client_fd;</text:p>
      <text:p text:style-name="P29"><text:tab/>struct sockaddr_in serv_addr;</text:p>
      <text:p text:style-name="P29"><text:tab/>client_fd = socket(AF_INET, SOCK_STREAM, 0);</text:p>
      <text:p text:style-name="P29"><text:tab/></text:p>
      <text:p text:style-name="P29"><text:tab/>if(client_fd &lt; 0) {</text:p>
      <text:p text:style-name="P29"><text:tab/><text:tab/>printf("Socket creation failed!\n");</text:p>
      <text:p text:style-name="P29"><text:tab/><text:tab/>exit(1);</text:p>
      <text:p text:style-name="P29"><text:tab/>}</text:p>
      <text:p text:style-name="P29"><text:tab/></text:p>
      <text:p text:style-name="P29"><text:tab/>serv_addr.sin_family = AF_INET;</text:p>
      <text:p text:style-name="P29"><text:tab/>serv_addr.sin_addr.s_addr = INADDR_ANY;</text:p>
      <text:p text:style-name="P29"><text:tab/>serv_addr.sin_port = htons(5000);</text:p>
      <text:p text:style-name="P29"><text:tab/></text:p>
      <text:p text:style-name="P29"><text:tab/>if(connect(client_fd, (struct sockaddr*) &amp;serv_addr, sizeof(serv_addr)) &lt; 0) {</text:p>
      <text:p text:style-name="P29"><text:tab/><text:tab/>printf("Connection failed!\n");</text:p>
      <text:p text:style-name="P29"><text:tab/><text:tab/>exit(1);</text:p>
      <text:p text:style-name="P29"><text:tab/>}</text:p>
      <text:p text:style-name="P29"><text:tab/></text:p>
      <text:p text:style-name="P29"><text:tab/>queue q;</text:p>
      <text:p text:style-name="P29"><text:tab/>int num, size;</text:p>
      <text:p text:style-name="P29"><text:tab/></text:p>
      <text:p text:style-name="P29"><text:tab/>printf("Enter bucket size: ");</text:p>
      <text:p text:style-name="P29"><text:tab/>scanf("%d", &amp;size);</text:p>
      <text:p text:style-name="P29"><text:tab/></text:p>
      <text:p text:style-name="P29"><text:tab/>initQueue(&amp;q, size);</text:p>
      <text:p text:style-name="P29"><text:tab/></text:p>
      <text:p text:style-name="P29"><text:tab/>printf("Enter packet size to send per second: ");</text:p>
      <text:p text:style-name="P29"><text:tab/>scanf("%d", &amp;size);</text:p>
      <text:p text:style-name="P29"><text:tab/></text:p>
      <text:p text:style-name="P29"><text:tab/>while(1) {</text:p>
      <text:p text:style-name="P29"><text:tab/><text:tab/>printf("\nEnter number of packets to send: ");</text:p>
      <text:p text:style-name="P29"><text:tab/><text:tab/>scanf("%d", &amp;num);</text:p>
      <text:p text:style-name="P29"><text:tab/><text:tab/></text:p>
      <text:p text:style-name="P29"><text:tab/><text:tab/>int packets[num];</text:p>
      <text:p text:style-name="P29"><text:tab/><text:tab/></text:p>
      <text:p text:style-name="P29"><text:tab/><text:tab/>for(int i = 0; i &lt; num; i++) {</text:p>
      <text:p text:style-name="P29"><text:tab/><text:tab/><text:tab/>printf("Enter packet %d size: ", i + 1);</text:p>
      <text:p text:style-name="P29"><text:tab/><text:tab/><text:tab/>scanf("%d", &amp;packets[i]);</text:p>
      <text:p text:style-name="P29"><text:tab/><text:tab/>}</text:p>
      <text:p text:style-name="P29"><text:tab/><text:tab/></text:p>
      <text:p text:style-name="P29"><text:soft-page-break/><text:tab/><text:tab/>for(int i = 0; i &lt; num; i++) {</text:p>
      <text:p text:style-name="P29"><text:tab/><text:tab/><text:tab/>if(q.REMAINING &lt; packets[i]) {</text:p>
      <text:p text:style-name="P29"><text:tab/><text:tab/><text:tab/><text:tab/>printf("\nBucket full! Packet %d rejected!\n", i + 1);</text:p>
      <text:p text:style-name="P29"><text:tab/><text:tab/><text:tab/><text:tab/>continue;</text:p>
      <text:p text:style-name="P29"><text:tab/><text:tab/><text:tab/>}</text:p>
      <text:p text:style-name="P29"><text:tab/><text:tab/><text:tab/></text:p>
      <text:p text:style-name="P29"><text:tab/><text:tab/><text:tab/>for(int j = 0; j &lt; packets[i]; j++) {</text:p>
      <text:p text:style-name="P29"><text:tab/><text:tab/><text:tab/><text:tab/>enqueue(&amp;q, j);</text:p>
      <text:p text:style-name="P29"><text:tab/><text:tab/><text:tab/><text:tab/>q.REMAINING--;</text:p>
      <text:p text:style-name="P29"><text:tab/><text:tab/><text:tab/>}</text:p>
      <text:p text:style-name="P29"><text:tab/><text:tab/>}</text:p>
      <text:p text:style-name="P29"><text:tab/><text:tab/></text:p>
      <text:p text:style-name="P29"><text:tab/><text:tab/>sendData(client_fd, &amp;q, size);</text:p>
      <text:p text:style-name="P29"><text:tab/>}</text:p>
      <text:p text:style-name="P29"><text:tab/></text:p>
      <text:p text:style-name="P29"><text:tab/>close(client_fd);</text:p>
      <text:p text:style-name="P29">}</text:p>
      <text:p text:style-name="P29"/>
      <text:p text:style-name="P50">Output:</text:p>
      <text:p text:style-name="P50"/>
      <text:p text:style-name="P50">server.c</text:p>
      <text:p text:style-name="P29">suraj@SURA:~/Desktop/NP LAB/CYCLE 2/exp6$ gcc server.c</text:p>
      <text:p text:style-name="P29">suraj@SURA:~/Desktop/NP LAB/CYCLE 2/exp6$ ./a.out</text:p>
      <text:p text:style-name="P29">Received: 0</text:p>
      <text:p text:style-name="P29">Received: 1</text:p>
      <text:p text:style-name="P29">Received: 2</text:p>
      <text:p text:style-name="P29">Received: 3</text:p>
      <text:p text:style-name="P29">Received: 0</text:p>
      <text:p text:style-name="P29">Received: 1</text:p>
      <text:p text:style-name="P29">Received: 2</text:p>
      <text:p text:style-name="P29">Received: 3</text:p>
      <text:p text:style-name="P29">Received: 4</text:p>
      <text:p text:style-name="P29">Received: 0</text:p>
      <text:p text:style-name="P29">Receive complete!</text:p>
      <text:p text:style-name="P29"/>
      <text:p text:style-name="P50">client.c</text:p>
      <text:p text:style-name="P29">suraj@SURA:~/Desktop/NP LAB/CYCLE 2/exp6$ gcc client.c</text:p>
      <text:p text:style-name="P29">suraj@SURA:~/Desktop/NP LAB/CYCLE 2/exp6$ ./a.out</text:p>
      <text:p text:style-name="P29">Enter bucket size: 10</text:p>
      <text:p text:style-name="P29">Enter packet size to send per second: 3</text:p>
      <text:p text:style-name="P29"/>
      <text:p text:style-name="P29">Enter number of packets to send: 5</text:p>
      <text:p text:style-name="P29">Enter packet 1 size: 4</text:p>
      <text:p text:style-name="P29">Enter packet 2 size: 5</text:p>
      <text:p text:style-name="P29">Enter packet 3 size: 2</text:p>
      <text:p text:style-name="P29"><text:soft-page-break/>Enter packet 4 size: 3</text:p>
      <text:p text:style-name="P29">Enter packet 5 size: 1</text:p>
      <text:p text:style-name="P29"/>
      <text:p text:style-name="P29">Bucket full! Packet 3 rejected!</text:p>
      <text:p text:style-name="P29"/>
      <text:p text:style-name="P29">Bucket full! Packet 4 rejected!</text:p>
      <text:p text:style-name="P29"/>
      <text:p text:style-name="P29">Sent packet 1: 0</text:p>
      <text:p text:style-name="P29">Sent packet 1: 1</text:p>
      <text:p text:style-name="P29">Sent packet 1: 2</text:p>
      <text:p text:style-name="P29"/>
      <text:p text:style-name="P29">Sent packet 1: 3</text:p>
      <text:p text:style-name="P29">Sent packet 2: 0</text:p>
      <text:p text:style-name="P29">Sent packet 2: 1</text:p>
      <text:p text:style-name="P29"/>
      <text:p text:style-name="P29">Sent packet 2: 2</text:p>
      <text:p text:style-name="P29">Sent packet 2: 3</text:p>
      <text:p text:style-name="P29">Sent packet 2: 4</text:p>
      <text:p text:style-name="P29"/>
      <text:p text:style-name="P29">Sent packet 3: 0</text:p>
      <text:p text:style-name="P29"/>
      <text:p text:style-name="P29">Enter number of packets to send: ^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23:19:52.140680078</meta:creation-date>
    <dc:date>2024-07-01T10:59:02.889492505</dc:date>
    <meta:editing-duration>PT8M3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0" meta:paragraph-count="2170" meta:word-count="4169" meta:character-count="38636" meta:non-whitespace-character-count="33602"/>
  </office:meta>
</office:document-meta>
</file>